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Kosarak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Execução Estática</text:p>
          </table:table-cell>
          <table:table-cell table:style-name="ce1" office:value-type="string" calcext:value-type="string">
            <text:p>Execução Estática – Média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10 Janelas</text:p>
          </table:table-cell>
          <table:covered-table-cell table:number-columns-repeated="4" table:style-name="ce1"/>
          <table:table-cell/>
          <table:table-cell table:style-name="ce4" office:value-type="string" calcext:value-type="string" table:number-columns-spanned="5" table:number-rows-spanned="1">
            <text:p>30 Janelas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50 Janelas</text:p>
          </table:table-cell>
          <table:covered-table-cell table:number-columns-repeated="4" table:style-name="ce1"/>
        </table:table-row>
        <table:table-row table:style-name="ro1">
          <table:table-cell office:value-type="float" office:value="92.8715772628784" calcext:value-type="float">
            <text:p>92,8715772628784</text:p>
          </table:table-cell>
          <table:table-cell table:formula="of:=SUM([.A2:.A34]) / COUNTA([.A2:.A34])" office:value-type="float" office:value="93.0693952098038" calcext:value-type="float">
            <text:p>93,0693952098038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float" office:value="106.106749773026" calcext:value-type="float">
            <text:p>106,106749773026</text:p>
          </table:table-cell>
          <table:table-cell table:number-columns-repeated="3"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1.7357385158539" calcext:value-type="float">
            <text:p>11,7357385158539</text:p>
          </table:table-cell>
          <table:table-cell office:value-type="float" office:value="10.6982376141982" calcext:value-type="float">
            <text:p>10,6982376141982</text:p>
          </table:table-cell>
          <table:table-cell office:value-type="float" office:value="10.1783807277679" calcext:value-type="float">
            <text:p>10,178380727767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66728639602661" calcext:value-type="float">
            <text:p>3,66728639602661</text:p>
          </table:table-cell>
          <table:table-cell office:value-type="float" office:value="3.37493166056546" calcext:value-type="float">
            <text:p>3,37493166056546</text:p>
          </table:table-cell>
          <table:table-cell office:value-type="float" office:value="3.13564300537109" calcext:value-type="float">
            <text:p>3,13564300537109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2.42130613327026" calcext:value-type="float">
            <text:p>2,42130613327026</text:p>
          </table:table-cell>
          <table:table-cell office:value-type="float" office:value="2.07467761906711" calcext:value-type="float">
            <text:p>2,07467761906711</text:p>
          </table:table-cell>
          <table:table-cell office:value-type="float" office:value="1.88695287704468" calcext:value-type="float">
            <text:p>1,88695287704468</text:p>
          </table:table-cell>
        </table:table-row>
        <table:table-row table:style-name="ro1">
          <table:table-cell office:value-type="float" office:value="97.9092562198639" calcext:value-type="float">
            <text:p>97,9092562198639</text:p>
          </table:table-cell>
          <table:table-cell table:number-columns-repeated="3"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13.7558493614197" calcext:value-type="float">
            <text:p>13,7558493614197</text:p>
          </table:table-cell>
          <table:table-cell office:value-type="float" office:value="8.72569218548862" calcext:value-type="float">
            <text:p>8,72569218548862</text:p>
          </table:table-cell>
          <table:table-cell office:value-type="float" office:value="7.97925925254822" calcext:value-type="float">
            <text:p>7,9792592525482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3.21310901641846" calcext:value-type="float">
            <text:p>3,21310901641846</text:p>
          </table:table-cell>
          <table:table-cell office:value-type="float" office:value="2.95577270334417" calcext:value-type="float">
            <text:p>2,95577270334417</text:p>
          </table:table-cell>
          <table:table-cell office:value-type="float" office:value="2.80894708633423" calcext:value-type="float">
            <text:p>2,80894708633423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57316732406616" calcext:value-type="float">
            <text:p>2,57316732406616</text:p>
          </table:table-cell>
          <table:table-cell office:value-type="float" office:value="2.2632794380188" calcext:value-type="float">
            <text:p>2,2632794380188</text:p>
          </table:table-cell>
          <table:table-cell office:value-type="float" office:value="2.08656024932861" calcext:value-type="float">
            <text:p>2,08656024932861</text:p>
          </table:table-cell>
        </table:table-row>
        <table:table-row table:style-name="ro1">
          <table:table-cell office:value-type="float" office:value="91.8324773311615" calcext:value-type="float">
            <text:p>91,8324773311615</text:p>
          </table:table-cell>
          <table:table-cell table:number-columns-repeated="3"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5.8868634700775" calcext:value-type="float">
            <text:p>15,8868634700775</text:p>
          </table:table-cell>
          <table:table-cell office:value-type="float" office:value="11.4698823582042" calcext:value-type="float">
            <text:p>11,4698823582042</text:p>
          </table:table-cell>
          <table:table-cell office:value-type="float" office:value="10.5686082839966" calcext:value-type="float">
            <text:p>10,568608283996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80283117294312" calcext:value-type="float">
            <text:p>3,80283117294312</text:p>
          </table:table-cell>
          <table:table-cell office:value-type="float" office:value="3.42552243579518" calcext:value-type="float">
            <text:p>3,42552243579518</text:p>
          </table:table-cell>
          <table:table-cell office:value-type="float" office:value="3.15060329437256" calcext:value-type="float">
            <text:p>3,15060329437256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2.32574248313904" calcext:value-type="float">
            <text:p>2,32574248313904</text:p>
          </table:table-cell>
          <table:table-cell office:value-type="float" office:value="2.02977312694896" calcext:value-type="float">
            <text:p>2,02977312694896</text:p>
          </table:table-cell>
          <table:table-cell office:value-type="float" office:value="1.84839296340942" calcext:value-type="float">
            <text:p>1,84839296340942</text:p>
          </table:table-cell>
        </table:table-row>
        <table:table-row table:style-name="ro1">
          <table:table-cell office:value-type="float" office:value="94.7794060707092" calcext:value-type="float">
            <text:p>94,7794060707092</text:p>
          </table:table-cell>
          <table:table-cell table:number-columns-repeated="3"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11.2189338207245" calcext:value-type="float">
            <text:p>11,2189338207245</text:p>
          </table:table-cell>
          <table:table-cell office:value-type="float" office:value="9.98908534916964" calcext:value-type="float">
            <text:p>9,98908534916964</text:p>
          </table:table-cell>
          <table:table-cell office:value-type="float" office:value="9.50703406333923" calcext:value-type="float">
            <text:p>9,5070340633392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3.23774433135986" calcext:value-type="float">
            <text:p>3,23774433135986</text:p>
          </table:table-cell>
          <table:table-cell office:value-type="float" office:value="2.92946189100092" calcext:value-type="float">
            <text:p>2,92946189100092</text:p>
          </table:table-cell>
          <table:table-cell office:value-type="float" office:value="2.72889471054077" calcext:value-type="float">
            <text:p>2,72889471054077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2.22124457359314" calcext:value-type="float">
            <text:p>2,22124457359314</text:p>
          </table:table-cell>
          <table:table-cell office:value-type="float" office:value="2.00123637372797" calcext:value-type="float">
            <text:p>2,00123637372797</text:p>
          </table:table-cell>
          <table:table-cell office:value-type="float" office:value="1.84062886238098" calcext:value-type="float">
            <text:p>1,84062886238098</text:p>
          </table:table-cell>
        </table:table-row>
        <table:table-row table:style-name="ro1">
          <table:table-cell office:value-type="float" office:value="92.8998124599457" calcext:value-type="float">
            <text:p>92,8998124599457</text:p>
          </table:table-cell>
          <table:table-cell table:number-columns-repeated="3"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10.6396327018738" calcext:value-type="float">
            <text:p>10,6396327018738</text:p>
          </table:table-cell>
          <table:table-cell office:value-type="float" office:value="9.21944782950661" calcext:value-type="float">
            <text:p>9,21944782950661</text:p>
          </table:table-cell>
          <table:table-cell office:value-type="float" office:value="8.55726885795593" calcext:value-type="float">
            <text:p>8,5572688579559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3.31012201309204" calcext:value-type="float">
            <text:p>3,31012201309204</text:p>
          </table:table-cell>
          <table:table-cell office:value-type="float" office:value="3.09971646829085" calcext:value-type="float">
            <text:p>3,09971646829085</text:p>
          </table:table-cell>
          <table:table-cell office:value-type="float" office:value="2.92058801651001" calcext:value-type="float">
            <text:p>2,92058801651001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3.08041191101074" calcext:value-type="float">
            <text:p>3,08041191101074</text:p>
          </table:table-cell>
          <table:table-cell office:value-type="float" office:value="2.77756203304638" calcext:value-type="float">
            <text:p>2,77756203304638</text:p>
          </table:table-cell>
          <table:table-cell office:value-type="float" office:value="2.44286775588989" calcext:value-type="float">
            <text:p>2,44286775588989</text:p>
          </table:table-cell>
        </table:table-row>
        <table:table-row table:style-name="ro1">
          <table:table-cell office:value-type="float" office:value="91.4844570159912" calcext:value-type="float">
            <text:p>91,4844570159912</text:p>
          </table:table-cell>
          <table:table-cell table:number-columns-repeated="3"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10.9831702709198" calcext:value-type="float">
            <text:p>10,9831702709198</text:p>
          </table:table-cell>
          <table:table-cell office:value-type="float" office:value="10.2756018421867" calcext:value-type="float">
            <text:p>10,2756018421867</text:p>
          </table:table-cell>
          <table:table-cell office:value-type="float" office:value="9.72085404396057" calcext:value-type="float">
            <text:p>9,7208540439605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65137910842895" calcext:value-type="float">
            <text:p>2,65137910842895</text:p>
          </table:table-cell>
          <table:table-cell office:value-type="float" office:value="2.54517238790339" calcext:value-type="float">
            <text:p>2,54517238790339</text:p>
          </table:table-cell>
          <table:table-cell office:value-type="float" office:value="2.3746485710144" calcext:value-type="float">
            <text:p>2,3746485710144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2.08032464981079" calcext:value-type="float">
            <text:p>2,08032464981079</text:p>
          </table:table-cell>
          <table:table-cell office:value-type="float" office:value="1.93970613046126" calcext:value-type="float">
            <text:p>1,93970613046126</text:p>
          </table:table-cell>
          <table:table-cell office:value-type="float" office:value="1.76145815849304" calcext:value-type="float">
            <text:p>1,76145815849304</text:p>
          </table:table-cell>
        </table:table-row>
        <table:table-row table:style-name="ro1">
          <table:table-cell office:value-type="float" office:value="91.3052272796631" calcext:value-type="float">
            <text:p>91,3052272796631</text:p>
          </table:table-cell>
          <table:table-cell table:number-columns-repeated="3"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10.7097568511963" calcext:value-type="float">
            <text:p>10,7097568511963</text:p>
          </table:table-cell>
          <table:table-cell office:value-type="float" office:value="9.28901789405129" calcext:value-type="float">
            <text:p>9,28901789405129</text:p>
          </table:table-cell>
          <table:table-cell office:value-type="float" office:value="8.71282911300659" calcext:value-type="float">
            <text:p>8,7128291130065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3.52239036560059" calcext:value-type="float">
            <text:p>3,52239036560059</text:p>
          </table:table-cell>
          <table:table-cell office:value-type="float" office:value="2.99409437179565" calcext:value-type="float">
            <text:p>2,99409437179565</text:p>
          </table:table-cell>
          <table:table-cell office:value-type="float" office:value="2.63904547691345" calcext:value-type="float">
            <text:p>2,63904547691345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2518949508667" calcext:value-type="float">
            <text:p>2,2518949508667</text:p>
          </table:table-cell>
          <table:table-cell office:value-type="float" office:value="2.07546875693581" calcext:value-type="float">
            <text:p>2,07546875693581</text:p>
          </table:table-cell>
          <table:table-cell office:value-type="float" office:value="1.82762956619263" calcext:value-type="float">
            <text:p>1,82762956619263</text:p>
          </table:table-cell>
        </table:table-row>
        <table:table-row table:style-name="ro1">
          <table:table-cell office:value-type="float" office:value="91.7706439495087" calcext:value-type="float">
            <text:p>91,7706439495087</text:p>
          </table:table-cell>
          <table:table-cell table:number-columns-repeated="3"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10.2360842227936" calcext:value-type="float">
            <text:p>10,2360842227936</text:p>
          </table:table-cell>
          <table:table-cell office:value-type="float" office:value="9.65631701729514" calcext:value-type="float">
            <text:p>9,65631701729514</text:p>
          </table:table-cell>
          <table:table-cell office:value-type="float" office:value="9.31010675430298" calcext:value-type="float">
            <text:p>9,3101067543029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5.03758144378662" calcext:value-type="float">
            <text:p>5,03758144378662</text:p>
          </table:table-cell>
          <table:table-cell office:value-type="float" office:value="4.60763229023327" calcext:value-type="float">
            <text:p>4,60763229023327</text:p>
          </table:table-cell>
          <table:table-cell office:value-type="float" office:value="4.25875306129456" calcext:value-type="float">
            <text:p>4,25875306129456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2.51729607582092" calcext:value-type="float">
            <text:p>2,51729607582092</text:p>
          </table:table-cell>
          <table:table-cell office:value-type="float" office:value="1.94304609298706" calcext:value-type="float">
            <text:p>1,94304609298706</text:p>
          </table:table-cell>
          <table:table-cell office:value-type="float" office:value="1.7393491268158" calcext:value-type="float">
            <text:p>1,7393491268158</text:p>
          </table:table-cell>
        </table:table-row>
        <table:table-row table:style-name="ro1">
          <table:table-cell office:value-type="float" office:value="91.4053087234497" calcext:value-type="float">
            <text:p>91,4053087234497</text:p>
          </table:table-cell>
          <table:table-cell table:number-columns-repeated="3"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10.0378973484039" calcext:value-type="float">
            <text:p>10,0378973484039</text:p>
          </table:table-cell>
          <table:table-cell office:value-type="float" office:value="9.11268546364524" calcext:value-type="float">
            <text:p>9,11268546364524</text:p>
          </table:table-cell>
          <table:table-cell office:value-type="float" office:value="8.73524713516235" calcext:value-type="float">
            <text:p>8,7352471351623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41115403175354" calcext:value-type="float">
            <text:p>3,41115403175354</text:p>
          </table:table-cell>
          <table:table-cell office:value-type="float" office:value="3.15333672003313" calcext:value-type="float">
            <text:p>3,15333672003313</text:p>
          </table:table-cell>
          <table:table-cell office:value-type="float" office:value="2.91824841499329" calcext:value-type="float">
            <text:p>2,91824841499329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2.20563864707947" calcext:value-type="float">
            <text:p>2,20563864707947</text:p>
          </table:table-cell>
          <table:table-cell office:value-type="float" office:value="1.93610910935836" calcext:value-type="float">
            <text:p>1,93610910935836</text:p>
          </table:table-cell>
          <table:table-cell office:value-type="float" office:value="1.76782536506653" calcext:value-type="float">
            <text:p>1,76782536506653</text:p>
          </table:table-cell>
        </table:table-row>
        <table:table-row table:style-name="ro1">
          <table:table-cell office:value-type="float" office:value="92.9596421718597" calcext:value-type="float">
            <text:p>92,9596421718597</text:p>
          </table:table-cell>
          <table:table-cell table:number-columns-repeated="3"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9.3264057636261" calcext:value-type="float">
            <text:p>9,3264057636261</text:p>
          </table:table-cell>
          <table:table-cell office:value-type="float" office:value="8.9827488118952" calcext:value-type="float">
            <text:p>8,9827488118952</text:p>
          </table:table-cell>
          <table:table-cell office:value-type="float" office:value="8.73474478721619" calcext:value-type="float">
            <text:p>8,7347447872161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57800555229187" calcext:value-type="float">
            <text:p>3,57800555229187</text:p>
          </table:table-cell>
          <table:table-cell office:value-type="float" office:value="3.40188700502569" calcext:value-type="float">
            <text:p>3,40188700502569</text:p>
          </table:table-cell>
          <table:table-cell office:value-type="float" office:value="3.26115560531616" calcext:value-type="float">
            <text:p>3,26115560531616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29896688461304" calcext:value-type="float">
            <text:p>2,29896688461304</text:p>
          </table:table-cell>
          <table:table-cell office:value-type="float" office:value="2.10913075100292" calcext:value-type="float">
            <text:p>2,10913075100292</text:p>
          </table:table-cell>
          <table:table-cell office:value-type="float" office:value="1.88199520111084" calcext:value-type="float">
            <text:p>1,88199520111084</text:p>
          </table:table-cell>
        </table:table-row>
        <table:table-row table:style-name="ro1">
          <table:table-cell office:value-type="float" office:value="91.9319980144501" calcext:value-type="float">
            <text:p>91,931998014450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14.530332326889" calcext:value-type="float">
            <text:p>114,530332326889</text:p>
          </table:table-cell>
          <table:table-cell table:formula="of:=SUM([.H3:.H12])" office:value-type="float" office:value="97.4187163656408" calcext:value-type="float">
            <text:p>97,4187163656408</text:p>
          </table:table-cell>
          <table:table-cell table:formula="of:=SUM([.I3:.I12])" office:value-type="float" office:value="92.0043330192565" calcext:value-type="float">
            <text:p>92,004333019256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95754098892212" calcext:value-type="float">
            <text:p>2,95754098892212</text:p>
          </table:table-cell>
          <table:table-cell office:value-type="float" office:value="2.73705293915489" calcext:value-type="float">
            <text:p>2,73705293915489</text:p>
          </table:table-cell>
          <table:table-cell office:value-type="float" office:value="2.57672262191772" calcext:value-type="float">
            <text:p>2,57672262191772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2.39230489730835" calcext:value-type="float">
            <text:p>2,39230489730835</text:p>
          </table:table-cell>
          <table:table-cell office:value-type="float" office:value="1.95955605940385" calcext:value-type="float">
            <text:p>1,95955605940385</text:p>
          </table:table-cell>
          <table:table-cell office:value-type="float" office:value="1.7772057056427" calcext:value-type="float">
            <text:p>1,7772057056427</text:p>
          </table:table-cell>
        </table:table-row>
        <table:table-row table:style-name="ro1">
          <table:table-cell office:value-type="float" office:value="88.8416836261749" calcext:value-type="float">
            <text:p>88,8416836261749</text:p>
          </table:table-cell>
          <table:table-cell table:number-columns-repeated="9"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4.4725124835968" calcext:value-type="float">
            <text:p>4,4725124835968</text:p>
          </table:table-cell>
          <table:table-cell office:value-type="float" office:value="3.98852593248541" calcext:value-type="float">
            <text:p>3,98852593248541</text:p>
          </table:table-cell>
          <table:table-cell office:value-type="float" office:value="3.66454982757568" calcext:value-type="float">
            <text:p>3,66454982757568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2.58054232597351" calcext:value-type="float">
            <text:p>2,58054232597351</text:p>
          </table:table-cell>
          <table:table-cell office:value-type="float" office:value="2.11760403893211" calcext:value-type="float">
            <text:p>2,11760403893211</text:p>
          </table:table-cell>
          <table:table-cell office:value-type="float" office:value="1.83805704116821" calcext:value-type="float">
            <text:p>1,83805704116821</text:p>
          </table:table-cell>
        </table:table-row>
        <table:table-row table:style-name="ro1">
          <table:table-cell office:value-type="float" office:value="92.5946681499481" calcext:value-type="float">
            <text:p>92,5946681499481</text:p>
          </table:table-cell>
          <table:table-cell table:number-columns-repeated="9"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48111248016357" calcext:value-type="float">
            <text:p>3,48111248016357</text:p>
          </table:table-cell>
          <table:table-cell office:value-type="float" office:value="3.28017258644104" calcext:value-type="float">
            <text:p>3,28017258644104</text:p>
          </table:table-cell>
          <table:table-cell office:value-type="float" office:value="3.09871363639832" calcext:value-type="float">
            <text:p>3,09871363639832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4.08023023605347" calcext:value-type="float">
            <text:p>4,08023023605347</text:p>
          </table:table-cell>
          <table:table-cell office:value-type="float" office:value="3.42390918731689" calcext:value-type="float">
            <text:p>3,42390918731689</text:p>
          </table:table-cell>
          <table:table-cell office:value-type="float" office:value="3.0359058380127" calcext:value-type="float">
            <text:p>3,0359058380127</text:p>
          </table:table-cell>
        </table:table-row>
        <table:table-row table:style-name="ro1">
          <table:table-cell office:value-type="float" office:value="93.1493711471558" calcext:value-type="float">
            <text:p>93,1493711471558</text:p>
          </table:table-cell>
          <table:table-cell table:number-columns-repeated="9"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98458957672119" calcext:value-type="float">
            <text:p>2,98458957672119</text:p>
          </table:table-cell>
          <table:table-cell office:value-type="float" office:value="2.75880566510287" calcext:value-type="float">
            <text:p>2,75880566510287</text:p>
          </table:table-cell>
          <table:table-cell office:value-type="float" office:value="2.63236451148987" calcext:value-type="float">
            <text:p>2,63236451148987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53416132926941" calcext:value-type="float">
            <text:p>2,53416132926941</text:p>
          </table:table-cell>
          <table:table-cell office:value-type="float" office:value="2.28762063113126" calcext:value-type="float">
            <text:p>2,28762063113126</text:p>
          </table:table-cell>
          <table:table-cell office:value-type="float" office:value="2.16284203529358" calcext:value-type="float">
            <text:p>2,16284203529358</text:p>
          </table:table-cell>
        </table:table-row>
        <table:table-row table:style-name="ro1">
          <table:table-cell office:value-type="float" office:value="92.4632325172424" calcext:value-type="float">
            <text:p>92,4632325172424</text:p>
          </table:table-cell>
          <table:table-cell table:number-columns-repeated="9"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41542911529541" calcext:value-type="float">
            <text:p>3,41542911529541</text:p>
          </table:table-cell>
          <table:table-cell office:value-type="float" office:value="3.30349183082581" calcext:value-type="float">
            <text:p>3,30349183082581</text:p>
          </table:table-cell>
          <table:table-cell office:value-type="float" office:value="3.12667036056519" calcext:value-type="float">
            <text:p>3,12667036056519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2.17363524436951" calcext:value-type="float">
            <text:p>2,17363524436951</text:p>
          </table:table-cell>
          <table:table-cell office:value-type="float" office:value="1.96911213614724" calcext:value-type="float">
            <text:p>1,96911213614724</text:p>
          </table:table-cell>
          <table:table-cell office:value-type="float" office:value="1.76026439666748" calcext:value-type="float">
            <text:p>1,76026439666748</text:p>
          </table:table-cell>
        </table:table-row>
        <table:table-row table:style-name="ro1">
          <table:table-cell office:value-type="float" office:value="88.4912686347962" calcext:value-type="float">
            <text:p>88,4912686347962</text:p>
          </table:table-cell>
          <table:table-cell table:number-columns-repeated="9"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4.74448037147522" calcext:value-type="float">
            <text:p>4,74448037147522</text:p>
          </table:table-cell>
          <table:table-cell office:value-type="float" office:value="3.94392280145125" calcext:value-type="float">
            <text:p>3,94392280145125</text:p>
          </table:table-cell>
          <table:table-cell office:value-type="float" office:value="3.50463104248047" calcext:value-type="float">
            <text:p>3,50463104248047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46114039421082" calcext:value-type="float">
            <text:p>2,46114039421082</text:p>
          </table:table-cell>
          <table:table-cell office:value-type="float" office:value="2.29329273917458" calcext:value-type="float">
            <text:p>2,29329273917458</text:p>
          </table:table-cell>
          <table:table-cell office:value-type="float" office:value="2.02757883071899" calcext:value-type="float">
            <text:p>2,02757883071899</text:p>
          </table:table-cell>
        </table:table-row>
        <table:table-row table:style-name="ro1">
          <table:table-cell office:value-type="float" office:value="88.2342140674591" calcext:value-type="float">
            <text:p>88,2342140674591</text:p>
          </table:table-cell>
          <table:table-cell table:number-columns-repeated="9"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3.15214347839355" calcext:value-type="float">
            <text:p>3,15214347839355</text:p>
          </table:table-cell>
          <table:table-cell office:value-type="float" office:value="2.89459876580672" calcext:value-type="float">
            <text:p>2,89459876580672</text:p>
          </table:table-cell>
          <table:table-cell office:value-type="float" office:value="2.61600685119629" calcext:value-type="float">
            <text:p>2,61600685119629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81955504417419" calcext:value-type="float">
            <text:p>2,81955504417419</text:p>
          </table:table-cell>
          <table:table-cell office:value-type="float" office:value="2.65068483352661" calcext:value-type="float">
            <text:p>2,65068483352661</text:p>
          </table:table-cell>
          <table:table-cell office:value-type="float" office:value="2.47990083694458" calcext:value-type="float">
            <text:p>2,47990083694458</text:p>
          </table:table-cell>
        </table:table-row>
        <table:table-row table:style-name="ro1">
          <table:table-cell office:value-type="float" office:value="92.8415329456329" calcext:value-type="float">
            <text:p>92,8415329456329</text:p>
          </table:table-cell>
          <table:table-cell table:number-columns-repeated="9"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6442277431488" calcext:value-type="float">
            <text:p>3,6442277431488</text:p>
          </table:table-cell>
          <table:table-cell office:value-type="float" office:value="3.34598775343462" calcext:value-type="float">
            <text:p>3,34598775343462</text:p>
          </table:table-cell>
          <table:table-cell office:value-type="float" office:value="3.11211585998535" calcext:value-type="float">
            <text:p>3,11211585998535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97880268096924" calcext:value-type="float">
            <text:p>1,97880268096924</text:p>
          </table:table-cell>
          <table:table-cell office:value-type="float" office:value="1.69208561290394" calcext:value-type="float">
            <text:p>1,69208561290394</text:p>
          </table:table-cell>
          <table:table-cell office:value-type="float" office:value="1.55486965179443" calcext:value-type="float">
            <text:p>1,55486965179443</text:p>
          </table:table-cell>
        </table:table-row>
        <table:table-row table:style-name="ro1">
          <table:table-cell office:value-type="float" office:value="92.4137797355652" calcext:value-type="float">
            <text:p>92,4137797355652</text:p>
          </table:table-cell>
          <table:table-cell table:number-columns-repeated="9"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3.2974112033844" calcext:value-type="float">
            <text:p>3,2974112033844</text:p>
          </table:table-cell>
          <table:table-cell office:value-type="float" office:value="2.92210080406883" calcext:value-type="float">
            <text:p>2,92210080406883</text:p>
          </table:table-cell>
          <table:table-cell office:value-type="float" office:value="2.69659185409546" calcext:value-type="float">
            <text:p>2,69659185409546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95532941818237" calcext:value-type="float">
            <text:p>1,95532941818237</text:p>
          </table:table-cell>
          <table:table-cell office:value-type="float" office:value="1.63621390949596" calcext:value-type="float">
            <text:p>1,63621390949596</text:p>
          </table:table-cell>
          <table:table-cell office:value-type="float" office:value="1.50794100761414" calcext:value-type="float">
            <text:p>1,50794100761414</text:p>
          </table:table-cell>
        </table:table-row>
        <table:table-row table:style-name="ro1">
          <table:table-cell office:value-type="float" office:value="92.3312790393829" calcext:value-type="float">
            <text:p>92,3312790393829</text:p>
          </table:table-cell>
          <table:table-cell table:number-columns-repeated="9"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3.23868322372437" calcext:value-type="float">
            <text:p>3,23868322372437</text:p>
          </table:table-cell>
          <table:table-cell office:value-type="float" office:value="3.05965547128157" calcext:value-type="float">
            <text:p>3,05965547128157</text:p>
          </table:table-cell>
          <table:table-cell office:value-type="float" office:value="2.84438920021057" calcext:value-type="float">
            <text:p>2,84438920021057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3.00236248970032" calcext:value-type="float">
            <text:p>3,00236248970032</text:p>
          </table:table-cell>
          <table:table-cell office:value-type="float" office:value="2.68496099385348" calcext:value-type="float">
            <text:p>2,68496099385348</text:p>
          </table:table-cell>
          <table:table-cell office:value-type="float" office:value="2.45584511756897" calcext:value-type="float">
            <text:p>2,45584511756897</text:p>
          </table:table-cell>
        </table:table-row>
        <table:table-row table:style-name="ro1">
          <table:table-cell office:value-type="float" office:value="92.9463424682617" calcext:value-type="float">
            <text:p>92,9463424682617</text:p>
          </table:table-cell>
          <table:table-cell table:number-columns-repeated="9"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53241014480591" calcext:value-type="float">
            <text:p>3,53241014480591</text:p>
          </table:table-cell>
          <table:table-cell office:value-type="float" office:value="3.37676819888028" calcext:value-type="float">
            <text:p>3,37676819888028</text:p>
          </table:table-cell>
          <table:table-cell office:value-type="float" office:value="3.24717998504639" calcext:value-type="float">
            <text:p>3,24717998504639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2.62651610374451" calcext:value-type="float">
            <text:p>2,62651610374451</text:p>
          </table:table-cell>
          <table:table-cell office:value-type="float" office:value="2.12105666507374" calcext:value-type="float">
            <text:p>2,12105666507374</text:p>
          </table:table-cell>
          <table:table-cell office:value-type="float" office:value="1.82215714454651" calcext:value-type="float">
            <text:p>1,82215714454651</text:p>
          </table:table-cell>
        </table:table-row>
        <table:table-row table:style-name="ro1">
          <table:table-cell office:value-type="float" office:value="91.6326208114624" calcext:value-type="float">
            <text:p>91,6326208114624</text:p>
          </table:table-cell>
          <table:table-cell table:number-columns-repeated="9"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90557527542114" calcext:value-type="float">
            <text:p>2,90557527542114</text:p>
          </table:table-cell>
          <table:table-cell office:value-type="float" office:value="2.54959225654602" calcext:value-type="float">
            <text:p>2,54959225654602</text:p>
          </table:table-cell>
          <table:table-cell office:value-type="float" office:value="2.28688788414001" calcext:value-type="float">
            <text:p>2,28688788414001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58092164993286" calcext:value-type="float">
            <text:p>2,58092164993286</text:p>
          </table:table-cell>
          <table:table-cell office:value-type="float" office:value="2.30732115832242" calcext:value-type="float">
            <text:p>2,30732115832242</text:p>
          </table:table-cell>
          <table:table-cell office:value-type="float" office:value="2.12631368637085" calcext:value-type="float">
            <text:p>2,12631368637085</text:p>
          </table:table-cell>
        </table:table-row>
        <table:table-row table:style-name="ro1">
          <table:table-cell office:value-type="float" office:value="91.6717803478241" calcext:value-type="float">
            <text:p>91,6717803478241</text:p>
          </table:table-cell>
          <table:table-cell table:number-columns-repeated="9"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4.09169459342957" calcext:value-type="float">
            <text:p>4,09169459342957</text:p>
          </table:table-cell>
          <table:table-cell office:value-type="float" office:value="3.75104115226052" calcext:value-type="float">
            <text:p>3,75104115226052</text:p>
          </table:table-cell>
          <table:table-cell office:value-type="float" office:value="3.49568223953247" calcext:value-type="float">
            <text:p>3,49568223953247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2.39236497879028" calcext:value-type="float">
            <text:p>2,39236497879028</text:p>
          </table:table-cell>
          <table:table-cell office:value-type="float" office:value="2.08859127218073" calcext:value-type="float">
            <text:p>2,08859127218073</text:p>
          </table:table-cell>
          <table:table-cell office:value-type="float" office:value="1.90296387672424" calcext:value-type="float">
            <text:p>1,90296387672424</text:p>
          </table:table-cell>
        </table:table-row>
        <table:table-row table:style-name="ro1">
          <table:table-cell office:value-type="float" office:value="93.2774028778076" calcext:value-type="float">
            <text:p>93,2774028778076</text:p>
          </table:table-cell>
          <table:table-cell table:number-columns-repeated="9"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53117632865906" calcext:value-type="float">
            <text:p>3,53117632865906</text:p>
          </table:table-cell>
          <table:table-cell office:value-type="float" office:value="3.33836100318215" calcext:value-type="float">
            <text:p>3,33836100318215</text:p>
          </table:table-cell>
          <table:table-cell office:value-type="float" office:value="3.06567478179932" calcext:value-type="float">
            <text:p>3,06567478179932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2.40796279907227" calcext:value-type="float">
            <text:p>2,40796279907227</text:p>
          </table:table-cell>
          <table:table-cell office:value-type="float" office:value="2.09760594367981" calcext:value-type="float">
            <text:p>2,09760594367981</text:p>
          </table:table-cell>
          <table:table-cell office:value-type="float" office:value="1.89093518257141" calcext:value-type="float">
            <text:p>1,89093518257141</text:p>
          </table:table-cell>
        </table:table-row>
        <table:table-row table:style-name="ro1">
          <table:table-cell office:value-type="float" office:value="91.3432376384735" calcext:value-type="float">
            <text:p>91,3432376384735</text:p>
          </table:table-cell>
          <table:table-cell table:number-columns-repeated="9"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3.23715305328369" calcext:value-type="float">
            <text:p>3,23715305328369</text:p>
          </table:table-cell>
          <table:table-cell office:value-type="float" office:value="2.9733495278792" calcext:value-type="float">
            <text:p>2,9733495278792</text:p>
          </table:table-cell>
          <table:table-cell office:value-type="float" office:value="2.74706935882568" calcext:value-type="float">
            <text:p>2,74706935882568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29930782318115" calcext:value-type="float">
            <text:p>2,29930782318115</text:p>
          </table:table-cell>
          <table:table-cell office:value-type="float" office:value="2.12393099611456" calcext:value-type="float">
            <text:p>2,12393099611456</text:p>
          </table:table-cell>
          <table:table-cell office:value-type="float" office:value="1.9158763885498" calcext:value-type="float">
            <text:p>1,9158763885498</text:p>
          </table:table-cell>
        </table:table-row>
        <table:table-row table:style-name="ro1">
          <table:table-cell office:value-type="float" office:value="87.8991107940674" calcext:value-type="float">
            <text:p>87,8991107940674</text:p>
          </table:table-cell>
          <table:table-cell table:number-columns-repeated="9"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4.07837581634522" calcext:value-type="float">
            <text:p>4,07837581634522</text:p>
          </table:table-cell>
          <table:table-cell office:value-type="float" office:value="3.74450573054227" calcext:value-type="float">
            <text:p>3,74450573054227</text:p>
          </table:table-cell>
          <table:table-cell office:value-type="float" office:value="3.49571299552917" calcext:value-type="float">
            <text:p>3,49571299552917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50460600852966" calcext:value-type="float">
            <text:p>2,50460600852966</text:p>
          </table:table-cell>
          <table:table-cell office:value-type="float" office:value="2.33058415759693" calcext:value-type="float">
            <text:p>2,33058415759693</text:p>
          </table:table-cell>
          <table:table-cell office:value-type="float" office:value="2.17119288444519" calcext:value-type="float">
            <text:p>2,17119288444519</text:p>
          </table:table-cell>
        </table:table-row>
        <table:table-row table:style-name="ro1">
          <table:table-cell office:value-type="float" office:value="92.2145571708679" calcext:value-type="float">
            <text:p>92,2145571708679</text:p>
          </table:table-cell>
          <table:table-cell table:number-columns-repeated="9"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3.01557493209839" calcext:value-type="float">
            <text:p>3,01557493209839</text:p>
          </table:table-cell>
          <table:table-cell office:value-type="float" office:value="2.83808736367659" calcext:value-type="float">
            <text:p>2,83808736367659</text:p>
          </table:table-cell>
          <table:table-cell office:value-type="float" office:value="2.69304156303406" calcext:value-type="float">
            <text:p>2,69304156303406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90095448493958" calcext:value-type="float">
            <text:p>2,90095448493958</text:p>
          </table:table-cell>
          <table:table-cell office:value-type="float" office:value="2.4475828517567" calcext:value-type="float">
            <text:p>2,4475828517567</text:p>
          </table:table-cell>
          <table:table-cell office:value-type="float" office:value="2.3141872882843" calcext:value-type="float">
            <text:p>2,3141872882843</text:p>
          </table:table-cell>
        </table:table-row>
        <table:table-row table:style-name="ro1">
          <table:table-cell office:value-type="float" office:value="92.864586353302" calcext:value-type="float">
            <text:p>92,864586353302</text:p>
          </table:table-cell>
          <table:table-cell table:number-columns-repeated="9"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97914052009583" calcext:value-type="float">
            <text:p>2,97914052009583</text:p>
          </table:table-cell>
          <table:table-cell office:value-type="float" office:value="2.60824751853943" calcext:value-type="float">
            <text:p>2,60824751853943</text:p>
          </table:table-cell>
          <table:table-cell office:value-type="float" office:value="2.43017554283142" calcext:value-type="float">
            <text:p>2,43017554283142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2.17369675636291" calcext:value-type="float">
            <text:p>2,17369675636291</text:p>
          </table:table-cell>
          <table:table-cell office:value-type="float" office:value="1.813199671832" calcext:value-type="float">
            <text:p>1,813199671832</text:p>
          </table:table-cell>
          <table:table-cell office:value-type="float" office:value="1.61467933654785" calcext:value-type="float">
            <text:p>1,61467933654785</text:p>
          </table:table-cell>
        </table:table-row>
        <table:table-row table:style-name="ro1">
          <table:table-cell office:value-type="float" office:value="101.135890245438" calcext:value-type="float">
            <text:p>101,135890245438</text:p>
          </table:table-cell>
          <table:table-cell table:number-columns-repeated="9"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3.2021484375" calcext:value-type="float">
            <text:p>3,2021484375</text:p>
          </table:table-cell>
          <table:table-cell office:value-type="float" office:value="2.96374953876842" calcext:value-type="float">
            <text:p>2,96374953876842</text:p>
          </table:table-cell>
          <table:table-cell office:value-type="float" office:value="2.629967212677" calcext:value-type="float">
            <text:p>2,629967212677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7339940071106" calcext:value-type="float">
            <text:p>2,7339940071106</text:p>
          </table:table-cell>
          <table:table-cell office:value-type="float" office:value="2.23724564639005" calcext:value-type="float">
            <text:p>2,23724564639005</text:p>
          </table:table-cell>
          <table:table-cell office:value-type="float" office:value="2.04253745079041" calcext:value-type="float">
            <text:p>2,04253745079041</text:p>
          </table:table-cell>
        </table:table-row>
        <table:table-row table:style-name="ro1">
          <table:table-cell office:value-type="float" office:value="95.7158319950104" calcext:value-type="float">
            <text:p>95,7158319950104</text:p>
          </table:table-cell>
          <table:table-cell table:number-columns-repeated="9"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37267851829529" calcext:value-type="float">
            <text:p>3,37267851829529</text:p>
          </table:table-cell>
          <table:table-cell office:value-type="float" office:value="3.25031583959406" calcext:value-type="float">
            <text:p>3,25031583959406</text:p>
          </table:table-cell>
          <table:table-cell office:value-type="float" office:value="3.09284400939941" calcext:value-type="float">
            <text:p>3,09284400939941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2.20515632629395" calcext:value-type="float">
            <text:p>2,20515632629395</text:p>
          </table:table-cell>
          <table:table-cell office:value-type="float" office:value="2.04574214328419" calcext:value-type="float">
            <text:p>2,04574214328419</text:p>
          </table:table-cell>
          <table:table-cell office:value-type="float" office:value="1.93186593055725" calcext:value-type="float">
            <text:p>1,93186593055725</text:p>
          </table:table-cell>
        </table:table-row>
        <table:table-row table:style-name="ro1">
          <table:table-cell office:value-type="float" office:value="98.7742428779602" calcext:value-type="float">
            <text:p>98,7742428779602</text:p>
          </table:table-cell>
          <table:table-cell table:number-columns-repeated="9"/>
          <table:table-cell office:value-type="string" calcext:value-type="string">
            <text:p>Total</text:p>
          </table:table-cell>
          <table:table-cell/>
          <table:table-cell table:formula="of:=SUM([.M3:.M32])" office:value-type="float" office:value="104.765661716461" calcext:value-type="float">
            <text:p>104,765661716461</text:p>
          </table:table-cell>
          <table:table-cell table:formula="of:=SUM([.N3:.N32])" office:value-type="float" office:value="96.1158606139096" calcext:value-type="float">
            <text:p>96,1158606139096</text:p>
          </table:table-cell>
          <table:table-cell table:formula="of:=SUM([.O3:.O32])" office:value-type="float" office:value="89.2535185813904" calcext:value-type="float">
            <text:p>89,2535185813904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2.08102107048035" calcext:value-type="float">
            <text:p>2,08102107048035</text:p>
          </table:table-cell>
          <table:table-cell office:value-type="float" office:value="1.91993539983576" calcext:value-type="float">
            <text:p>1,91993539983576</text:p>
          </table:table-cell>
          <table:table-cell office:value-type="float" office:value="1.80619788169861" calcext:value-type="float">
            <text:p>1,80619788169861</text:p>
          </table:table-cell>
        </table:table-row>
        <table:table-row table:style-name="ro1">
          <table:table-cell office:value-type="float" office:value="93.1968522071838" calcext:value-type="float">
            <text:p>93,1968522071838</text:p>
          </table:table-cell>
          <table:table-cell table:number-columns-repeated="16"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28317332267761" calcext:value-type="float">
            <text:p>2,28317332267761</text:p>
          </table:table-cell>
          <table:table-cell office:value-type="float" office:value="2.08834643797441" calcext:value-type="float">
            <text:p>2,08834643797441</text:p>
          </table:table-cell>
          <table:table-cell office:value-type="float" office:value="1.89097476005554" calcext:value-type="float">
            <text:p>1,8909747600555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2.48641467094421" calcext:value-type="float">
            <text:p>2,48641467094421</text:p>
          </table:table-cell>
          <table:table-cell office:value-type="float" office:value="2.1394201408733" calcext:value-type="float">
            <text:p>2,1394201408733</text:p>
          </table:table-cell>
          <table:table-cell office:value-type="float" office:value="1.93684911727905" calcext:value-type="float">
            <text:p>1,9368491172790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39308929443359" calcext:value-type="float">
            <text:p>2,39308929443359</text:p>
          </table:table-cell>
          <table:table-cell office:value-type="float" office:value="2.12645688923923" calcext:value-type="float">
            <text:p>2,12645688923923</text:p>
          </table:table-cell>
          <table:table-cell office:value-type="float" office:value="1.98277735710144" calcext:value-type="float">
            <text:p>1,9827773571014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64767813682556" calcext:value-type="float">
            <text:p>2,64767813682556</text:p>
          </table:table-cell>
          <table:table-cell office:value-type="float" office:value="2.2733941078186" calcext:value-type="float">
            <text:p>2,2733941078186</text:p>
          </table:table-cell>
          <table:table-cell office:value-type="float" office:value="2.05921936035156" calcext:value-type="float">
            <text:p>2,0592193603515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42578887939453" calcext:value-type="float">
            <text:p>1,42578887939453</text:p>
          </table:table-cell>
          <table:table-cell office:value-type="float" office:value="1.34659424695102" calcext:value-type="float">
            <text:p>1,34659424695102</text:p>
          </table:table-cell>
          <table:table-cell office:value-type="float" office:value="1.23671531677246" calcext:value-type="float">
            <text:p>1,2367153167724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23612976074219" calcext:value-type="float">
            <text:p>2,23612976074219</text:p>
          </table:table-cell>
          <table:table-cell office:value-type="float" office:value="2.07472731850364" calcext:value-type="float">
            <text:p>2,07472731850364</text:p>
          </table:table-cell>
          <table:table-cell office:value-type="float" office:value="1.83010673522949" calcext:value-type="float">
            <text:p>1,8301067352294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84219908714294" calcext:value-type="float">
            <text:p>2,84219908714294</text:p>
          </table:table-cell>
          <table:table-cell office:value-type="float" office:value="2.27206748182123" calcext:value-type="float">
            <text:p>2,27206748182123</text:p>
          </table:table-cell>
          <table:table-cell office:value-type="float" office:value="2.07632350921631" calcext:value-type="float">
            <text:p>2,0763235092163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2.70626902580261" calcext:value-type="float">
            <text:p>2,70626902580261</text:p>
          </table:table-cell>
          <table:table-cell office:value-type="float" office:value="2.15908635746349" calcext:value-type="float">
            <text:p>2,15908635746349</text:p>
          </table:table-cell>
          <table:table-cell office:value-type="float" office:value="1.86291170120239" calcext:value-type="float">
            <text:p>1,8629117012023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4.13965535163879" calcext:value-type="float">
            <text:p>4,13965535163879</text:p>
          </table:table-cell>
          <table:table-cell office:value-type="float" office:value="3.69955403154547" calcext:value-type="float">
            <text:p>3,69955403154547</text:p>
          </table:table-cell>
          <table:table-cell office:value-type="float" office:value="3.41237258911133" calcext:value-type="float">
            <text:p>3,4123725891113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2.26760411262512" calcext:value-type="float">
            <text:p>2,26760411262512</text:p>
          </table:table-cell>
          <table:table-cell office:value-type="float" office:value="1.89857669310136" calcext:value-type="float">
            <text:p>1,89857669310136</text:p>
          </table:table-cell>
          <table:table-cell office:value-type="float" office:value="1.71914339065552" calcext:value-type="float">
            <text:p>1,7191433906555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54859256744385" calcext:value-type="float">
            <text:p>2,54859256744385</text:p>
          </table:table-cell>
          <table:table-cell office:value-type="float" office:value="2.32981610298157" calcext:value-type="float">
            <text:p>2,32981610298157</text:p>
          </table:table-cell>
          <table:table-cell office:value-type="float" office:value="2.17752170562744" calcext:value-type="float">
            <text:p>2,1775217056274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2.36203169822693" calcext:value-type="float">
            <text:p>2,36203169822693</text:p>
          </table:table-cell>
          <table:table-cell office:value-type="float" office:value="2.06184211644259" calcext:value-type="float">
            <text:p>2,06184211644259</text:p>
          </table:table-cell>
          <table:table-cell office:value-type="float" office:value="1.81530022621155" calcext:value-type="float">
            <text:p>1,8153002262115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3.16097736358643" calcext:value-type="float">
            <text:p>3,16097736358643</text:p>
          </table:table-cell>
          <table:table-cell office:value-type="float" office:value="2.47847351160916" calcext:value-type="float">
            <text:p>2,47847351160916</text:p>
          </table:table-cell>
          <table:table-cell office:value-type="float" office:value="2.20909309387207" calcext:value-type="float">
            <text:p>2,2090930938720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76017546653748" calcext:value-type="float">
            <text:p>1,76017546653748</text:p>
          </table:table-cell>
          <table:table-cell office:value-type="float" office:value="1.4056230024858" calcext:value-type="float">
            <text:p>1,4056230024858</text:p>
          </table:table-cell>
          <table:table-cell office:value-type="float" office:value="1.26362013816834" calcext:value-type="float">
            <text:p>1,2636201381683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68917226791382" calcext:value-type="float">
            <text:p>1,68917226791382</text:p>
          </table:table-cell>
          <table:table-cell office:value-type="float" office:value="1.52751346067949" calcext:value-type="float">
            <text:p>1,52751346067949</text:p>
          </table:table-cell>
          <table:table-cell office:value-type="float" office:value="1.39317798614502" calcext:value-type="float">
            <text:p>1,393177986145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53310990333557" calcext:value-type="float">
            <text:p>2,53310990333557</text:p>
          </table:table-cell>
          <table:table-cell office:value-type="float" office:value="2.26737963069569" calcext:value-type="float">
            <text:p>2,26737963069569</text:p>
          </table:table-cell>
          <table:table-cell office:value-type="float" office:value="2.17474985122681" calcext:value-type="float">
            <text:p>2,1747498512268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2.65863990783691" calcext:value-type="float">
            <text:p>2,65863990783691</text:p>
          </table:table-cell>
          <table:table-cell office:value-type="float" office:value="2.09511202031916" calcext:value-type="float">
            <text:p>2,09511202031916</text:p>
          </table:table-cell>
          <table:table-cell office:value-type="float" office:value="1.86751866340637" calcext:value-type="float">
            <text:p>1,8675186634063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67413020133972" calcext:value-type="float">
            <text:p>2,67413020133972</text:p>
          </table:table-cell>
          <table:table-cell office:value-type="float" office:value="2.42614072019404" calcext:value-type="float">
            <text:p>2,42614072019404</text:p>
          </table:table-cell>
          <table:table-cell office:value-type="float" office:value="2.2080979347229" calcext:value-type="float">
            <text:p>2,208097934722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2.03441309928894" calcext:value-type="float">
            <text:p>2,03441309928894</text:p>
          </table:table-cell>
          <table:table-cell office:value-type="float" office:value="1.81142588095232" calcext:value-type="float">
            <text:p>1,81142588095232</text:p>
          </table:table-cell>
          <table:table-cell office:value-type="float" office:value="1.63964486122131" calcext:value-type="float">
            <text:p>1,6396448612213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Total</text:p>
          </table:table-cell>
          <table:table-cell/>
          <table:table-cell table:formula="of:=SUM([.T3:.T52])" office:value-type="float" office:value="123.709803819656" calcext:value-type="float">
            <text:p>123,709803819656</text:p>
          </table:table-cell>
          <table:table-cell table:formula="of:=SUM([.U3:.U52])" office:value-type="float" office:value="107.879375631159" calcext:value-type="float">
            <text:p>107,879375631159</text:p>
          </table:table-cell>
          <table:table-cell table:formula="of:=SUM([.V3:.V52])" office:value-type="float" office:value="97.9790959358215" calcext:value-type="float">
            <text:p>97,9790959358215</text:p>
          </table:table-cell>
        </table:table-row>
      </table:table>
      <table:table table:name="1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8715772628784" calcext:value-type="float">
            <text:p>92,871577262878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106.106749773026" calcext:value-type="float">
            <text:p>106,10674977302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7.9092562198639" calcext:value-type="float">
            <text:p>97,909256219863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1.8324773311615" calcext:value-type="float">
            <text:p>91,832477331161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4.7794060707092" calcext:value-type="float">
            <text:p>94,779406070709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8998124599457" calcext:value-type="float">
            <text:p>92,899812459945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1.4844570159912" calcext:value-type="float">
            <text:p>91,484457015991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1.3052272796631" calcext:value-type="float">
            <text:p>91,305227279663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1.7706439495087" calcext:value-type="float">
            <text:p>91,770643949508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1.4053087234497" calcext:value-type="float">
            <text:p>91,405308723449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9596421718597" calcext:value-type="float">
            <text:p>92,9596421718597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57" calcext:value-type="float">
            <text:p>957</text:p>
          </table:table-cell>
          <table:table-cell table:formula="of:=SUM([.C2];[.G2];[.K2];[.O2];[.S2];[.W2];[.AA2];[.AE2];[.AI2];[.AM2];[.AQ2]) / [.AW2]" office:value-type="float" office:value="94.1204143870961" calcext:value-type="float">
            <text:p>94,1204143870961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G2];[.K2];[.O2];[.S2];[.W2];[.AA2];[.AE2];[.AI2];[.AM2];[.AQ2])" office:value-type="float" office:value="106.106749773026" calcext:value-type="float">
            <text:p>106,106749773026</text:p>
          </table:table-cell>
          <table:table-cell table:formula="of:=MIN([.G2];[.K2];[.O2];[.S2];[.W2];[.AA2];[.AE2];[.AI2];[.AM2];[.AQ2])" office:value-type="float" office:value="91.3052272796631" calcext:value-type="float">
            <text:p>91,3052272796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9.66020035743713" calcext:value-type="float">
            <text:p>9,6602003574371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1.5851054191589" calcext:value-type="float">
            <text:p>11,585105419158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1.013500213623" calcext:value-type="float">
            <text:p>11,01350021362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0.1783807277679" calcext:value-type="float">
            <text:p>10,178380727767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0.8287065029144" calcext:value-type="float">
            <text:p>10,828706502914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0.8922543525696" calcext:value-type="float">
            <text:p>10,892254352569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0.212055683136" calcext:value-type="float">
            <text:p>10,21205568313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0.2100927829742" calcext:value-type="float">
            <text:p>10,210092782974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0.8381431102753" calcext:value-type="float">
            <text:p>10,838143110275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1.7357385158539" calcext:value-type="float">
            <text:p>11,735738515853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16" calcext:value-type="float">
            <text:p>816</text:p>
          </table:table-cell>
          <table:table-cell office:value-type="float" office:value="10.5264360904694" calcext:value-type="float">
            <text:p>10,5264360904694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816" calcext:value-type="float">
            <text:p>816</text:p>
          </table:table-cell>
          <table:table-cell table:formula="of:=SUM([.C3];[.G3];[.K3];[.O3];[.S3];[.W3];[.AA3];[.AE3];[.AI3];[.AM3];[.AQ3]) / [.AW2]" office:value-type="float" office:value="10.6982376141982" calcext:value-type="float">
            <text:p>10,6982376141982</text:p>
          </table:table-cell>
          <table:table-cell table:number-columns-repeated="3"/>
          <table:table-cell table:formula="of:=MAX([.G3];[.K3];[.O3];[.S3];[.W3];[.AA3];[.AE3];[.AI3];[.AM3];[.AQ3])" office:value-type="float" office:value="11.7357385158539" calcext:value-type="float">
            <text:p>11,7357385158539</text:p>
          </table:table-cell>
          <table:table-cell table:formula="of:=MIN([.G3];[.K3];[.O3];[.S3];[.W3];[.AA3];[.AE3];[.AI3];[.AM3];[.AQ3])" office:value-type="float" office:value="10.1783807277679" calcext:value-type="float">
            <text:p>10,17838072776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7.51288557052612" calcext:value-type="float">
            <text:p>7,5128855705261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13.7558493614197" calcext:value-type="float">
            <text:p>13,755849361419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8.19897651672363" calcext:value-type="float">
            <text:p>8,1989765167236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8.24959516525269" calcext:value-type="float">
            <text:p>8,2495951652526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8.23247981071472" calcext:value-type="float">
            <text:p>8,2324798107147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7.97925925254822" calcext:value-type="float">
            <text:p>7,9792592525482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8.1839759349823" calcext:value-type="float">
            <text:p>8,183975934982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8.06624698638916" calcext:value-type="float">
            <text:p>8,0662469863891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8.17442846298218" calcext:value-type="float">
            <text:p>8,1744284629821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9.2906985282898" calcext:value-type="float">
            <text:p>9,290698528289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58" calcext:value-type="float">
            <text:p>858</text:p>
          </table:table-cell>
          <table:table-cell office:value-type="float" office:value="8.33821845054626" calcext:value-type="float">
            <text:p>8,33821845054626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858" calcext:value-type="float">
            <text:p>858</text:p>
          </table:table-cell>
          <table:table-cell table:formula="of:=SUM([.C4];[.G4];[.K4];[.O4];[.S4];[.W4];[.AA4];[.AE4];[.AI4];[.AM4];[.AQ4]) / [.AW2]" office:value-type="float" office:value="8.72569218548862" calcext:value-type="float">
            <text:p>8,72569218548862</text:p>
          </table:table-cell>
          <table:table-cell table:number-columns-repeated="3"/>
          <table:table-cell table:formula="of:=MAX([.G4];[.K4];[.O4];[.S4];[.W4];[.AA4];[.AE4];[.AI4];[.AM4];[.AQ4])" office:value-type="float" office:value="13.7558493614197" calcext:value-type="float">
            <text:p>13,7558493614197</text:p>
          </table:table-cell>
          <table:table-cell table:formula="of:=MIN([.G4];[.K4];[.O4];[.S4];[.W4];[.AA4];[.AE4];[.AI4];[.AM4];[.AQ4])" office:value-type="float" office:value="7.97925925254822" calcext:value-type="float">
            <text:p>7,97925925254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0.2745270729065" calcext:value-type="float">
            <text:p>10,274527072906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5.8868634700775" calcext:value-type="float">
            <text:p>15,886863470077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2.1337096691132" calcext:value-type="float">
            <text:p>12,133709669113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0.8455121517181" calcext:value-type="float">
            <text:p>10,845512151718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1.0724968910217" calcext:value-type="float">
            <text:p>11,072496891021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1.4072897434235" calcext:value-type="float">
            <text:p>11,407289743423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1.2884123325348" calcext:value-type="float">
            <text:p>11,288412332534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0.7982330322266" calcext:value-type="float">
            <text:p>10,798233032226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1.0912773609161" calcext:value-type="float">
            <text:p>11,091277360916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0.5686082839966" calcext:value-type="float">
            <text:p>10,568608283996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417" calcext:value-type="float">
            <text:p>1417</text:p>
          </table:table-cell>
          <table:table-cell office:value-type="float" office:value="10.801775932312" calcext:value-type="float">
            <text:p>10,801775932312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417" calcext:value-type="float">
            <text:p>1417</text:p>
          </table:table-cell>
          <table:table-cell table:formula="of:=SUM([.C5];[.G5];[.K5];[.O5];[.S5];[.W5];[.AA5];[.AE5];[.AI5];[.AM5];[.AQ5]) / [.AW2]" office:value-type="float" office:value="11.4698823582042" calcext:value-type="float">
            <text:p>11,4698823582042</text:p>
          </table:table-cell>
          <table:table-cell table:number-columns-repeated="3"/>
          <table:table-cell table:formula="of:=MAX([.G5];[.K5];[.O5];[.S5];[.W5];[.AA5];[.AE5];[.AI5];[.AM5];[.AQ5])" office:value-type="float" office:value="15.8868634700775" calcext:value-type="float">
            <text:p>15,8868634700775</text:p>
          </table:table-cell>
          <table:table-cell table:formula="of:=MIN([.G5];[.K5];[.O5];[.S5];[.W5];[.AA5];[.AE5];[.AI5];[.AM5];[.AQ5])" office:value-type="float" office:value="10.5686082839966" calcext:value-type="float">
            <text:p>10,5686082839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9.93765306472778" calcext:value-type="float">
            <text:p>9,9376530647277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11.2189338207245" calcext:value-type="float">
            <text:p>11,218933820724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9.82198548316956" calcext:value-type="float">
            <text:p>9,8219854831695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9.51068949699402" calcext:value-type="float">
            <text:p>9,5106894969940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9.81229305267334" calcext:value-type="float">
            <text:p>9,8122930526733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10.2660295963287" calcext:value-type="float">
            <text:p>10,266029596328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9.90952467918396" calcext:value-type="float">
            <text:p>9,9095246791839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10.1385374069214" calcext:value-type="float">
            <text:p>10,138537406921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9.88051795959473" calcext:value-type="float">
            <text:p>9,8805179595947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9.50703406333923" calcext:value-type="float">
            <text:p>9,5070340633392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7" calcext:value-type="float">
            <text:p>997</text:p>
          </table:table-cell>
          <table:table-cell office:value-type="float" office:value="9.87674021720886" calcext:value-type="float">
            <text:p>9,87674021720886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997" calcext:value-type="float">
            <text:p>997</text:p>
          </table:table-cell>
          <table:table-cell table:formula="of:=SUM([.C6];[.G6];[.K6];[.O6];[.S6];[.W6];[.AA6];[.AE6];[.AI6];[.AM6];[.AQ6]) / [.AW2]" office:value-type="float" office:value="9.98908534916964" calcext:value-type="float">
            <text:p>9,98908534916964</text:p>
          </table:table-cell>
          <table:table-cell table:number-columns-repeated="3"/>
          <table:table-cell table:formula="of:=MAX([.G6];[.K6];[.O6];[.S6];[.W6];[.AA6];[.AE6];[.AI6];[.AM6];[.AQ6])" office:value-type="float" office:value="11.2189338207245" calcext:value-type="float">
            <text:p>11,2189338207245</text:p>
          </table:table-cell>
          <table:table-cell table:formula="of:=MIN([.G6];[.K6];[.O6];[.S6];[.W6];[.AA6];[.AE6];[.AI6];[.AM6];[.AQ6])" office:value-type="float" office:value="9.50703406333923" calcext:value-type="float">
            <text:p>9,507034063339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9.68211364746094" calcext:value-type="float">
            <text:p>9,6821136474609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10.6396327018738" calcext:value-type="float">
            <text:p>10,639632701873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9.48188447952271" calcext:value-type="float">
            <text:p>9,4818844795227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8.79313850402832" calcext:value-type="float">
            <text:p>8,7931385040283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9.61461615562439" calcext:value-type="float">
            <text:p>9,6146161556243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8.84880685806274" calcext:value-type="float">
            <text:p>8,8488068580627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8.92052841186523" calcext:value-type="float">
            <text:p>8,9205284118652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8.98791432380676" calcext:value-type="float">
            <text:p>8,9879143238067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8.7771737575531" calcext:value-type="float">
            <text:p>8,777173757553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8.55726885795593" calcext:value-type="float">
            <text:p>8,5572688579559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969" calcext:value-type="float">
            <text:p>969</text:p>
          </table:table-cell>
          <table:table-cell office:value-type="float" office:value="9.11084842681885" calcext:value-type="float">
            <text:p>9,11084842681885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969" calcext:value-type="float">
            <text:p>969</text:p>
          </table:table-cell>
          <table:table-cell table:formula="of:=SUM([.C7];[.G7];[.K7];[.O7];[.S7];[.W7];[.AA7];[.AE7];[.AI7];[.AM7];[.AQ7]) / [.AW2]" office:value-type="float" office:value="9.21944782950661" calcext:value-type="float">
            <text:p>9,21944782950661</text:p>
          </table:table-cell>
          <table:table-cell table:number-columns-repeated="3"/>
          <table:table-cell table:formula="of:=MAX([.G7];[.K7];[.O7];[.S7];[.W7];[.AA7];[.AE7];[.AI7];[.AM7];[.AQ7])" office:value-type="float" office:value="10.6396327018738" calcext:value-type="float">
            <text:p>10,6396327018738</text:p>
          </table:table-cell>
          <table:table-cell table:formula="of:=MIN([.G7];[.K7];[.O7];[.S7];[.W7];[.AA7];[.AE7];[.AI7];[.AM7];[.AQ7])" office:value-type="float" office:value="8.55726885795593" calcext:value-type="float">
            <text:p>8,55726885795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9.36496138572693" calcext:value-type="float">
            <text:p>9,3649613857269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10.4269132614136" calcext:value-type="float">
            <text:p>10,426913261413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10.288140296936" calcext:value-type="float">
            <text:p>10,28814029693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10.6849501132965" calcext:value-type="float">
            <text:p>10,684950113296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10.795458316803" calcext:value-type="float">
            <text:p>10,79545831680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9.72085404396057" calcext:value-type="float">
            <text:p>9,7208540439605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10.7690834999084" calcext:value-type="float">
            <text:p>10,769083499908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10.0575416088104" calcext:value-type="float">
            <text:p>10,057541608810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9.95580005645752" calcext:value-type="float">
            <text:p>9,9558000564575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9.98474740982056" calcext:value-type="float">
            <text:p>9,9847474098205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75" calcext:value-type="float">
            <text:p>875</text:p>
          </table:table-cell>
          <table:table-cell office:value-type="float" office:value="10.9831702709198" calcext:value-type="float">
            <text:p>10,9831702709198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875" calcext:value-type="float">
            <text:p>875</text:p>
          </table:table-cell>
          <table:table-cell table:formula="of:=SUM([.C8];[.G8];[.K8];[.O8];[.S8];[.W8];[.AA8];[.AE8];[.AI8];[.AM8];[.AQ8]) / [.AW2]" office:value-type="float" office:value="10.2756018421867" calcext:value-type="float">
            <text:p>10,2756018421867</text:p>
          </table:table-cell>
          <table:table-cell table:number-columns-repeated="3"/>
          <table:table-cell table:formula="of:=MAX([.G8];[.K8];[.O8];[.S8];[.W8];[.AA8];[.AE8];[.AI8];[.AM8];[.AQ8])" office:value-type="float" office:value="10.9831702709198" calcext:value-type="float">
            <text:p>10,9831702709198</text:p>
          </table:table-cell>
          <table:table-cell table:formula="of:=MIN([.G8];[.K8];[.O8];[.S8];[.W8];[.AA8];[.AE8];[.AI8];[.AM8];[.AQ8])" office:value-type="float" office:value="9.72085404396057" calcext:value-type="float">
            <text:p>9,72085404396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9.28317737579346" calcext:value-type="float">
            <text:p>9,2831773757934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10.7097568511963" calcext:value-type="float">
            <text:p>10,709756851196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9.35662746429443" calcext:value-type="float">
            <text:p>9,3566274642944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8.93588376045227" calcext:value-type="float">
            <text:p>8,9358837604522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9.75816488265991" calcext:value-type="float">
            <text:p>9,7581648826599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9.14644002914429" calcext:value-type="float">
            <text:p>9,1464400291442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8.71282911300659" calcext:value-type="float">
            <text:p>8,7128291130065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8.96371054649353" calcext:value-type="float">
            <text:p>8,9637105464935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8.75944685935974" calcext:value-type="float">
            <text:p>8,7594468593597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9.71820998191834" calcext:value-type="float">
            <text:p>9,7182099819183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43" calcext:value-type="float">
            <text:p>843</text:p>
          </table:table-cell>
          <table:table-cell office:value-type="float" office:value="8.83494997024536" calcext:value-type="float">
            <text:p>8,83494997024536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843" calcext:value-type="float">
            <text:p>843</text:p>
          </table:table-cell>
          <table:table-cell table:formula="of:=SUM([.C9];[.G9];[.K9];[.O9];[.S9];[.W9];[.AA9];[.AE9];[.AI9];[.AM9];[.AQ9]) / [.AW2]" office:value-type="float" office:value="9.28901789405129" calcext:value-type="float">
            <text:p>9,28901789405129</text:p>
          </table:table-cell>
          <table:table-cell table:number-columns-repeated="3"/>
          <table:table-cell table:formula="of:=MAX([.G9];[.K9];[.O9];[.S9];[.W9];[.AA9];[.AE9];[.AI9];[.AM9];[.AQ9])" office:value-type="float" office:value="10.7097568511963" calcext:value-type="float">
            <text:p>10,7097568511963</text:p>
          </table:table-cell>
          <table:table-cell table:formula="of:=MIN([.G9];[.K9];[.O9];[.S9];[.W9];[.AA9];[.AE9];[.AI9];[.AM9];[.AQ9])" office:value-type="float" office:value="8.71282911300659" calcext:value-type="float">
            <text:p>8,71282911300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9.14661002159119" calcext:value-type="float">
            <text:p>9,1466100215911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10.2360842227936" calcext:value-type="float">
            <text:p>10,236084222793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9.5679988861084" calcext:value-type="float">
            <text:p>9,567998886108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9.36925411224365" calcext:value-type="float">
            <text:p>9,3692541122436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9.60336804389954" calcext:value-type="float">
            <text:p>9,6033680438995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9.83883333206177" calcext:value-type="float">
            <text:p>9,8388333320617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9.31010675430298" calcext:value-type="float">
            <text:p>9,3101067543029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10.0340962409973" calcext:value-type="float">
            <text:p>10,034096240997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9.80394887924194" calcext:value-type="float">
            <text:p>9,8039488792419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9.74620175361633" calcext:value-type="float">
            <text:p>9,7462017536163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81" calcext:value-type="float">
            <text:p>1081</text:p>
          </table:table-cell>
          <table:table-cell office:value-type="float" office:value="9.56298494338989" calcext:value-type="float">
            <text:p>9,56298494338989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1081" calcext:value-type="float">
            <text:p>1081</text:p>
          </table:table-cell>
          <table:table-cell table:formula="of:=SUM([.C10];[.G10];[.K10];[.O10];[.S10];[.W10];[.AA10];[.AE10];[.AI10];[.AM10];[.AQ10]) / [.AW2]" office:value-type="float" office:value="9.65631701729514" calcext:value-type="float">
            <text:p>9,65631701729514</text:p>
          </table:table-cell>
          <table:table-cell table:number-columns-repeated="3"/>
          <table:table-cell table:formula="of:=MAX([.G10];[.K10];[.O10];[.S10];[.W10];[.AA10];[.AE10];[.AI10];[.AM10];[.AQ10])" office:value-type="float" office:value="10.2360842227936" calcext:value-type="float">
            <text:p>10,2360842227936</text:p>
          </table:table-cell>
          <table:table-cell table:formula="of:=MIN([.G10];[.K10];[.O10];[.S10];[.W10];[.AA10];[.AE10];[.AI10];[.AM10];[.AQ10])" office:value-type="float" office:value="9.31010675430298" calcext:value-type="float">
            <text:p>9,31010675430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8.72567009925842" calcext:value-type="float">
            <text:p>8,7256700992584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10.0378973484039" calcext:value-type="float">
            <text:p>10,037897348403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9.08615159988403" calcext:value-type="float">
            <text:p>9,0861515998840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9.1170825958252" calcext:value-type="float">
            <text:p>9,117082595825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9.17930150032043" calcext:value-type="float">
            <text:p>9,1793015003204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8.83189821243286" calcext:value-type="float">
            <text:p>8,8318982124328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9.22988224029541" calcext:value-type="float">
            <text:p>9,2298822402954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9.1261260509491" calcext:value-type="float">
            <text:p>9,126126050949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8.73524713516235" calcext:value-type="float">
            <text:p>8,7352471351623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9.28048539161682" calcext:value-type="float">
            <text:p>9,2804853916168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68" calcext:value-type="float">
            <text:p>1068</text:p>
          </table:table-cell>
          <table:table-cell office:value-type="float" office:value="8.8897979259491" calcext:value-type="float">
            <text:p>8,8897979259491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068" calcext:value-type="float">
            <text:p>1068</text:p>
          </table:table-cell>
          <table:table-cell table:formula="of:=SUM([.C11];[.G11];[.K11];[.O11];[.S11];[.W11];[.AA11];[.AE11];[.AI11];[.AM11];[.AQ11]) / [.AW2]" office:value-type="float" office:value="9.11268546364524" calcext:value-type="float">
            <text:p>9,11268546364524</text:p>
          </table:table-cell>
          <table:table-cell table:number-columns-repeated="3"/>
          <table:table-cell table:formula="of:=MAX([.G11];[.K11];[.O11];[.S11];[.W11];[.AA11];[.AE11];[.AI11];[.AM11];[.AQ11])" office:value-type="float" office:value="10.0378973484039" calcext:value-type="float">
            <text:p>10,0378973484039</text:p>
          </table:table-cell>
          <table:table-cell table:formula="of:=MIN([.G11];[.K11];[.O11];[.S11];[.W11];[.AA11];[.AE11];[.AI11];[.AM11];[.AQ11])" office:value-type="float" office:value="8.73524713516235" calcext:value-type="float">
            <text:p>8,73524713516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8.75362062454224" calcext:value-type="float">
            <text:p>8,7536206245422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9.27864217758179" calcext:value-type="float">
            <text:p>9,2786421775817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8.73474478721619" calcext:value-type="float">
            <text:p>8,7347447872161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8.89202189445496" calcext:value-type="float">
            <text:p>8,8920218944549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9.20709490776062" calcext:value-type="float">
            <text:p>9,2070949077606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9.3264057636261" calcext:value-type="float">
            <text:p>9,326405763626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9.10068392753601" calcext:value-type="float">
            <text:p>9,100683927536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8.84865093231201" calcext:value-type="float">
            <text:p>8,848650932312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9.02564907073975" calcext:value-type="float">
            <text:p>9,0256490707397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8.88684129714966" calcext:value-type="float">
            <text:p>8,8868412971496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42" calcext:value-type="float">
            <text:p>942</text:p>
          </table:table-cell>
          <table:table-cell office:value-type="float" office:value="8.75588154792786" calcext:value-type="float">
            <text:p>8,75588154792786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942" calcext:value-type="float">
            <text:p>942</text:p>
          </table:table-cell>
          <table:table-cell table:formula="of:=SUM([.C12];[.G12];[.K12];[.O12];[.S12];[.W12];[.AA12];[.AE12];[.AI12];[.AM12];[.AQ12]) / [.AW2]" office:value-type="float" office:value="8.9827488118952" calcext:value-type="float">
            <text:p>8,9827488118952</text:p>
          </table:table-cell>
          <table:table-cell table:number-columns-repeated="3"/>
          <table:table-cell table:formula="of:=MAX([.G12];[.K12];[.O12];[.S12];[.W12];[.AA12];[.AE12];[.AI12];[.AM12];[.AQ12])" office:value-type="float" office:value="9.3264057636261" calcext:value-type="float">
            <text:p>9,3264057636261</text:p>
          </table:table-cell>
          <table:table-cell table:formula="of:=MIN([.G12];[.K12];[.O12];[.S12];[.W12];[.AA12];[.AE12];[.AI12];[.AM12];[.AQ12])" office:value-type="float" office:value="8.73474478721619" calcext:value-type="float">
            <text:p>8,73474478721619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92.3414192199707" calcext:value-type="float">
            <text:p>92,341419219970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13.775678634644" calcext:value-type="float">
            <text:p>113,77567863464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97.6837193965912" calcext:value-type="float">
            <text:p>97,683719396591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94.5765085220336" calcext:value-type="float">
            <text:p>94,576508522033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98.1039800643921" calcext:value-type="float">
            <text:p>98,103980064392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12])" office:value-type="float" office:value="96.2580711841583" calcext:value-type="float">
            <text:p>96,258071184158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12])" office:value-type="float" office:value="95.6370825767517" calcext:value-type="float">
            <text:p>95,637082576751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12])" office:value-type="float" office:value="95.2311499118805" calcext:value-type="float">
            <text:p>95,231149911880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12])" office:value-type="float" office:value="95.0416326522827" calcext:value-type="float">
            <text:p>95,041632652282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12])" office:value-type="float" office:value="97.2758340835572" calcext:value-type="float">
            <text:p>97,275834083557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12])" office:value-type="float" office:value="95.6808037757874" calcext:value-type="float">
            <text:p>95,680803775787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12])" office:value-type="float" office:value="97.4187163656408" calcext:value-type="float">
            <text:p>97,4187163656408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12])" office:value-type="float" office:value="114.530332326889" calcext:value-type="float">
            <text:p>114,530332326889</text:p>
          </table:table-cell>
          <table:table-cell table:formula="of:=SUM([.AZ3:.AZ12])" office:value-type="float" office:value="92.0043330192566" calcext:value-type="float">
            <text:p>92,0043330192566</text:p>
          </table:table-cell>
          <table:table-cell table:number-columns-repeated="8"/>
        </table:table-row>
      </table:table>
      <table:table table:name="3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1.9319980144501" calcext:value-type="float">
            <text:p>91,931998014450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88.8416836261749" calcext:value-type="float">
            <text:p>88,841683626174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5946681499481" calcext:value-type="float">
            <text:p>92,594668149948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3.1493711471558" calcext:value-type="float">
            <text:p>93,149371147155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4632325172424" calcext:value-type="float">
            <text:p>92,463232517242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88.4912686347962" calcext:value-type="float">
            <text:p>88,491268634796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88.2342140674591" calcext:value-type="float">
            <text:p>88,234214067459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8415329456329" calcext:value-type="float">
            <text:p>92,841532945632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4137797355652" calcext:value-type="float">
            <text:p>92,413779735565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3312790393829" calcext:value-type="float">
            <text:p>92,331279039382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9463424682617" calcext:value-type="float">
            <text:p>92,9463424682617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57" calcext:value-type="float">
            <text:p>957</text:p>
          </table:table-cell>
          <table:table-cell table:formula="of:=SUM([.C2];[.G2];[.K2];[.O2];[.S2];[.W2];[.AA2];[.AE2];[.AI2];[.AM2];[.AQ2]) / [.AW2]" office:value-type="float" office:value="91.4763063950972" calcext:value-type="float">
            <text:p>91,4763063950972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93.1493711471558" calcext:value-type="float">
            <text:p>93,1493711471558</text:p>
          </table:table-cell>
          <table:table-cell table:formula="of:=MIN([.C2];[.G2];[.K2];[.O2];[.S2];[.W2];[.AA2];[.AE2];[.AI2];[.AM2];[.AQ2])" office:value-type="float" office:value="88.2342140674591" calcext:value-type="float">
            <text:p>88,2342140674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13564300537109" calcext:value-type="float">
            <text:p>3,1356430053710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2977032661438" calcext:value-type="float">
            <text:p>3,297703266143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27454686164856" calcext:value-type="float">
            <text:p>3,2745468616485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61372208595276" calcext:value-type="float">
            <text:p>3,6137220859527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41181468963623" calcext:value-type="float">
            <text:p>3,4118146896362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20254468917847" calcext:value-type="float">
            <text:p>3,2025446891784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28117513656616" calcext:value-type="float">
            <text:p>3,2811751365661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52082324028015" calcext:value-type="float">
            <text:p>3,5208232402801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27814435958862" calcext:value-type="float">
            <text:p>3,2781443595886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66728639602661" calcext:value-type="float">
            <text:p>3,6672863960266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003" calcext:value-type="float">
            <text:p>1003</text:p>
          </table:table-cell>
          <table:table-cell office:value-type="float" office:value="3.44084453582764" calcext:value-type="float">
            <text:p>3,44084453582764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003" calcext:value-type="float">
            <text:p>1003</text:p>
          </table:table-cell>
          <table:table-cell table:formula="of:=SUM([.C3];[.G3];[.K3];[.O3];[.S3];[.W3];[.AA3];[.AE3];[.AI3];[.AM3];[.AQ3]) / [.AW2]" office:value-type="float" office:value="3.37493166056546" calcext:value-type="float">
            <text:p>3,37493166056546</text:p>
          </table:table-cell>
          <table:table-cell table:number-columns-repeated="3"/>
          <table:table-cell table:formula="of:=MAX([.C3];[.G3];[.K3];[.O3];[.S3];[.W3];[.AA3];[.AE3];[.AI3];[.AM3];[.AQ3])" office:value-type="float" office:value="3.66728639602661" calcext:value-type="float">
            <text:p>3,66728639602661</text:p>
          </table:table-cell>
          <table:table-cell table:formula="of:=MIN([.C3];[.G3];[.K3];[.O3];[.S3];[.W3];[.AA3];[.AE3];[.AI3];[.AM3];[.AQ3])" office:value-type="float" office:value="3.13564300537109" calcext:value-type="float">
            <text:p>3,13564300537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2.83342289924622" calcext:value-type="float">
            <text:p>2,8334228992462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2.80894708633423" calcext:value-type="float">
            <text:p>2,8089470863342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3.07315754890442" calcext:value-type="float">
            <text:p>3,0731575489044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2.97212147712708" calcext:value-type="float">
            <text:p>2,9721214771270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2.98473453521729" calcext:value-type="float">
            <text:p>2,9847345352172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2.90385437011719" calcext:value-type="float">
            <text:p>2,9038543701171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2.9206235408783" calcext:value-type="float">
            <text:p>2,920623540878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2.88692998886108" calcext:value-type="float">
            <text:p>2,8869299888610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3.0065541267395" calcext:value-type="float">
            <text:p>3,006554126739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2.91004514694214" calcext:value-type="float">
            <text:p>2,9100451469421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4" calcext:value-type="float">
            <text:p>924</text:p>
          </table:table-cell>
          <table:table-cell office:value-type="float" office:value="3.21310901641846" calcext:value-type="float">
            <text:p>3,21310901641846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924" calcext:value-type="float">
            <text:p>924</text:p>
          </table:table-cell>
          <table:table-cell table:formula="of:=SUM([.C4];[.G4];[.K4];[.O4];[.S4];[.W4];[.AA4];[.AE4];[.AI4];[.AM4];[.AQ4]) / [.AW2]" office:value-type="float" office:value="2.95577270334417" calcext:value-type="float">
            <text:p>2,95577270334417</text:p>
          </table:table-cell>
          <table:table-cell table:number-columns-repeated="3"/>
          <table:table-cell table:formula="of:=MAX([.C4];[.G4];[.K4];[.O4];[.S4];[.W4];[.AA4];[.AE4];[.AI4];[.AM4];[.AQ4])" office:value-type="float" office:value="3.21310901641846" calcext:value-type="float">
            <text:p>3,21310901641846</text:p>
          </table:table-cell>
          <table:table-cell table:formula="of:=MIN([.C4];[.G4];[.K4];[.O4];[.S4];[.W4];[.AA4];[.AE4];[.AI4];[.AM4];[.AQ4])" office:value-type="float" office:value="2.80894708633423" calcext:value-type="float">
            <text:p>2,80894708633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15060329437256" calcext:value-type="float">
            <text:p>3,1506032943725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51002073287964" calcext:value-type="float">
            <text:p>3,5100207328796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42764782905579" calcext:value-type="float">
            <text:p>3,4276478290557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41939949989319" calcext:value-type="float">
            <text:p>3,4193994998931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58933806419373" calcext:value-type="float">
            <text:p>3,5893380641937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27121210098267" calcext:value-type="float">
            <text:p>3,2712121009826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38179159164429" calcext:value-type="float">
            <text:p>3,3817915916442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80283117294312" calcext:value-type="float">
            <text:p>3,8028311729431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48879671096802" calcext:value-type="float">
            <text:p>3,4887967109680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2117555141449" calcext:value-type="float">
            <text:p>3,211755514144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919" calcext:value-type="float">
            <text:p>919</text:p>
          </table:table-cell>
          <table:table-cell office:value-type="float" office:value="3.42735028266907" calcext:value-type="float">
            <text:p>3,42735028266907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919" calcext:value-type="float">
            <text:p>919</text:p>
          </table:table-cell>
          <table:table-cell table:formula="of:=SUM([.C5];[.G5];[.K5];[.O5];[.S5];[.W5];[.AA5];[.AE5];[.AI5];[.AM5];[.AQ5]) / [.AW2]" office:value-type="float" office:value="3.42552243579518" calcext:value-type="float">
            <text:p>3,42552243579518</text:p>
          </table:table-cell>
          <table:table-cell table:number-columns-repeated="3"/>
          <table:table-cell table:formula="of:=MAX([.C5];[.G5];[.K5];[.O5];[.S5];[.W5];[.AA5];[.AE5];[.AI5];[.AM5];[.AQ5])" office:value-type="float" office:value="3.80283117294312" calcext:value-type="float">
            <text:p>3,80283117294312</text:p>
          </table:table-cell>
          <table:table-cell table:formula="of:=MIN([.C5];[.G5];[.K5];[.O5];[.S5];[.W5];[.AA5];[.AE5];[.AI5];[.AM5];[.AQ5])" office:value-type="float" office:value="3.15060329437256" calcext:value-type="float">
            <text:p>3,15060329437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2.89523267745972" calcext:value-type="float">
            <text:p>2,8952326774597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3.01111149787903" calcext:value-type="float">
            <text:p>3,0111114978790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3.03510856628418" calcext:value-type="float">
            <text:p>3,0351085662841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2.73398017883301" calcext:value-type="float">
            <text:p>2,7339801788330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3.06614589691162" calcext:value-type="float">
            <text:p>3,0661458969116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2.94127559661865" calcext:value-type="float">
            <text:p>2,9412755966186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2.72889471054077" calcext:value-type="float">
            <text:p>2,7288947105407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3.23774433135986" calcext:value-type="float">
            <text:p>3,2377443313598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2.86594915390015" calcext:value-type="float">
            <text:p>2,8659491539001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2.75634574890137" calcext:value-type="float">
            <text:p>2,7563457489013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65" calcext:value-type="float">
            <text:p>1065</text:p>
          </table:table-cell>
          <table:table-cell office:value-type="float" office:value="2.95229244232178" calcext:value-type="float">
            <text:p>2,95229244232178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065" calcext:value-type="float">
            <text:p>1065</text:p>
          </table:table-cell>
          <table:table-cell table:formula="of:=SUM([.C6];[.G6];[.K6];[.O6];[.S6];[.W6];[.AA6];[.AE6];[.AI6];[.AM6];[.AQ6]) / [.AW2]" office:value-type="float" office:value="2.92946189100092" calcext:value-type="float">
            <text:p>2,92946189100092</text:p>
          </table:table-cell>
          <table:table-cell table:number-columns-repeated="3"/>
          <table:table-cell table:formula="of:=MAX([.C6];[.G6];[.K6];[.O6];[.S6];[.W6];[.AA6];[.AE6];[.AI6];[.AM6];[.AQ6])" office:value-type="float" office:value="3.23774433135986" calcext:value-type="float">
            <text:p>3,23774433135986</text:p>
          </table:table-cell>
          <table:table-cell table:formula="of:=MIN([.C6];[.G6];[.K6];[.O6];[.S6];[.W6];[.AA6];[.AE6];[.AI6];[.AM6];[.AQ6])" office:value-type="float" office:value="2.72889471054077" calcext:value-type="float">
            <text:p>2,72889471054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3.25155329704285" calcext:value-type="float">
            <text:p>3,2515532970428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2.94391989707947" calcext:value-type="float">
            <text:p>2,9439198970794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3.20584440231323" calcext:value-type="float">
            <text:p>3,2058444023132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3.20728898048401" calcext:value-type="float">
            <text:p>3,2072889804840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3.0732741355896" calcext:value-type="float">
            <text:p>3,073274135589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2.92058801651001" calcext:value-type="float">
            <text:p>2,9205880165100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2.98806953430176" calcext:value-type="float">
            <text:p>2,9880695343017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3.31012201309204" calcext:value-type="float">
            <text:p>3,3101220130920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2.96153593063354" calcext:value-type="float">
            <text:p>2,9615359306335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3.13242268562317" calcext:value-type="float">
            <text:p>3,1324226856231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98" calcext:value-type="float">
            <text:p>1098</text:p>
          </table:table-cell>
          <table:table-cell office:value-type="float" office:value="3.10226225852966" calcext:value-type="float">
            <text:p>3,10226225852966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098" calcext:value-type="float">
            <text:p>1098</text:p>
          </table:table-cell>
          <table:table-cell table:formula="of:=SUM([.C7];[.G7];[.K7];[.O7];[.S7];[.W7];[.AA7];[.AE7];[.AI7];[.AM7];[.AQ7]) / [.AW2]" office:value-type="float" office:value="3.09971646829085" calcext:value-type="float">
            <text:p>3,09971646829085</text:p>
          </table:table-cell>
          <table:table-cell table:number-columns-repeated="3"/>
          <table:table-cell table:formula="of:=MAX([.C7];[.G7];[.K7];[.O7];[.S7];[.W7];[.AA7];[.AE7];[.AI7];[.AM7];[.AQ7])" office:value-type="float" office:value="3.31012201309204" calcext:value-type="float">
            <text:p>3,31012201309204</text:p>
          </table:table-cell>
          <table:table-cell table:formula="of:=MIN([.C7];[.G7];[.K7];[.O7];[.S7];[.W7];[.AA7];[.AE7];[.AI7];[.AM7];[.AQ7])" office:value-type="float" office:value="2.92058801651001" calcext:value-type="float">
            <text:p>2,92058801651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3746485710144" calcext:value-type="float">
            <text:p>2,374648571014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54751420021057" calcext:value-type="float">
            <text:p>2,5475142002105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65137910842895" calcext:value-type="float">
            <text:p>2,6513791084289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62568807601929" calcext:value-type="float">
            <text:p>2,6256880760192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62942123413086" calcext:value-type="float">
            <text:p>2,6294212341308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5011579990387" calcext:value-type="float">
            <text:p>2,501157999038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58105659484863" calcext:value-type="float">
            <text:p>2,5810565948486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56778931617737" calcext:value-type="float">
            <text:p>2,5677893161773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55556535720825" calcext:value-type="float">
            <text:p>2,5555653572082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46022605895996" calcext:value-type="float">
            <text:p>2,4602260589599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718" calcext:value-type="float">
            <text:p>718</text:p>
          </table:table-cell>
          <table:table-cell office:value-type="float" office:value="2.50244975090027" calcext:value-type="float">
            <text:p>2,50244975090027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718" calcext:value-type="float">
            <text:p>718</text:p>
          </table:table-cell>
          <table:table-cell table:formula="of:=SUM([.C8];[.G8];[.K8];[.O8];[.S8];[.W8];[.AA8];[.AE8];[.AI8];[.AM8];[.AQ8]) / [.AW2]" office:value-type="float" office:value="2.54517238790339" calcext:value-type="float">
            <text:p>2,54517238790339</text:p>
          </table:table-cell>
          <table:table-cell table:number-columns-repeated="3"/>
          <table:table-cell table:formula="of:=MAX([.C8];[.G8];[.K8];[.O8];[.S8];[.W8];[.AA8];[.AE8];[.AI8];[.AM8];[.AQ8])" office:value-type="float" office:value="2.65137910842895" calcext:value-type="float">
            <text:p>2,65137910842895</text:p>
          </table:table-cell>
          <table:table-cell table:formula="of:=MIN([.C8];[.G8];[.K8];[.O8];[.S8];[.W8];[.AA8];[.AE8];[.AI8];[.AM8];[.AQ8])" office:value-type="float" office:value="2.3746485710144" calcext:value-type="float">
            <text:p>2,3746485710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2.63904547691345" calcext:value-type="float">
            <text:p>2,6390454769134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2.7641224861145" calcext:value-type="float">
            <text:p>2,764122486114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3.13614201545715" calcext:value-type="float">
            <text:p>3,1361420154571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3.14915680885315" calcext:value-type="float">
            <text:p>3,1491568088531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2.99085092544556" calcext:value-type="float">
            <text:p>2,9908509254455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2.79740071296692" calcext:value-type="float">
            <text:p>2,7974007129669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3.52239036560059" calcext:value-type="float">
            <text:p>3,5223903656005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3.1272759437561" calcext:value-type="float">
            <text:p>3,127275943756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2.95253038406372" calcext:value-type="float">
            <text:p>2,9525303840637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3.02119731903076" calcext:value-type="float">
            <text:p>3,0211973190307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146" calcext:value-type="float">
            <text:p>1146</text:p>
          </table:table-cell>
          <table:table-cell office:value-type="float" office:value="2.83492565155029" calcext:value-type="float">
            <text:p>2,83492565155029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146" calcext:value-type="float">
            <text:p>1146</text:p>
          </table:table-cell>
          <table:table-cell table:formula="of:=SUM([.C9];[.G9];[.K9];[.O9];[.S9];[.W9];[.AA9];[.AE9];[.AI9];[.AM9];[.AQ9]) / [.AW2]" office:value-type="float" office:value="2.99409437179565" calcext:value-type="float">
            <text:p>2,99409437179565</text:p>
          </table:table-cell>
          <table:table-cell table:number-columns-repeated="3"/>
          <table:table-cell table:formula="of:=MAX([.C9];[.G9];[.K9];[.O9];[.S9];[.W9];[.AA9];[.AE9];[.AI9];[.AM9];[.AQ9])" office:value-type="float" office:value="3.52239036560059" calcext:value-type="float">
            <text:p>3,52239036560059</text:p>
          </table:table-cell>
          <table:table-cell table:formula="of:=MIN([.C9];[.G9];[.K9];[.O9];[.S9];[.W9];[.AA9];[.AE9];[.AI9];[.AM9];[.AQ9])" office:value-type="float" office:value="2.63904547691345" calcext:value-type="float">
            <text:p>2,6390454769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25875306129456" calcext:value-type="float">
            <text:p>4,258753061294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75164747238159" calcext:value-type="float">
            <text:p>4,7516474723815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66222596168518" calcext:value-type="float">
            <text:p>4,6622259616851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35644316673279" calcext:value-type="float">
            <text:p>4,3564431667327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54161667823792" calcext:value-type="float">
            <text:p>4,5416166782379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5.03758144378662" calcext:value-type="float">
            <text:p>5,0375814437866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44225645065308" calcext:value-type="float">
            <text:p>4,4422564506530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654705286026" calcext:value-type="float">
            <text:p>4,65470528602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71907567977905" calcext:value-type="float">
            <text:p>4,7190756797790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65570831298828" calcext:value-type="float">
            <text:p>4,6557083129882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804" calcext:value-type="float">
            <text:p>1804</text:p>
          </table:table-cell>
          <table:table-cell office:value-type="float" office:value="4.60394167900085" calcext:value-type="float">
            <text:p>4,60394167900085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1804" calcext:value-type="float">
            <text:p>1804</text:p>
          </table:table-cell>
          <table:table-cell table:formula="of:=SUM([.C10];[.G10];[.K10];[.O10];[.S10];[.W10];[.AA10];[.AE10];[.AI10];[.AM10];[.AQ10]) / [.AW2]" office:value-type="float" office:value="4.60763229023327" calcext:value-type="float">
            <text:p>4,60763229023327</text:p>
          </table:table-cell>
          <table:table-cell table:number-columns-repeated="3"/>
          <table:table-cell table:formula="of:=MAX([.C10];[.G10];[.K10];[.O10];[.S10];[.W10];[.AA10];[.AE10];[.AI10];[.AM10];[.AQ10])" office:value-type="float" office:value="5.03758144378662" calcext:value-type="float">
            <text:p>5,03758144378662</text:p>
          </table:table-cell>
          <table:table-cell table:formula="of:=MIN([.C10];[.G10];[.K10];[.O10];[.S10];[.W10];[.AA10];[.AE10];[.AI10];[.AM10];[.AQ10])" office:value-type="float" office:value="4.25875306129456" calcext:value-type="float">
            <text:p>4,25875306129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2.99698781967163" calcext:value-type="float">
            <text:p>2,9969878196716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15289306640625" calcext:value-type="float">
            <text:p>3,1528930664062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2166383266449" calcext:value-type="float">
            <text:p>3,216638326644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14166784286499" calcext:value-type="float">
            <text:p>3,1416678428649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41115403175354" calcext:value-type="float">
            <text:p>3,4111540317535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30597162246704" calcext:value-type="float">
            <text:p>3,3059716224670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01473331451416" calcext:value-type="float">
            <text:p>3,0147333145141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18723940849304" calcext:value-type="float">
            <text:p>3,1872394084930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18936896324158" calcext:value-type="float">
            <text:p>3,1893689632415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3.15180110931396" calcext:value-type="float">
            <text:p>3,1518011093139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29" calcext:value-type="float">
            <text:p>1529</text:p>
          </table:table-cell>
          <table:table-cell office:value-type="float" office:value="2.91824841499329" calcext:value-type="float">
            <text:p>2,91824841499329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529" calcext:value-type="float">
            <text:p>1529</text:p>
          </table:table-cell>
          <table:table-cell table:formula="of:=SUM([.C11];[.G11];[.K11];[.O11];[.S11];[.W11];[.AA11];[.AE11];[.AI11];[.AM11];[.AQ11]) / [.AW2]" office:value-type="float" office:value="3.15333672003313" calcext:value-type="float">
            <text:p>3,15333672003313</text:p>
          </table:table-cell>
          <table:table-cell table:number-columns-repeated="3"/>
          <table:table-cell table:formula="of:=MAX([.C11];[.G11];[.K11];[.O11];[.S11];[.W11];[.AA11];[.AE11];[.AI11];[.AM11];[.AQ11])" office:value-type="float" office:value="3.41115403175354" calcext:value-type="float">
            <text:p>3,41115403175354</text:p>
          </table:table-cell>
          <table:table-cell table:formula="of:=MIN([.C11];[.G11];[.K11];[.O11];[.S11];[.W11];[.AA11];[.AE11];[.AI11];[.AM11];[.AQ11])" office:value-type="float" office:value="2.91824841499329" calcext:value-type="float">
            <text:p>2,91824841499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32630825042725" calcext:value-type="float">
            <text:p>3,3263082504272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39864587783813" calcext:value-type="float">
            <text:p>3,3986458778381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57800555229187" calcext:value-type="float">
            <text:p>3,5780055522918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26115560531616" calcext:value-type="float">
            <text:p>3,2611556053161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53776288032532" calcext:value-type="float">
            <text:p>3,5377628803253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37919902801514" calcext:value-type="float">
            <text:p>3,3791990280151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30845332145691" calcext:value-type="float">
            <text:p>3,3084533214569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38417744636536" calcext:value-type="float">
            <text:p>3,3841774463653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29769659042358" calcext:value-type="float">
            <text:p>3,2976965904235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4292733669281" calcext:value-type="float">
            <text:p>3,429273366928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11" calcext:value-type="float">
            <text:p>911</text:p>
          </table:table-cell>
          <table:table-cell office:value-type="float" office:value="3.52007913589478" calcext:value-type="float">
            <text:p>3,52007913589478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911" calcext:value-type="float">
            <text:p>911</text:p>
          </table:table-cell>
          <table:table-cell table:formula="of:=SUM([.C12];[.G12];[.K12];[.O12];[.S12];[.W12];[.AA12];[.AE12];[.AI12];[.AM12];[.AQ12]) / [.AW2]" office:value-type="float" office:value="3.40188700502569" calcext:value-type="float">
            <text:p>3,40188700502569</text:p>
          </table:table-cell>
          <table:table-cell table:number-columns-repeated="3"/>
          <table:table-cell table:formula="of:=MAX([.C12];[.G12];[.K12];[.O12];[.S12];[.W12];[.AA12];[.AE12];[.AI12];[.AM12];[.AQ12])" office:value-type="float" office:value="3.57800555229187" calcext:value-type="float">
            <text:p>3,57800555229187</text:p>
          </table:table-cell>
          <table:table-cell table:formula="of:=MIN([.C12];[.G12];[.K12];[.O12];[.S12];[.W12];[.AA12];[.AE12];[.AI12];[.AM12];[.AQ12])" office:value-type="float" office:value="3.26115560531616" calcext:value-type="float">
            <text:p>3,26115560531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77557802200317" calcext:value-type="float">
            <text:p>2,7755780220031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57672262191772" calcext:value-type="float">
            <text:p>2,5767226219177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82866501808167" calcext:value-type="float">
            <text:p>2,8286650180816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74849104881287" calcext:value-type="float">
            <text:p>2,7484910488128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62475347518921" calcext:value-type="float">
            <text:p>2,6247534751892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61847949028015" calcext:value-type="float">
            <text:p>2,6184794902801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95754098892212" calcext:value-type="float">
            <text:p>2,9575409889221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79018807411194" calcext:value-type="float">
            <text:p>2,7901880741119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66376352310181" calcext:value-type="float">
            <text:p>2,6637635231018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84570288658142" calcext:value-type="float">
            <text:p>2,8457028865814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969" calcext:value-type="float">
            <text:p>969</text:p>
          </table:table-cell>
          <table:table-cell office:value-type="float" office:value="2.67769718170166" calcext:value-type="float">
            <text:p>2,67769718170166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969" calcext:value-type="float">
            <text:p>969</text:p>
          </table:table-cell>
          <table:table-cell table:formula="of:=SUM([.C13];[.G13];[.K13];[.O13];[.S13];[.W13];[.AA13];[.AE13];[.AI13];[.AM13];[.AQ13]) / [.AW2]" office:value-type="float" office:value="2.73705293915489" calcext:value-type="float">
            <text:p>2,73705293915489</text:p>
          </table:table-cell>
          <table:table-cell table:number-columns-repeated="3"/>
          <table:table-cell table:formula="of:=MAX([.C13];[.G13];[.K13];[.O13];[.S13];[.W13];[.AA13];[.AE13];[.AI13];[.AM13];[.AQ13])" office:value-type="float" office:value="2.95754098892212" calcext:value-type="float">
            <text:p>2,95754098892212</text:p>
          </table:table-cell>
          <table:table-cell table:formula="of:=MIN([.C13];[.G13];[.K13];[.O13];[.S13];[.W13];[.AA13];[.AE13];[.AI13];[.AM13];[.AQ13])" office:value-type="float" office:value="2.57672262191772" calcext:value-type="float">
            <text:p>2,5767226219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3.85088872909546" calcext:value-type="float">
            <text:p>3,8508887290954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3.66454982757568" calcext:value-type="float">
            <text:p>3,6645498275756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3.9890079498291" calcext:value-type="float">
            <text:p>3,989007949829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4.44960498809814" calcext:value-type="float">
            <text:p>4,4496049880981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4.05223870277405" calcext:value-type="float">
            <text:p>4,0522387027740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3.957190990448" calcext:value-type="float">
            <text:p>3,95719099044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3.75850987434387" calcext:value-type="float">
            <text:p>3,7585098743438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3.85575437545776" calcext:value-type="float">
            <text:p>3,8557543754577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3.98014569282532" calcext:value-type="float">
            <text:p>3,9801456928253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3.84338164329529" calcext:value-type="float">
            <text:p>3,8433816432952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499" calcext:value-type="float">
            <text:p>1499</text:p>
          </table:table-cell>
          <table:table-cell office:value-type="float" office:value="4.4725124835968" calcext:value-type="float">
            <text:p>4,4725124835968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499" calcext:value-type="float">
            <text:p>1499</text:p>
          </table:table-cell>
          <table:table-cell table:formula="of:=SUM([.C14];[.G14];[.K14];[.O14];[.S14];[.W14];[.AA14];[.AE14];[.AI14];[.AM14];[.AQ14]) / [.AW2]" office:value-type="float" office:value="3.98852593248541" calcext:value-type="float">
            <text:p>3,98852593248541</text:p>
          </table:table-cell>
          <table:table-cell table:number-columns-repeated="3"/>
          <table:table-cell table:formula="of:=MAX([.C14];[.G14];[.K14];[.O14];[.S14];[.W14];[.AA14];[.AE14];[.AI14];[.AM14];[.AQ14])" office:value-type="float" office:value="4.4725124835968" calcext:value-type="float">
            <text:p>4,4725124835968</text:p>
          </table:table-cell>
          <table:table-cell table:formula="of:=MIN([.C14];[.G14];[.K14];[.O14];[.S14];[.W14];[.AA14];[.AE14];[.AI14];[.AM14];[.AQ14])" office:value-type="float" office:value="3.66454982757568" calcext:value-type="float">
            <text:p>3,66454982757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09871363639832" calcext:value-type="float">
            <text:p>3,0987136363983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23822164535522" calcext:value-type="float">
            <text:p>3,2382216453552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26744198799133" calcext:value-type="float">
            <text:p>3,2674419879913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20404052734375" calcext:value-type="float">
            <text:p>3,2040405273437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22087407112122" calcext:value-type="float">
            <text:p>3,2208740711212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38928294181824" calcext:value-type="float">
            <text:p>3,3892829418182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18746709823608" calcext:value-type="float">
            <text:p>3,1874670982360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48111248016357" calcext:value-type="float">
            <text:p>3,4811124801635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43662309646606" calcext:value-type="float">
            <text:p>3,4366230964660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23528671264648" calcext:value-type="float">
            <text:p>3,2352867126464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865" calcext:value-type="float">
            <text:p>865</text:p>
          </table:table-cell>
          <table:table-cell office:value-type="float" office:value="3.32283425331116" calcext:value-type="float">
            <text:p>3,32283425331116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865" calcext:value-type="float">
            <text:p>865</text:p>
          </table:table-cell>
          <table:table-cell table:formula="of:=SUM([.C15];[.G15];[.K15];[.O15];[.S15];[.W15];[.AA15];[.AE15];[.AI15];[.AM15];[.AQ15]) / [.AW2]" office:value-type="float" office:value="3.28017258644104" calcext:value-type="float">
            <text:p>3,28017258644104</text:p>
          </table:table-cell>
          <table:table-cell table:number-columns-repeated="3"/>
          <table:table-cell table:formula="of:=MAX([.C15];[.G15];[.K15];[.O15];[.S15];[.W15];[.AA15];[.AE15];[.AI15];[.AM15];[.AQ15])" office:value-type="float" office:value="3.48111248016357" calcext:value-type="float">
            <text:p>3,48111248016357</text:p>
          </table:table-cell>
          <table:table-cell table:formula="of:=MIN([.C15];[.G15];[.K15];[.O15];[.S15];[.W15];[.AA15];[.AE15];[.AI15];[.AM15];[.AQ15])" office:value-type="float" office:value="3.09871363639832" calcext:value-type="float">
            <text:p>3,09871363639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78967332839966" calcext:value-type="float">
            <text:p>2,7896733283996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81787014007568" calcext:value-type="float">
            <text:p>2,8178701400756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63500475883484" calcext:value-type="float">
            <text:p>2,6350047588348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75426077842712" calcext:value-type="float">
            <text:p>2,7542607784271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7763569355011" calcext:value-type="float">
            <text:p>2,776356935501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63236451148987" calcext:value-type="float">
            <text:p>2,6323645114898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83319783210754" calcext:value-type="float">
            <text:p>2,8331978321075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6453013420105" calcext:value-type="float">
            <text:p>2,645301342010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69263672828674" calcext:value-type="float">
            <text:p>2,6926367282867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98458957672119" calcext:value-type="float">
            <text:p>2,9845895767211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008" calcext:value-type="float">
            <text:p>1008</text:p>
          </table:table-cell>
          <table:table-cell office:value-type="float" office:value="2.78560638427734" calcext:value-type="float">
            <text:p>2,78560638427734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008" calcext:value-type="float">
            <text:p>1008</text:p>
          </table:table-cell>
          <table:table-cell table:style-name="ce2" table:formula="of:=SUM([.C16];[.G16];[.K16];[.O16];[.S16];[.W16];[.AA16];[.AE16];[.AI16];[.AM16];[.AQ16]) / [.AW2]" office:value-type="float" office:value="2.75880566510287" calcext:value-type="float">
            <text:p>2,75880566510287</text:p>
          </table:table-cell>
          <table:table-cell table:number-columns-repeated="3"/>
          <table:table-cell table:formula="of:=MAX([.C16];[.G16];[.K16];[.O16];[.S16];[.W16];[.AA16];[.AE16];[.AI16];[.AM16];[.AQ16])" office:value-type="float" office:value="2.98458957672119" calcext:value-type="float">
            <text:p>2,98458957672119</text:p>
          </table:table-cell>
          <table:table-cell table:formula="of:=MIN([.C16];[.G16];[.K16];[.O16];[.S16];[.W16];[.AA16];[.AE16];[.AI16];[.AM16];[.AQ16])" office:value-type="float" office:value="2.63236451148987" calcext:value-type="float">
            <text:p>2,63236451148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12667036056519" calcext:value-type="float">
            <text:p>3,1266703605651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21755743026733" calcext:value-type="float">
            <text:p>3,2175574302673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28852081298828" calcext:value-type="float">
            <text:p>3,2885208129882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31137228012085" calcext:value-type="float">
            <text:p>3,3113722801208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22684550285339" calcext:value-type="float">
            <text:p>3,2268455028533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38978362083435" calcext:value-type="float">
            <text:p>3,3897836208343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26065826416016" calcext:value-type="float">
            <text:p>3,2606582641601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39094638824463" calcext:value-type="float">
            <text:p>3,3909463882446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31346964836121" calcext:value-type="float">
            <text:p>3,3134696483612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39715671539307" calcext:value-type="float">
            <text:p>3,3971567153930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35" calcext:value-type="float">
            <text:p>1335</text:p>
          </table:table-cell>
          <table:table-cell office:value-type="float" office:value="3.41542911529541" calcext:value-type="float">
            <text:p>3,41542911529541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335" calcext:value-type="float">
            <text:p>1335</text:p>
          </table:table-cell>
          <table:table-cell table:formula="of:=SUM([.C17];[.G17];[.K17];[.O17];[.S17];[.W17];[.AA17];[.AE17];[.AI17];[.AM17];[.AQ17]) / [.AW2]" office:value-type="float" office:value="3.30349183082581" calcext:value-type="float">
            <text:p>3,30349183082581</text:p>
          </table:table-cell>
          <table:table-cell table:number-columns-repeated="3"/>
          <table:table-cell table:formula="of:=MAX([.C17];[.G17];[.K17];[.O17];[.S17];[.W17];[.AA17];[.AE17];[.AI17];[.AM17];[.AQ17])" office:value-type="float" office:value="3.41542911529541" calcext:value-type="float">
            <text:p>3,41542911529541</text:p>
          </table:table-cell>
          <table:table-cell table:formula="of:=MIN([.C17];[.G17];[.K17];[.O17];[.S17];[.W17];[.AA17];[.AE17];[.AI17];[.AM17];[.AQ17])" office:value-type="float" office:value="3.12667036056519" calcext:value-type="float">
            <text:p>3,12667036056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3.50463104248047" calcext:value-type="float">
            <text:p>3,5046310424804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3.92107391357422" calcext:value-type="float">
            <text:p>3,9210739135742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4.74448037147522" calcext:value-type="float">
            <text:p>4,7444803714752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3.68244218826294" calcext:value-type="float">
            <text:p>3,6824421882629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3.91878080368042" calcext:value-type="float">
            <text:p>3,9187808036804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3.74540090560913" calcext:value-type="float">
            <text:p>3,7454009056091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3.97619652748108" calcext:value-type="float">
            <text:p>3,9761965274810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3.93995809555054" calcext:value-type="float">
            <text:p>3,9399580955505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3.96654152870178" calcext:value-type="float">
            <text:p>3,9665415287017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4.20763754844666" calcext:value-type="float">
            <text:p>4,2076375484466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54" calcext:value-type="float">
            <text:p>1054</text:p>
          </table:table-cell>
          <table:table-cell office:value-type="float" office:value="3.77600789070129" calcext:value-type="float">
            <text:p>3,77600789070129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054" calcext:value-type="float">
            <text:p>1054</text:p>
          </table:table-cell>
          <table:table-cell table:formula="of:=SUM([.C18];[.G18];[.K18];[.O18];[.S18];[.W18];[.AA18];[.AE18];[.AI18];[.AM18];[.AQ18]) / [.AW2]" office:value-type="float" office:value="3.94392280145125" calcext:value-type="float">
            <text:p>3,94392280145125</text:p>
          </table:table-cell>
          <table:table-cell table:number-columns-repeated="3"/>
          <table:table-cell table:formula="of:=MAX([.C18];[.G18];[.K18];[.O18];[.S18];[.W18];[.AA18];[.AE18];[.AI18];[.AM18];[.AQ18])" office:value-type="float" office:value="4.74448037147522" calcext:value-type="float">
            <text:p>4,74448037147522</text:p>
          </table:table-cell>
          <table:table-cell table:formula="of:=MIN([.C18];[.G18];[.K18];[.O18];[.S18];[.W18];[.AA18];[.AE18];[.AI18];[.AM18];[.AQ18])" office:value-type="float" office:value="3.50463104248047" calcext:value-type="float">
            <text:p>3,50463104248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2.61600685119629" calcext:value-type="float">
            <text:p>2,6160068511962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2.88470363616943" calcext:value-type="float">
            <text:p>2,8847036361694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2.90115904808044" calcext:value-type="float">
            <text:p>2,9011590480804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2.81586456298828" calcext:value-type="float">
            <text:p>2,8158645629882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2.94513750076294" calcext:value-type="float">
            <text:p>2,9451375007629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3.02515172958374" calcext:value-type="float">
            <text:p>3,0251517295837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2.79400157928467" calcext:value-type="float">
            <text:p>2,7940015792846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2.8939163684845" calcext:value-type="float">
            <text:p>2,893916368484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3.00309705734253" calcext:value-type="float">
            <text:p>3,0030970573425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2.80940461158752" calcext:value-type="float">
            <text:p>2,8094046115875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890" calcext:value-type="float">
            <text:p>890</text:p>
          </table:table-cell>
          <table:table-cell office:value-type="float" office:value="3.15214347839355" calcext:value-type="float">
            <text:p>3,15214347839355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890" calcext:value-type="float">
            <text:p>890</text:p>
          </table:table-cell>
          <table:table-cell table:formula="of:=SUM([.C19];[.G19];[.K19];[.O19];[.S19];[.W19];[.AA19];[.AE19];[.AI19];[.AM19];[.AQ19]) / [.AW2]" office:value-type="float" office:value="2.89459876580672" calcext:value-type="float">
            <text:p>2,89459876580672</text:p>
          </table:table-cell>
          <table:table-cell table:number-columns-repeated="3"/>
          <table:table-cell table:formula="of:=MAX([.C19];[.G19];[.K19];[.O19];[.S19];[.W19];[.AA19];[.AE19];[.AI19];[.AM19];[.AQ19])" office:value-type="float" office:value="3.15214347839355" calcext:value-type="float">
            <text:p>3,15214347839355</text:p>
          </table:table-cell>
          <table:table-cell table:formula="of:=MIN([.C19];[.G19];[.K19];[.O19];[.S19];[.W19];[.AA19];[.AE19];[.AI19];[.AM19];[.AQ19])" office:value-type="float" office:value="2.61600685119629" calcext:value-type="float">
            <text:p>2,61600685119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6442277431488" calcext:value-type="float">
            <text:p>3,644227743148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36124444007874" calcext:value-type="float">
            <text:p>3,3612444400787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42069602012634" calcext:value-type="float">
            <text:p>3,4206960201263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24426746368408" calcext:value-type="float">
            <text:p>3,2442674636840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32855868339539" calcext:value-type="float">
            <text:p>3,3285586833953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25440859794617" calcext:value-type="float">
            <text:p>3,2544085979461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11211585998535" calcext:value-type="float">
            <text:p>3,1121158599853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36380434036255" calcext:value-type="float">
            <text:p>3,3638043403625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39197635650635" calcext:value-type="float">
            <text:p>3,3919763565063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40401411056519" calcext:value-type="float">
            <text:p>3,4040141105651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32" calcext:value-type="float">
            <text:p>1232</text:p>
          </table:table-cell>
          <table:table-cell office:value-type="float" office:value="3.28055167198181" calcext:value-type="float">
            <text:p>3,28055167198181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1232" calcext:value-type="float">
            <text:p>1232</text:p>
          </table:table-cell>
          <table:table-cell table:formula="of:=SUM([.C20];[.G20];[.K20];[.O20];[.S20];[.W20];[.AA20];[.AE20];[.AI20];[.AM20];[.AQ20]) / [.AW2]" office:value-type="float" office:value="3.34598775343462" calcext:value-type="float">
            <text:p>3,34598775343462</text:p>
          </table:table-cell>
          <table:table-cell table:number-columns-repeated="3"/>
          <table:table-cell table:formula="of:=MAX([.C20];[.G20];[.K20];[.O20];[.S20];[.W20];[.AA20];[.AE20];[.AI20];[.AM20];[.AQ20])" office:value-type="float" office:value="3.6442277431488" calcext:value-type="float">
            <text:p>3,6442277431488</text:p>
          </table:table-cell>
          <table:table-cell table:formula="of:=MIN([.C20];[.G20];[.K20];[.O20];[.S20];[.W20];[.AA20];[.AE20];[.AI20];[.AM20];[.AQ20])" office:value-type="float" office:value="3.11211585998535" calcext:value-type="float">
            <text:p>3,11211585998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2.8653678894043" calcext:value-type="float">
            <text:p>2,865367889404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3.2974112033844" calcext:value-type="float">
            <text:p>3,297411203384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2.88650298118591" calcext:value-type="float">
            <text:p>2,8865029811859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2.8655800819397" calcext:value-type="float">
            <text:p>2,865580081939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2.70739459991455" calcext:value-type="float">
            <text:p>2,7073945999145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2.80118155479431" calcext:value-type="float">
            <text:p>2,8011815547943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2.72709631919861" calcext:value-type="float">
            <text:p>2,7270963191986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2.99215722084045" calcext:value-type="float">
            <text:p>2,9921572208404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3.24731540679932" calcext:value-type="float">
            <text:p>3,2473154067993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2.69659185409546" calcext:value-type="float">
            <text:p>2,6965918540954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794" calcext:value-type="float">
            <text:p>794</text:p>
          </table:table-cell>
          <table:table-cell office:value-type="float" office:value="3.05650973320007" calcext:value-type="float">
            <text:p>3,05650973320007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794" calcext:value-type="float">
            <text:p>794</text:p>
          </table:table-cell>
          <table:table-cell table:formula="of:=SUM([.C21];[.G21];[.K21];[.O21];[.S21];[.W21];[.AA21];[.AE21];[.AI21];[.AM21];[.AQ21]) / [.AW2]" office:value-type="float" office:value="2.92210080406883" calcext:value-type="float">
            <text:p>2,92210080406883</text:p>
          </table:table-cell>
          <table:table-cell table:number-columns-repeated="3"/>
          <table:table-cell table:formula="of:=MAX([.C21];[.G21];[.K21];[.O21];[.S21];[.W21];[.AA21];[.AE21];[.AI21];[.AM21];[.AQ21])" office:value-type="float" office:value="3.2974112033844" calcext:value-type="float">
            <text:p>3,2974112033844</text:p>
          </table:table-cell>
          <table:table-cell table:formula="of:=MIN([.C21];[.G21];[.K21];[.O21];[.S21];[.W21];[.AA21];[.AE21];[.AI21];[.AM21];[.AQ21])" office:value-type="float" office:value="2.69659185409546" calcext:value-type="float">
            <text:p>2,69659185409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2.84438920021057" calcext:value-type="float">
            <text:p>2,8443892002105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3.0627338886261" calcext:value-type="float">
            <text:p>3,062733888626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3.23868322372437" calcext:value-type="float">
            <text:p>3,2386832237243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3.21926355361938" calcext:value-type="float">
            <text:p>3,2192635536193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3.02395057678223" calcext:value-type="float">
            <text:p>3,0239505767822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3.04494261741638" calcext:value-type="float">
            <text:p>3,0449426174163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2.99231362342834" calcext:value-type="float">
            <text:p>2,9923136234283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2.97399950027466" calcext:value-type="float">
            <text:p>2,9739995002746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2.93071722984314" calcext:value-type="float">
            <text:p>2,9307172298431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3.1082136631012" calcext:value-type="float">
            <text:p>3,108213663101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65" calcext:value-type="float">
            <text:p>765</text:p>
          </table:table-cell>
          <table:table-cell office:value-type="float" office:value="3.21700310707092" calcext:value-type="float">
            <text:p>3,21700310707092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765" calcext:value-type="float">
            <text:p>765</text:p>
          </table:table-cell>
          <table:table-cell table:formula="of:=SUM([.C22];[.G22];[.K22];[.O22];[.S22];[.W22];[.AA22];[.AE22];[.AI22];[.AM22];[.AQ22]) / [.AW2]" office:value-type="float" office:value="3.05965547128157" calcext:value-type="float">
            <text:p>3,05965547128157</text:p>
          </table:table-cell>
          <table:table-cell table:number-columns-repeated="3"/>
          <table:table-cell table:formula="of:=MAX([.C22];[.G22];[.K22];[.O22];[.S22];[.W22];[.AA22];[.AE22];[.AI22];[.AM22];[.AQ22])" office:value-type="float" office:value="3.23868322372437" calcext:value-type="float">
            <text:p>3,23868322372437</text:p>
          </table:table-cell>
          <table:table-cell table:formula="of:=MIN([.C22];[.G22];[.K22];[.O22];[.S22];[.W22];[.AA22];[.AE22];[.AI22];[.AM22];[.AQ22])" office:value-type="float" office:value="2.84438920021057" calcext:value-type="float">
            <text:p>2,84438920021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26429915428162" calcext:value-type="float">
            <text:p>3,2642991542816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24717998504639" calcext:value-type="float">
            <text:p>3,2471799850463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52581834793091" calcext:value-type="float">
            <text:p>3,5258183479309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53241014480591" calcext:value-type="float">
            <text:p>3,5324101448059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31134700775146" calcext:value-type="float">
            <text:p>3,3113470077514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3597149848938" calcext:value-type="float">
            <text:p>3,359714984893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30275440216064" calcext:value-type="float">
            <text:p>3,3027544021606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40898394584656" calcext:value-type="float">
            <text:p>3,4089839458465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37623620033264" calcext:value-type="float">
            <text:p>3,3762362003326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4591269493103" calcext:value-type="float">
            <text:p>3,459126949310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24" calcext:value-type="float">
            <text:p>1224</text:p>
          </table:table-cell>
          <table:table-cell office:value-type="float" office:value="3.35657906532288" calcext:value-type="float">
            <text:p>3,35657906532288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1224" calcext:value-type="float">
            <text:p>1224</text:p>
          </table:table-cell>
          <table:table-cell table:formula="of:=SUM([.C23];[.G23];[.K23];[.O23];[.S23];[.W23];[.AA23];[.AE23];[.AI23];[.AM23];[.AQ23]) / [.AW2]" office:value-type="float" office:value="3.37676819888028" calcext:value-type="float">
            <text:p>3,37676819888028</text:p>
          </table:table-cell>
          <table:table-cell table:number-columns-repeated="3"/>
          <table:table-cell table:formula="of:=MAX([.C23];[.G23];[.K23];[.O23];[.S23];[.W23];[.AA23];[.AE23];[.AI23];[.AM23];[.AQ23])" office:value-type="float" office:value="3.53241014480591" calcext:value-type="float">
            <text:p>3,53241014480591</text:p>
          </table:table-cell>
          <table:table-cell table:formula="of:=MIN([.C23];[.G23];[.K23];[.O23];[.S23];[.W23];[.AA23];[.AE23];[.AI23];[.AM23];[.AQ23])" office:value-type="float" office:value="3.24717998504639" calcext:value-type="float">
            <text:p>3,24717998504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28688788414001" calcext:value-type="float">
            <text:p>2,2868878841400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47935605049133" calcext:value-type="float">
            <text:p>2,4793560504913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55501484870911" calcext:value-type="float">
            <text:p>2,5550148487091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72379493713379" calcext:value-type="float">
            <text:p>2,7237949371337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5174458026886" calcext:value-type="float">
            <text:p>2,517445802688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45190644264221" calcext:value-type="float">
            <text:p>2,4519064426422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44588375091553" calcext:value-type="float">
            <text:p>2,4458837509155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90557527542114" calcext:value-type="float">
            <text:p>2,9055752754211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64352607727051" calcext:value-type="float">
            <text:p>2,6435260772705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51025104522705" calcext:value-type="float">
            <text:p>2,5102510452270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6" calcext:value-type="float">
            <text:p>1176</text:p>
          </table:table-cell>
          <table:table-cell office:value-type="float" office:value="2.52587270736694" calcext:value-type="float">
            <text:p>2,52587270736694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1176" calcext:value-type="float">
            <text:p>1176</text:p>
          </table:table-cell>
          <table:table-cell table:formula="of:=SUM([.C24];[.G24];[.K24];[.O24];[.S24];[.W24];[.AA24];[.AE24];[.AI24];[.AM24];[.AQ24]) / [.AW2]" office:value-type="float" office:value="2.54959225654602" calcext:value-type="float">
            <text:p>2,54959225654602</text:p>
          </table:table-cell>
          <table:table-cell table:number-columns-repeated="3"/>
          <table:table-cell table:formula="of:=MAX([.C24];[.G24];[.K24];[.O24];[.S24];[.W24];[.AA24];[.AE24];[.AI24];[.AM24];[.AQ24])" office:value-type="float" office:value="2.90557527542114" calcext:value-type="float">
            <text:p>2,90557527542114</text:p>
          </table:table-cell>
          <table:table-cell table:formula="of:=MIN([.C24];[.G24];[.K24];[.O24];[.S24];[.W24];[.AA24];[.AE24];[.AI24];[.AM24];[.AQ24])" office:value-type="float" office:value="2.28688788414001" calcext:value-type="float">
            <text:p>2,28688788414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3.49568223953247" calcext:value-type="float">
            <text:p>3,4956822395324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3.66694903373718" calcext:value-type="float">
            <text:p>3,6669490337371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4.0519278049469" calcext:value-type="float">
            <text:p>4,051927804946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3.77353286743164" calcext:value-type="float">
            <text:p>3,7735328674316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3.67238211631775" calcext:value-type="float">
            <text:p>3,6723821163177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3.61528158187866" calcext:value-type="float">
            <text:p>3,6152815818786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3.75130701065063" calcext:value-type="float">
            <text:p>3,7513070106506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3.68168425559998" calcext:value-type="float">
            <text:p>3,6816842555999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3.72965145111084" calcext:value-type="float">
            <text:p>3,7296514511108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4.09169459342957" calcext:value-type="float">
            <text:p>4,0916945934295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34" calcext:value-type="float">
            <text:p>1134</text:p>
          </table:table-cell>
          <table:table-cell office:value-type="float" office:value="3.7313597202301" calcext:value-type="float">
            <text:p>3,7313597202301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1134" calcext:value-type="float">
            <text:p>1134</text:p>
          </table:table-cell>
          <table:table-cell table:formula="of:=SUM([.C25];[.G25];[.K25];[.O25];[.S25];[.W25];[.AA25];[.AE25];[.AI25];[.AM25];[.AQ25]) / [.AW2]" office:value-type="float" office:value="3.75104115226052" calcext:value-type="float">
            <text:p>3,75104115226052</text:p>
          </table:table-cell>
          <table:table-cell table:number-columns-repeated="3"/>
          <table:table-cell table:formula="of:=MAX([.C25];[.G25];[.K25];[.O25];[.S25];[.W25];[.AA25];[.AE25];[.AI25];[.AM25];[.AQ25])" office:value-type="float" office:value="4.09169459342957" calcext:value-type="float">
            <text:p>4,09169459342957</text:p>
          </table:table-cell>
          <table:table-cell table:formula="of:=MIN([.C25];[.G25];[.K25];[.O25];[.S25];[.W25];[.AA25];[.AE25];[.AI25];[.AM25];[.AQ25])" office:value-type="float" office:value="3.49568223953247" calcext:value-type="float">
            <text:p>3,49568223953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37699818611145" calcext:value-type="float">
            <text:p>3,3769981861114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43539071083069" calcext:value-type="float">
            <text:p>3,4353907108306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27334594726562" calcext:value-type="float">
            <text:p>3,2733459472656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2778103351593" calcext:value-type="float">
            <text:p>3,277810335159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42352604866028" calcext:value-type="float">
            <text:p>3,4235260486602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14983415603638" calcext:value-type="float">
            <text:p>3,1498341560363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06567478179932" calcext:value-type="float">
            <text:p>3,0656747817993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40976333618164" calcext:value-type="float">
            <text:p>3,4097633361816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53117632865906" calcext:value-type="float">
            <text:p>3,5311763286590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43002128601074" calcext:value-type="float">
            <text:p>3,4300212860107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80" calcext:value-type="float">
            <text:p>1180</text:p>
          </table:table-cell>
          <table:table-cell office:value-type="float" office:value="3.34842991828918" calcext:value-type="float">
            <text:p>3,34842991828918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1180" calcext:value-type="float">
            <text:p>1180</text:p>
          </table:table-cell>
          <table:table-cell table:formula="of:=SUM([.C26];[.G26];[.K26];[.O26];[.S26];[.W26];[.AA26];[.AE26];[.AI26];[.AM26];[.AQ26]) / [.AW2]" office:value-type="float" office:value="3.33836100318215" calcext:value-type="float">
            <text:p>3,33836100318215</text:p>
          </table:table-cell>
          <table:table-cell table:number-columns-repeated="3"/>
          <table:table-cell table:formula="of:=MAX([.C26];[.G26];[.K26];[.O26];[.S26];[.W26];[.AA26];[.AE26];[.AI26];[.AM26];[.AQ26])" office:value-type="float" office:value="3.53117632865906" calcext:value-type="float">
            <text:p>3,53117632865906</text:p>
          </table:table-cell>
          <table:table-cell table:formula="of:=MIN([.C26];[.G26];[.K26];[.O26];[.S26];[.W26];[.AA26];[.AE26];[.AI26];[.AM26];[.AQ26])" office:value-type="float" office:value="3.06567478179932" calcext:value-type="float">
            <text:p>3,06567478179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3.17853116989136" calcext:value-type="float">
            <text:p>3,1785311698913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3.05506181716919" calcext:value-type="float">
            <text:p>3,0550618171691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2.86978340148926" calcext:value-type="float">
            <text:p>2,8697834014892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2.9421501159668" calcext:value-type="float">
            <text:p>2,942150115966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2.90273976325989" calcext:value-type="float">
            <text:p>2,9027397632598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2.74706935882568" calcext:value-type="float">
            <text:p>2,7470693588256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3.23715305328369" calcext:value-type="float">
            <text:p>3,2371530532836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2.9545431137085" calcext:value-type="float">
            <text:p>2,954543113708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3.03233861923218" calcext:value-type="float">
            <text:p>3,0323386192321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2.93817019462585" calcext:value-type="float">
            <text:p>2,9381701946258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044" calcext:value-type="float">
            <text:p>1044</text:p>
          </table:table-cell>
          <table:table-cell office:value-type="float" office:value="2.84930419921875" calcext:value-type="float">
            <text:p>2,84930419921875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1044" calcext:value-type="float">
            <text:p>1044</text:p>
          </table:table-cell>
          <table:table-cell table:formula="of:=SUM([.C27];[.G27];[.K27];[.O27];[.S27];[.W27];[.AA27];[.AE27];[.AI27];[.AM27];[.AQ27]) / [.AW2]" office:value-type="float" office:value="2.9733495278792" calcext:value-type="float">
            <text:p>2,9733495278792</text:p>
          </table:table-cell>
          <table:table-cell table:number-columns-repeated="3"/>
          <table:table-cell table:formula="of:=MAX([.C27];[.G27];[.K27];[.O27];[.S27];[.W27];[.AA27];[.AE27];[.AI27];[.AM27];[.AQ27])" office:value-type="float" office:value="3.23715305328369" calcext:value-type="float">
            <text:p>3,23715305328369</text:p>
          </table:table-cell>
          <table:table-cell table:formula="of:=MIN([.C27];[.G27];[.K27];[.O27];[.S27];[.W27];[.AA27];[.AE27];[.AI27];[.AM27];[.AQ27])" office:value-type="float" office:value="2.74706935882568" calcext:value-type="float">
            <text:p>2,74706935882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54368138313293" calcext:value-type="float">
            <text:p>3,5436813831329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95898056030273" calcext:value-type="float">
            <text:p>3,9589805603027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49571299552917" calcext:value-type="float">
            <text:p>3,4957129955291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88265991210937" calcext:value-type="float">
            <text:p>3,8826599121093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73268795013428" calcext:value-type="float">
            <text:p>3,7326879501342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4.07837581634522" calcext:value-type="float">
            <text:p>4,0783758163452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6482515335083" calcext:value-type="float">
            <text:p>3,648251533508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98091316223145" calcext:value-type="float">
            <text:p>3,9809131622314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5767548084259" calcext:value-type="float">
            <text:p>3,576754808425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77649426460266" calcext:value-type="float">
            <text:p>3,7764942646026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311" calcext:value-type="float">
            <text:p>1311</text:p>
          </table:table-cell>
          <table:table-cell office:value-type="float" office:value="3.51505064964294" calcext:value-type="float">
            <text:p>3,51505064964294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1311" calcext:value-type="float">
            <text:p>1311</text:p>
          </table:table-cell>
          <table:table-cell table:formula="of:=SUM([.C28];[.G28];[.K28];[.O28];[.S28];[.W28];[.AA28];[.AE28];[.AI28];[.AM28];[.AQ28]) / [.AW2]" office:value-type="float" office:value="3.74450573054227" calcext:value-type="float">
            <text:p>3,74450573054227</text:p>
          </table:table-cell>
          <table:table-cell table:number-columns-repeated="3"/>
          <table:table-cell table:formula="of:=MAX([.C28];[.G28];[.K28];[.O28];[.S28];[.W28];[.AA28];[.AE28];[.AI28];[.AM28];[.AQ28])" office:value-type="float" office:value="4.07837581634522" calcext:value-type="float">
            <text:p>4,07837581634522</text:p>
          </table:table-cell>
          <table:table-cell table:formula="of:=MIN([.C28];[.G28];[.K28];[.O28];[.S28];[.W28];[.AA28];[.AE28];[.AI28];[.AM28];[.AQ28])" office:value-type="float" office:value="3.49571299552917" calcext:value-type="float">
            <text:p>3,49571299552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77956795692444" calcext:value-type="float">
            <text:p>2,7795679569244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76306796073914" calcext:value-type="float">
            <text:p>2,7630679607391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9389123916626" calcext:value-type="float">
            <text:p>2,938912391662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3.01557493209839" calcext:value-type="float">
            <text:p>3,0155749320983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8060348033905" calcext:value-type="float">
            <text:p>2,806034803390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80962800979614" calcext:value-type="float">
            <text:p>2,8096280097961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69304156303406" calcext:value-type="float">
            <text:p>2,6930415630340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80691123008728" calcext:value-type="float">
            <text:p>2,8069112300872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91018581390381" calcext:value-type="float">
            <text:p>2,9101858139038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80434393882751" calcext:value-type="float">
            <text:p>2,8043439388275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246" calcext:value-type="float">
            <text:p>1246</text:p>
          </table:table-cell>
          <table:table-cell office:value-type="float" office:value="2.89169239997864" calcext:value-type="float">
            <text:p>2,89169239997864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246" calcext:value-type="float">
            <text:p>1246</text:p>
          </table:table-cell>
          <table:table-cell table:formula="of:=SUM([.C29];[.G29];[.K29];[.O29];[.S29];[.W29];[.AA29];[.AE29];[.AI29];[.AM29];[.AQ29]) / [.AW2]" office:value-type="float" office:value="2.83808736367659" calcext:value-type="float">
            <text:p>2,83808736367659</text:p>
          </table:table-cell>
          <table:table-cell table:number-columns-repeated="3"/>
          <table:table-cell table:formula="of:=MAX([.C29];[.G29];[.K29];[.O29];[.S29];[.W29];[.AA29];[.AE29];[.AI29];[.AM29];[.AQ29])" office:value-type="float" office:value="3.01557493209839" calcext:value-type="float">
            <text:p>3,01557493209839</text:p>
          </table:table-cell>
          <table:table-cell table:formula="of:=MIN([.C29];[.G29];[.K29];[.O29];[.S29];[.W29];[.AA29];[.AE29];[.AI29];[.AM29];[.AQ29])" office:value-type="float" office:value="2.69304156303406" calcext:value-type="float">
            <text:p>2,693041563034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51028800010681" calcext:value-type="float">
            <text:p>2,5102880001068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73460412025452" calcext:value-type="float">
            <text:p>2,7346041202545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43017554283142" calcext:value-type="float">
            <text:p>2,4301755428314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6789984703064" calcext:value-type="float">
            <text:p>2,678998470306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97914052009583" calcext:value-type="float">
            <text:p>2,9791405200958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5648078918457" calcext:value-type="float">
            <text:p>2,564807891845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47392535209656" calcext:value-type="float">
            <text:p>2,4739253520965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60885286331177" calcext:value-type="float">
            <text:p>2,6088528633117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58734440803528" calcext:value-type="float">
            <text:p>2,5873444080352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58479499816895" calcext:value-type="float">
            <text:p>2,5847949981689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27" calcext:value-type="float">
            <text:p>827</text:p>
          </table:table-cell>
          <table:table-cell office:value-type="float" office:value="2.53779053688049" calcext:value-type="float">
            <text:p>2,53779053688049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827" calcext:value-type="float">
            <text:p>827</text:p>
          </table:table-cell>
          <table:table-cell table:formula="of:=SUM([.C30];[.G30];[.K30];[.O30];[.S30];[.W30];[.AA30];[.AE30];[.AI30];[.AM30];[.AQ30]) / [.AW2]" office:value-type="float" office:value="2.60824751853943" calcext:value-type="float">
            <text:p>2,60824751853943</text:p>
          </table:table-cell>
          <table:table-cell table:number-columns-repeated="3"/>
          <table:table-cell table:formula="of:=MAX([.C30];[.G30];[.K30];[.O30];[.S30];[.W30];[.AA30];[.AE30];[.AI30];[.AM30];[.AQ30])" office:value-type="float" office:value="2.97914052009583" calcext:value-type="float">
            <text:p>2,97914052009583</text:p>
          </table:table-cell>
          <table:table-cell table:formula="of:=MIN([.C30];[.G30];[.K30];[.O30];[.S30];[.W30];[.AA30];[.AE30];[.AI30];[.AM30];[.AQ30])" office:value-type="float" office:value="2.43017554283142" calcext:value-type="float">
            <text:p>2,43017554283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2.629967212677" calcext:value-type="float">
            <text:p>2,62996721267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2.97622513771057" calcext:value-type="float">
            <text:p>2,9762251377105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2.95916271209717" calcext:value-type="float">
            <text:p>2,9591627120971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3.12902355194092" calcext:value-type="float">
            <text:p>3,1290235519409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2.94824528694153" calcext:value-type="float">
            <text:p>2,9482452869415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2.92448282241821" calcext:value-type="float">
            <text:p>2,9244828224182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2.89796590805054" calcext:value-type="float">
            <text:p>2,8979659080505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3.2021484375" calcext:value-type="float">
            <text:p>3,202148437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3.03113269805908" calcext:value-type="float">
            <text:p>3,0311326980590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3.04327297210693" calcext:value-type="float">
            <text:p>3,0432729721069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995" calcext:value-type="float">
            <text:p>995</text:p>
          </table:table-cell>
          <table:table-cell office:value-type="float" office:value="2.85961818695068" calcext:value-type="float">
            <text:p>2,85961818695068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995" calcext:value-type="float">
            <text:p>995</text:p>
          </table:table-cell>
          <table:table-cell table:formula="of:=SUM([.C31];[.G31];[.K31];[.O31];[.S31];[.W31];[.AA31];[.AE31];[.AI31];[.AM31];[.AQ31]) / [.AW2]" office:value-type="float" office:value="2.96374953876842" calcext:value-type="float">
            <text:p>2,96374953876842</text:p>
          </table:table-cell>
          <table:table-cell table:number-columns-repeated="3"/>
          <table:table-cell table:formula="of:=MAX([.C31];[.G31];[.K31];[.O31];[.S31];[.W31];[.AA31];[.AE31];[.AI31];[.AM31];[.AQ31])" office:value-type="float" office:value="3.2021484375" calcext:value-type="float">
            <text:p>3,2021484375</text:p>
          </table:table-cell>
          <table:table-cell table:formula="of:=MIN([.C31];[.G31];[.K31];[.O31];[.S31];[.W31];[.AA31];[.AE31];[.AI31];[.AM31];[.AQ31])" office:value-type="float" office:value="2.629967212677" calcext:value-type="float">
            <text:p>2,629967212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09284400939941" calcext:value-type="float">
            <text:p>3,0928440093994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14397358894348" calcext:value-type="float">
            <text:p>3,1439735889434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2918176651001" calcext:value-type="float">
            <text:p>3,291817665100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29130005836487" calcext:value-type="float">
            <text:p>3,2913000583648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28929829597473" calcext:value-type="float">
            <text:p>3,2892982959747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20821309089661" calcext:value-type="float">
            <text:p>3,2082130908966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16331458091736" calcext:value-type="float">
            <text:p>3,1633145809173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29789042472839" calcext:value-type="float">
            <text:p>3,2978904247283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28520202636719" calcext:value-type="float">
            <text:p>3,2852020263671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31694197654724" calcext:value-type="float">
            <text:p>3,3169419765472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171" calcext:value-type="float">
            <text:p>1171</text:p>
          </table:table-cell>
          <table:table-cell office:value-type="float" office:value="3.37267851829529" calcext:value-type="float">
            <text:p>3,37267851829529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171" calcext:value-type="float">
            <text:p>1171</text:p>
          </table:table-cell>
          <table:table-cell table:formula="of:=SUM([.C32];[.G32];[.K32];[.O32];[.S32];[.W32];[.AA32];[.AE32];[.AI32];[.AM32];[.AQ32]) / [.AW2]" office:value-type="float" office:value="3.25031583959406" calcext:value-type="float">
            <text:p>3,25031583959406</text:p>
          </table:table-cell>
          <table:table-cell table:number-columns-repeated="3"/>
          <table:table-cell table:formula="of:=MAX([.C32];[.G32];[.K32];[.O32];[.S32];[.W32];[.AA32];[.AE32];[.AI32];[.AM32];[.AQ32])" office:value-type="float" office:value="3.37267851829529" calcext:value-type="float">
            <text:p>3,37267851829529</text:p>
          </table:table-cell>
          <table:table-cell table:formula="of:=MIN([.C32];[.G32];[.K32];[.O32];[.S32];[.W32];[.AA32];[.AE32];[.AI32];[.AM32];[.AQ32])" office:value-type="float" office:value="3.09284400939941" calcext:value-type="float">
            <text:p>3,09284400939941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92.1370923519135" calcext:value-type="float">
            <text:p>92,137092351913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95.6894032955169" calcext:value-type="float">
            <text:p>95,689403295516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97.852530002594" calcext:value-type="float">
            <text:p>97,85253000259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97.0230665206909" calcext:value-type="float">
            <text:p>97,023066520690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96.643851518631" calcext:value-type="float">
            <text:p>96,6438515186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95.0282866954804" calcext:value-type="float">
            <text:p>95,028286695480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94.4478144645691" calcext:value-type="float">
            <text:p>94,447814464569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32])" office:value-type="float" office:value="98.2640423774719" calcext:value-type="float">
            <text:p>98,264042377471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32])" office:value-type="float" office:value="96.6450519561768" calcext:value-type="float">
            <text:p>96,645051956176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32])" office:value-type="float" office:value="96.8831532001495" calcext:value-type="float">
            <text:p>96,883153200149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32])" office:value-type="float" office:value="96.660174369812" calcext:value-type="float">
            <text:p>96,66017436981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32])" office:value-type="float" office:value="96.1158606139097" calcext:value-type="float">
            <text:p>96,1158606139097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32])" office:value-type="float" office:value="104.765661716461" calcext:value-type="float">
            <text:p>104,765661716461</text:p>
          </table:table-cell>
          <table:table-cell table:formula="of:=SUM([.AZ3:.AZ32])" office:value-type="float" office:value="89.2535185813904" calcext:value-type="float">
            <text:p>89,2535185813904</text:p>
          </table:table-cell>
          <table:table-cell table:number-columns-repeated="8"/>
        </table:table-row>
      </table:table>
      <table:table table:name="50_Janelas sup_0.006&amp;conf_0.9" table:style-name="ta1"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1.6326208114624" calcext:value-type="float">
            <text:p>91,632620811462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1.6717803478241" calcext:value-type="float">
            <text:p>91,671780347824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3.2774028778076" calcext:value-type="float">
            <text:p>93,277402877807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1.3432376384735" calcext:value-type="float">
            <text:p>91,343237638473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87.8991107940674" calcext:value-type="float">
            <text:p>87,899110794067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2145571708679" calcext:value-type="float">
            <text:p>92,214557170867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2.864586353302" calcext:value-type="float">
            <text:p>92,86458635330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101.135890245438" calcext:value-type="float">
            <text:p>101,13589024543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5.7158319950104" calcext:value-type="float">
            <text:p>95,715831995010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8.7742428779602" calcext:value-type="float">
            <text:p>98,774242877960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57" calcext:value-type="float">
            <text:p>957</text:p>
          </table:table-cell>
          <table:table-cell office:value-type="float" office:value="93.1968522071838" calcext:value-type="float">
            <text:p>93,1968522071838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57" calcext:value-type="float">
            <text:p>957</text:p>
          </table:table-cell>
          <table:table-cell table:formula="of:=SUM([.C2];[.G2];[.K2];[.O2];[.S2];[.W2];[.AA2];[.AE2];[.AI2];[.AM2];[.AQ2]) / [.AW2]" office:value-type="float" office:value="93.611464847218" calcext:value-type="float">
            <text:p>93,611464847218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101.135890245438" calcext:value-type="float">
            <text:p>101,135890245438</text:p>
          </table:table-cell>
          <table:table-cell table:formula="of:=MIN([.C2];[.G2];[.K2];[.O2];[.S2];[.W2];[.AA2];[.AE2];[.AI2];[.AM2];[.AQ2])" office:value-type="float" office:value="87.8991107940674" calcext:value-type="float">
            <text:p>87,8991107940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1.88695287704468" calcext:value-type="float">
            <text:p>1,8869528770446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2.10149645805359" calcext:value-type="float">
            <text:p>2,1014964580535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2.01482272148132" calcext:value-type="float">
            <text:p>2,0148227214813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1.95660972595215" calcext:value-type="float">
            <text:p>1,9566097259521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2.06307148933411" calcext:value-type="float">
            <text:p>2,0630714893341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1.98652648925781" calcext:value-type="float">
            <text:p>1,9865264892578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2.1108615398407" calcext:value-type="float">
            <text:p>2,110861539840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2.42130613327026" calcext:value-type="float">
            <text:p>2,4213061332702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2.10888075828552" calcext:value-type="float">
            <text:p>2,1088807582855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2.04642462730408" calcext:value-type="float">
            <text:p>2,0464246273040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40" calcext:value-type="float">
            <text:p>1140</text:p>
          </table:table-cell>
          <table:table-cell office:value-type="float" office:value="2.12450098991394" calcext:value-type="float">
            <text:p>2,12450098991394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140" calcext:value-type="float">
            <text:p>1140</text:p>
          </table:table-cell>
          <table:table-cell table:formula="of:=SUM([.C3];[.G3];[.K3];[.O3];[.S3];[.W3];[.AA3];[.AE3];[.AI3];[.AM3];[.AQ3]) / [.AW2]" office:value-type="float" office:value="2.07467761906711" calcext:value-type="float">
            <text:p>2,07467761906711</text:p>
          </table:table-cell>
          <table:table-cell table:number-columns-repeated="3"/>
          <table:table-cell table:formula="of:=MAX([.C3];[.G3];[.K3];[.O3];[.S3];[.W3];[.AA3];[.AE3];[.AI3];[.AM3];[.AQ3])" office:value-type="float" office:value="2.42130613327026" calcext:value-type="float">
            <text:p>2,42130613327026</text:p>
          </table:table-cell>
          <table:table-cell table:formula="of:=MIN([.C3];[.G3];[.K3];[.O3];[.S3];[.W3];[.AA3];[.AE3];[.AI3];[.AM3];[.AQ3])" office:value-type="float" office:value="1.88695287704468" calcext:value-type="float">
            <text:p>1,88695287704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08656024932861" calcext:value-type="float">
            <text:p>2,0865602493286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28001260757446" calcext:value-type="float">
            <text:p>2,2800126075744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17112803459167" calcext:value-type="float">
            <text:p>2,1711280345916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25923013687134" calcext:value-type="float">
            <text:p>2,2592301368713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57316732406616" calcext:value-type="float">
            <text:p>2,5731673240661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13078999519348" calcext:value-type="float">
            <text:p>2,1307899951934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26097989082336" calcext:value-type="float">
            <text:p>2,2609798908233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36221671104431" calcext:value-type="float">
            <text:p>2,3622167110443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17368459701538" calcext:value-type="float">
            <text:p>2,1736845970153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2060604095459" calcext:value-type="float">
            <text:p>2,206060409545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864" calcext:value-type="float">
            <text:p>864</text:p>
          </table:table-cell>
          <table:table-cell office:value-type="float" office:value="2.3922438621521" calcext:value-type="float">
            <text:p>2,3922438621521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864" calcext:value-type="float">
            <text:p>864</text:p>
          </table:table-cell>
          <table:table-cell table:formula="of:=SUM([.C4];[.G4];[.K4];[.O4];[.S4];[.W4];[.AA4];[.AE4];[.AI4];[.AM4];[.AQ4]) / [.AW2]" office:value-type="float" office:value="2.2632794380188" calcext:value-type="float">
            <text:p>2,2632794380188</text:p>
          </table:table-cell>
          <table:table-cell table:number-columns-repeated="3"/>
          <table:table-cell table:formula="of:=MAX([.C4];[.G4];[.K4];[.O4];[.S4];[.W4];[.AA4];[.AE4];[.AI4];[.AM4];[.AQ4])" office:value-type="float" office:value="2.57316732406616" calcext:value-type="float">
            <text:p>2,57316732406616</text:p>
          </table:table-cell>
          <table:table-cell table:formula="of:=MIN([.C4];[.G4];[.K4];[.O4];[.S4];[.W4];[.AA4];[.AE4];[.AI4];[.AM4];[.AQ4])" office:value-type="float" office:value="2.08656024932861" calcext:value-type="float">
            <text:p>2,08656024932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1.9238555431366" calcext:value-type="float">
            <text:p>1,923855543136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2.02175331115723" calcext:value-type="float">
            <text:p>2,0217533111572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1.86574792861938" calcext:value-type="float">
            <text:p>1,8657479286193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1.9732518196106" calcext:value-type="float">
            <text:p>1,973251819610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2.1153883934021" calcext:value-type="float">
            <text:p>2,115388393402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2.1041214466095" calcext:value-type="float">
            <text:p>2,104121446609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1.84839296340942" calcext:value-type="float">
            <text:p>1,8483929634094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2.32574248313904" calcext:value-type="float">
            <text:p>2,3257424831390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2.08092904090881" calcext:value-type="float">
            <text:p>2,0809290409088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2.0184051990509" calcext:value-type="float">
            <text:p>2,018405199050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295" calcext:value-type="float">
            <text:p>1295</text:p>
          </table:table-cell>
          <table:table-cell office:value-type="float" office:value="2.04991626739502" calcext:value-type="float">
            <text:p>2,04991626739502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295" calcext:value-type="float">
            <text:p>1295</text:p>
          </table:table-cell>
          <table:table-cell table:formula="of:=SUM([.C5];[.G5];[.K5];[.O5];[.S5];[.W5];[.AA5];[.AE5];[.AI5];[.AM5];[.AQ5]) / [.AW2]" office:value-type="float" office:value="2.02977312694896" calcext:value-type="float">
            <text:p>2,02977312694896</text:p>
          </table:table-cell>
          <table:table-cell table:number-columns-repeated="3"/>
          <table:table-cell table:formula="of:=MAX([.C5];[.G5];[.K5];[.O5];[.S5];[.W5];[.AA5];[.AE5];[.AI5];[.AM5];[.AQ5])" office:value-type="float" office:value="2.32574248313904" calcext:value-type="float">
            <text:p>2,32574248313904</text:p>
          </table:table-cell>
          <table:table-cell table:formula="of:=MIN([.C5];[.G5];[.K5];[.O5];[.S5];[.W5];[.AA5];[.AE5];[.AI5];[.AM5];[.AQ5])" office:value-type="float" office:value="1.84839296340942" calcext:value-type="float">
            <text:p>1,84839296340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1.90490651130676" calcext:value-type="float">
            <text:p>1,9049065113067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1.84330797195435" calcext:value-type="float">
            <text:p>1,8433079719543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2.0102813243866" calcext:value-type="float">
            <text:p>2,010281324386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1.9911584854126" calcext:value-type="float">
            <text:p>1,991158485412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1.87646079063416" calcext:value-type="float">
            <text:p>1,8764607906341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2.03499436378479" calcext:value-type="float">
            <text:p>2,0349943637847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1.84062886238098" calcext:value-type="float">
            <text:p>1,8406288623809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2.22124457359314" calcext:value-type="float">
            <text:p>2,2212445735931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2.19026780128479" calcext:value-type="float">
            <text:p>2,1902678012847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2.09681177139282" calcext:value-type="float">
            <text:p>2,0968117713928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5" calcext:value-type="float">
            <text:p>1035</text:p>
          </table:table-cell>
          <table:table-cell office:value-type="float" office:value="2.00353765487671" calcext:value-type="float">
            <text:p>2,00353765487671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035" calcext:value-type="float">
            <text:p>1035</text:p>
          </table:table-cell>
          <table:table-cell table:formula="of:=SUM([.C6];[.G6];[.K6];[.O6];[.S6];[.W6];[.AA6];[.AE6];[.AI6];[.AM6];[.AQ6]) / [.AW2]" office:value-type="float" office:value="2.00123637372797" calcext:value-type="float">
            <text:p>2,00123637372797</text:p>
          </table:table-cell>
          <table:table-cell table:number-columns-repeated="3"/>
          <table:table-cell table:formula="of:=MAX([.C6];[.G6];[.K6];[.O6];[.S6];[.W6];[.AA6];[.AE6];[.AI6];[.AM6];[.AQ6])" office:value-type="float" office:value="2.22124457359314" calcext:value-type="float">
            <text:p>2,22124457359314</text:p>
          </table:table-cell>
          <table:table-cell table:formula="of:=MIN([.C6];[.G6];[.K6];[.O6];[.S6];[.W6];[.AA6];[.AE6];[.AI6];[.AM6];[.AQ6])" office:value-type="float" office:value="1.84062886238098" calcext:value-type="float">
            <text:p>1,84062886238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2.44286775588989" calcext:value-type="float">
            <text:p>2,4428677558898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2.6389901638031" calcext:value-type="float">
            <text:p>2,638990163803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2.51998066902161" calcext:value-type="float">
            <text:p>2,5199806690216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2.95453262329102" calcext:value-type="float">
            <text:p>2,9545326232910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2.60214757919312" calcext:value-type="float">
            <text:p>2,6021475791931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2.90157079696655" calcext:value-type="float">
            <text:p>2,9015707969665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3.05902671813965" calcext:value-type="float">
            <text:p>3,0590267181396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2.93989062309265" calcext:value-type="float">
            <text:p>2,9398906230926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3.08041191101074" calcext:value-type="float">
            <text:p>3,0804119110107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2.72426819801331" calcext:value-type="float">
            <text:p>2,7242681980133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4" calcext:value-type="float">
            <text:p>1074</text:p>
          </table:table-cell>
          <table:table-cell office:value-type="float" office:value="2.6894953250885" calcext:value-type="float">
            <text:p>2,6894953250885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074" calcext:value-type="float">
            <text:p>1074</text:p>
          </table:table-cell>
          <table:table-cell table:formula="of:=SUM([.C7];[.G7];[.K7];[.O7];[.S7];[.W7];[.AA7];[.AE7];[.AI7];[.AM7];[.AQ7]) / [.AW2]" office:value-type="float" office:value="2.77756203304638" calcext:value-type="float">
            <text:p>2,77756203304638</text:p>
          </table:table-cell>
          <table:table-cell table:number-columns-repeated="3"/>
          <table:table-cell table:formula="of:=MAX([.C7];[.G7];[.K7];[.O7];[.S7];[.W7];[.AA7];[.AE7];[.AI7];[.AM7];[.AQ7])" office:value-type="float" office:value="3.08041191101074" calcext:value-type="float">
            <text:p>3,08041191101074</text:p>
          </table:table-cell>
          <table:table-cell table:formula="of:=MIN([.C7];[.G7];[.K7];[.O7];[.S7];[.W7];[.AA7];[.AE7];[.AI7];[.AM7];[.AQ7])" office:value-type="float" office:value="2.44286775588989" calcext:value-type="float">
            <text:p>2,44286775588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1.82212734222412" calcext:value-type="float">
            <text:p>1,8221273422241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1.86160898208618" calcext:value-type="float">
            <text:p>1,8616089820861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1.94179201126099" calcext:value-type="float">
            <text:p>1,9417920112609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2.08032464981079" calcext:value-type="float">
            <text:p>2,0803246498107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1.96208119392395" calcext:value-type="float">
            <text:p>1,9620811939239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1.76145815849304" calcext:value-type="float">
            <text:p>1,7614581584930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1.94940948486328" calcext:value-type="float">
            <text:p>1,9494094848632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2.04861545562744" calcext:value-type="float">
            <text:p>2,0486154556274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2.01774168014526" calcext:value-type="float">
            <text:p>2,0177416801452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2.04571318626404" calcext:value-type="float">
            <text:p>2,0457131862640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96" calcext:value-type="float">
            <text:p>1196</text:p>
          </table:table-cell>
          <table:table-cell office:value-type="float" office:value="1.84589529037476" calcext:value-type="float">
            <text:p>1,84589529037476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196" calcext:value-type="float">
            <text:p>1196</text:p>
          </table:table-cell>
          <table:table-cell table:formula="of:=SUM([.C8];[.G8];[.K8];[.O8];[.S8];[.W8];[.AA8];[.AE8];[.AI8];[.AM8];[.AQ8]) / [.AW2]" office:value-type="float" office:value="1.93970613046126" calcext:value-type="float">
            <text:p>1,93970613046126</text:p>
          </table:table-cell>
          <table:table-cell table:number-columns-repeated="3"/>
          <table:table-cell table:formula="of:=MAX([.C8];[.G8];[.K8];[.O8];[.S8];[.W8];[.AA8];[.AE8];[.AI8];[.AM8];[.AQ8])" office:value-type="float" office:value="2.08032464981079" calcext:value-type="float">
            <text:p>2,08032464981079</text:p>
          </table:table-cell>
          <table:table-cell table:formula="of:=MIN([.C8];[.G8];[.K8];[.O8];[.S8];[.W8];[.AA8];[.AE8];[.AI8];[.AM8];[.AQ8])" office:value-type="float" office:value="1.76145815849304" calcext:value-type="float">
            <text:p>1,76145815849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24995589256287" calcext:value-type="float">
            <text:p>2,2499558925628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01532769203186" calcext:value-type="float">
            <text:p>2,0153276920318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01643490791321" calcext:value-type="float">
            <text:p>2,0164349079132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1.89666271209717" calcext:value-type="float">
            <text:p>1,8966627120971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03604650497437" calcext:value-type="float">
            <text:p>2,0360465049743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18066382408142" calcext:value-type="float">
            <text:p>2,1806638240814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1.82762956619263" calcext:value-type="float">
            <text:p>1,8276295661926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04913210868835" calcext:value-type="float">
            <text:p>2,0491321086883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2518949508667" calcext:value-type="float">
            <text:p>2,251894950866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14822936058044" calcext:value-type="float">
            <text:p>2,1482293605804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22" calcext:value-type="float">
            <text:p>1022</text:p>
          </table:table-cell>
          <table:table-cell office:value-type="float" office:value="2.15817880630493" calcext:value-type="float">
            <text:p>2,15817880630493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022" calcext:value-type="float">
            <text:p>1022</text:p>
          </table:table-cell>
          <table:table-cell table:formula="of:=SUM([.C9];[.G9];[.K9];[.O9];[.S9];[.W9];[.AA9];[.AE9];[.AI9];[.AM9];[.AQ9]) / [.AW2]" office:value-type="float" office:value="2.07546875693581" calcext:value-type="float">
            <text:p>2,07546875693581</text:p>
          </table:table-cell>
          <table:table-cell table:number-columns-repeated="3"/>
          <table:table-cell table:formula="of:=MAX([.C9];[.G9];[.K9];[.O9];[.S9];[.W9];[.AA9];[.AE9];[.AI9];[.AM9];[.AQ9])" office:value-type="float" office:value="2.2518949508667" calcext:value-type="float">
            <text:p>2,2518949508667</text:p>
          </table:table-cell>
          <table:table-cell table:formula="of:=MIN([.C9];[.G9];[.K9];[.O9];[.S9];[.W9];[.AA9];[.AE9];[.AI9];[.AM9];[.AQ9])" office:value-type="float" office:value="1.82762956619263" calcext:value-type="float">
            <text:p>1,82762956619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1.7393491268158" calcext:value-type="float">
            <text:p>1,739349126815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1.89875149726868" calcext:value-type="float">
            <text:p>1,8987514972686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1.89645743370056" calcext:value-type="float">
            <text:p>1,896457433700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2.06236052513123" calcext:value-type="float">
            <text:p>2,0623605251312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1.79721403121948" calcext:value-type="float">
            <text:p>1,7972140312194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1.83367562294006" calcext:value-type="float">
            <text:p>1,8336756229400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1.90245151519775" calcext:value-type="float">
            <text:p>1,9024515151977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1.83031415939331" calcext:value-type="float">
            <text:p>1,8303141593933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2.51729607582092" calcext:value-type="float">
            <text:p>2,5172960758209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2.01751947402954" calcext:value-type="float">
            <text:p>2,0175194740295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172" calcext:value-type="float">
            <text:p>1172</text:p>
          </table:table-cell>
          <table:table-cell office:value-type="float" office:value="1.87811756134033" calcext:value-type="float">
            <text:p>1,87811756134033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1172" calcext:value-type="float">
            <text:p>1172</text:p>
          </table:table-cell>
          <table:table-cell table:formula="of:=SUM([.C10];[.G10];[.K10];[.O10];[.S10];[.W10];[.AA10];[.AE10];[.AI10];[.AM10];[.AQ10]) / [.AW2]" office:value-type="float" office:value="1.94304609298706" calcext:value-type="float">
            <text:p>1,94304609298706</text:p>
          </table:table-cell>
          <table:table-cell table:number-columns-repeated="3"/>
          <table:table-cell table:formula="of:=MAX([.C10];[.G10];[.K10];[.O10];[.S10];[.W10];[.AA10];[.AE10];[.AI10];[.AM10];[.AQ10])" office:value-type="float" office:value="2.51729607582092" calcext:value-type="float">
            <text:p>2,51729607582092</text:p>
          </table:table-cell>
          <table:table-cell table:formula="of:=MIN([.C10];[.G10];[.K10];[.O10];[.S10];[.W10];[.AA10];[.AE10];[.AI10];[.AM10];[.AQ10])" office:value-type="float" office:value="1.7393491268158" calcext:value-type="float">
            <text:p>1,7393491268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1.91089057922363" calcext:value-type="float">
            <text:p>1,9108905792236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1.8415846824646" calcext:value-type="float">
            <text:p>1,841584682464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1.78775811195374" calcext:value-type="float">
            <text:p>1,7877581119537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2.07408714294434" calcext:value-type="float">
            <text:p>2,0740871429443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1.844722032547" calcext:value-type="float">
            <text:p>1,84472203254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1.91985368728638" calcext:value-type="float">
            <text:p>1,9198536872863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1.8426821231842" calcext:value-type="float">
            <text:p>1,842682123184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1.9402289390564" calcext:value-type="float">
            <text:p>1,940228939056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2.20563864707947" calcext:value-type="float">
            <text:p>2,2056386470794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2.16192889213562" calcext:value-type="float">
            <text:p>2,1619288921356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02" calcext:value-type="float">
            <text:p>1202</text:p>
          </table:table-cell>
          <table:table-cell office:value-type="float" office:value="1.76782536506653" calcext:value-type="float">
            <text:p>1,76782536506653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202" calcext:value-type="float">
            <text:p>1202</text:p>
          </table:table-cell>
          <table:table-cell table:formula="of:=SUM([.C11];[.G11];[.K11];[.O11];[.S11];[.W11];[.AA11];[.AE11];[.AI11];[.AM11];[.AQ11]) / [.AW2]" office:value-type="float" office:value="1.93610910935836" calcext:value-type="float">
            <text:p>1,93610910935836</text:p>
          </table:table-cell>
          <table:table-cell table:number-columns-repeated="3"/>
          <table:table-cell table:formula="of:=MAX([.C11];[.G11];[.K11];[.O11];[.S11];[.W11];[.AA11];[.AE11];[.AI11];[.AM11];[.AQ11])" office:value-type="float" office:value="2.20563864707947" calcext:value-type="float">
            <text:p>2,20563864707947</text:p>
          </table:table-cell>
          <table:table-cell table:formula="of:=MIN([.C11];[.G11];[.K11];[.O11];[.S11];[.W11];[.AA11];[.AE11];[.AI11];[.AM11];[.AQ11])" office:value-type="float" office:value="1.76782536506653" calcext:value-type="float">
            <text:p>1,76782536506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1.88199520111084" calcext:value-type="float">
            <text:p>1,8819952011108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01476168632507" calcext:value-type="float">
            <text:p>2,0147616863250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26515555381775" calcext:value-type="float">
            <text:p>2,2651555538177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02110290527344" calcext:value-type="float">
            <text:p>2,0211029052734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058513879776" calcext:value-type="float">
            <text:p>2,05851387977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13815498352051" calcext:value-type="float">
            <text:p>2,1381549835205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29896688461304" calcext:value-type="float">
            <text:p>2,2989668846130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25194048881531" calcext:value-type="float">
            <text:p>2,2519404888153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18698763847351" calcext:value-type="float">
            <text:p>2,1869876384735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2.17392587661743" calcext:value-type="float">
            <text:p>2,1739258766174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99" calcext:value-type="float">
            <text:p>899</text:p>
          </table:table-cell>
          <table:table-cell office:value-type="float" office:value="1.90893316268921" calcext:value-type="float">
            <text:p>1,90893316268921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899" calcext:value-type="float">
            <text:p>899</text:p>
          </table:table-cell>
          <table:table-cell table:formula="of:=SUM([.C12];[.G12];[.K12];[.O12];[.S12];[.W12];[.AA12];[.AE12];[.AI12];[.AM12];[.AQ12]) / [.AW2]" office:value-type="float" office:value="2.10913075100292" calcext:value-type="float">
            <text:p>2,10913075100292</text:p>
          </table:table-cell>
          <table:table-cell table:number-columns-repeated="3"/>
          <table:table-cell table:formula="of:=MAX([.C12];[.G12];[.K12];[.O12];[.S12];[.W12];[.AA12];[.AE12];[.AI12];[.AM12];[.AQ12])" office:value-type="float" office:value="2.29896688461304" calcext:value-type="float">
            <text:p>2,29896688461304</text:p>
          </table:table-cell>
          <table:table-cell table:formula="of:=MIN([.C12];[.G12];[.K12];[.O12];[.S12];[.W12];[.AA12];[.AE12];[.AI12];[.AM12];[.AQ12])" office:value-type="float" office:value="1.88199520111084" calcext:value-type="float">
            <text:p>1,88199520111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2.18119430541992" calcext:value-type="float">
            <text:p>2,1811943054199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1.91987323760986" calcext:value-type="float">
            <text:p>1,9198732376098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1.78926849365234" calcext:value-type="float">
            <text:p>1,7892684936523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1.78265261650085" calcext:value-type="float">
            <text:p>1,7826526165008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1.7772057056427" calcext:value-type="float">
            <text:p>1,777205705642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1.86210513114929" calcext:value-type="float">
            <text:p>1,8621051311492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2.18164610862732" calcext:value-type="float">
            <text:p>2,1816461086273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1.99160742759705" calcext:value-type="float">
            <text:p>1,9916074275970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1.83049416542053" calcext:value-type="float">
            <text:p>1,8304941654205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2.39230489730835" calcext:value-type="float">
            <text:p>2,3923048973083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81" calcext:value-type="float">
            <text:p>1281</text:p>
          </table:table-cell>
          <table:table-cell office:value-type="float" office:value="1.84676456451416" calcext:value-type="float">
            <text:p>1,84676456451416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281" calcext:value-type="float">
            <text:p>1281</text:p>
          </table:table-cell>
          <table:table-cell table:formula="of:=SUM([.C13];[.G13];[.K13];[.O13];[.S13];[.W13];[.AA13];[.AE13];[.AI13];[.AM13];[.AQ13]) / [.AW2]" office:value-type="float" office:value="1.95955605940385" calcext:value-type="float">
            <text:p>1,95955605940385</text:p>
          </table:table-cell>
          <table:table-cell table:number-columns-repeated="3"/>
          <table:table-cell table:formula="of:=MAX([.C13];[.G13];[.K13];[.O13];[.S13];[.W13];[.AA13];[.AE13];[.AI13];[.AM13];[.AQ13])" office:value-type="float" office:value="2.39230489730835" calcext:value-type="float">
            <text:p>2,39230489730835</text:p>
          </table:table-cell>
          <table:table-cell table:formula="of:=MIN([.C13];[.G13];[.K13];[.O13];[.S13];[.W13];[.AA13];[.AE13];[.AI13];[.AM13];[.AQ13])" office:value-type="float" office:value="1.7772057056427" calcext:value-type="float">
            <text:p>1,777205705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1.83805704116821" calcext:value-type="float">
            <text:p>1,8380570411682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1.97708129882813" calcext:value-type="float">
            <text:p>1,9770812988281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1.96125364303589" calcext:value-type="float">
            <text:p>1,9612536430358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2.08478045463562" calcext:value-type="float">
            <text:p>2,0847804546356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2.05330014228821" calcext:value-type="float">
            <text:p>2,0533001422882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1.85515475273132" calcext:value-type="float">
            <text:p>1,8551547527313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1.92166924476624" calcext:value-type="float">
            <text:p>1,9216692447662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2.18941497802734" calcext:value-type="float">
            <text:p>2,1894149780273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2.58054232597351" calcext:value-type="float">
            <text:p>2,5805423259735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2.39329409599304" calcext:value-type="float">
            <text:p>2,3932940959930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339" calcext:value-type="float">
            <text:p>1339</text:p>
          </table:table-cell>
          <table:table-cell office:value-type="float" office:value="2.43909645080566" calcext:value-type="float">
            <text:p>2,43909645080566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339" calcext:value-type="float">
            <text:p>1339</text:p>
          </table:table-cell>
          <table:table-cell table:formula="of:=SUM([.C14];[.G14];[.K14];[.O14];[.S14];[.W14];[.AA14];[.AE14];[.AI14];[.AM14];[.AQ14]) / [.AW2]" office:value-type="float" office:value="2.11760403893211" calcext:value-type="float">
            <text:p>2,11760403893211</text:p>
          </table:table-cell>
          <table:table-cell table:number-columns-repeated="3"/>
          <table:table-cell table:formula="of:=MAX([.C14];[.G14];[.K14];[.O14];[.S14];[.W14];[.AA14];[.AE14];[.AI14];[.AM14];[.AQ14])" office:value-type="float" office:value="2.58054232597351" calcext:value-type="float">
            <text:p>2,58054232597351</text:p>
          </table:table-cell>
          <table:table-cell table:formula="of:=MIN([.C14];[.G14];[.K14];[.O14];[.S14];[.W14];[.AA14];[.AE14];[.AI14];[.AM14];[.AQ14])" office:value-type="float" office:value="1.83805704116821" calcext:value-type="float">
            <text:p>1,83805704116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0359058380127" calcext:value-type="float">
            <text:p>3,035905838012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28781032562256" calcext:value-type="float">
            <text:p>3,2878103256225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19270300865173" calcext:value-type="float">
            <text:p>3,1927030086517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35839915275574" calcext:value-type="float">
            <text:p>3,3583991527557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21849179267883" calcext:value-type="float">
            <text:p>3,2184917926788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46051096916199" calcext:value-type="float">
            <text:p>3,4605109691619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49411678314209" calcext:value-type="float">
            <text:p>3,4941167831420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752201795578" calcext:value-type="float">
            <text:p>3,75220179557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4.08023023605347" calcext:value-type="float">
            <text:p>4,0802302360534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40545296669006" calcext:value-type="float">
            <text:p>3,4054529666900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689" calcext:value-type="float">
            <text:p>2689</text:p>
          </table:table-cell>
          <table:table-cell office:value-type="float" office:value="3.37717819213867" calcext:value-type="float">
            <text:p>3,37717819213867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2689" calcext:value-type="float">
            <text:p>2689</text:p>
          </table:table-cell>
          <table:table-cell table:formula="of:=SUM([.C15];[.G15];[.K15];[.O15];[.S15];[.W15];[.AA15];[.AE15];[.AI15];[.AM15];[.AQ15]) / [.AW2]" office:value-type="float" office:value="3.42390918731689" calcext:value-type="float">
            <text:p>3,42390918731689</text:p>
          </table:table-cell>
          <table:table-cell table:number-columns-repeated="3"/>
          <table:table-cell table:formula="of:=MAX([.C15];[.G15];[.K15];[.O15];[.S15];[.W15];[.AA15];[.AE15];[.AI15];[.AM15];[.AQ15])" office:value-type="float" office:value="4.08023023605347" calcext:value-type="float">
            <text:p>4,08023023605347</text:p>
          </table:table-cell>
          <table:table-cell table:formula="of:=MIN([.C15];[.G15];[.K15];[.O15];[.S15];[.W15];[.AA15];[.AE15];[.AI15];[.AM15];[.AQ15])" office:value-type="float" office:value="3.0359058380127" calcext:value-type="float">
            <text:p>3,0359058380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19039011001587" calcext:value-type="float">
            <text:p>2,1903901100158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28020071983337" calcext:value-type="float">
            <text:p>2,2802007198333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29261946678162" calcext:value-type="float">
            <text:p>2,2926194667816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27780103683472" calcext:value-type="float">
            <text:p>2,2778010368347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16284203529358" calcext:value-type="float">
            <text:p>2,1628420352935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29697847366333" calcext:value-type="float">
            <text:p>2,2969784736633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19970226287842" calcext:value-type="float">
            <text:p>2,1997022628784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2984664440155" calcext:value-type="float">
            <text:p>2,298466444015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36243557929993" calcext:value-type="float">
            <text:p>2,3624355792999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53416132926941" calcext:value-type="float">
            <text:p>2,5341613292694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562" calcext:value-type="float">
            <text:p>1562</text:p>
          </table:table-cell>
          <table:table-cell office:value-type="float" office:value="2.26822948455811" calcext:value-type="float">
            <text:p>2,26822948455811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562" calcext:value-type="float">
            <text:p>1562</text:p>
          </table:table-cell>
          <table:table-cell table:formula="of:=SUM([.C16];[.G16];[.K16];[.O16];[.S16];[.W16];[.AA16];[.AE16];[.AI16];[.AM16];[.AQ16]) / [.AW2]" office:value-type="float" office:value="2.28762063113126" calcext:value-type="float">
            <text:p>2,28762063113126</text:p>
          </table:table-cell>
          <table:table-cell table:number-columns-repeated="3"/>
          <table:table-cell table:formula="of:=MAX([.C16];[.G16];[.K16];[.O16];[.S16];[.W16];[.AA16];[.AE16];[.AI16];[.AM16];[.AQ16])" office:value-type="float" office:value="2.53416132926941" calcext:value-type="float">
            <text:p>2,53416132926941</text:p>
          </table:table-cell>
          <table:table-cell table:formula="of:=MIN([.C16];[.G16];[.K16];[.O16];[.S16];[.W16];[.AA16];[.AE16];[.AI16];[.AM16];[.AQ16])" office:value-type="float" office:value="2.16284203529358" calcext:value-type="float">
            <text:p>2,16284203529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1.76026439666748" calcext:value-type="float">
            <text:p>1,7602643966674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1.90424299240112" calcext:value-type="float">
            <text:p>1,9042429924011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1.94034457206726" calcext:value-type="float">
            <text:p>1,9403445720672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1.86323761940002" calcext:value-type="float">
            <text:p>1,8632376194000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2.06511783599854" calcext:value-type="float">
            <text:p>2,0651178359985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1.94911170005798" calcext:value-type="float">
            <text:p>1,9491117000579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2.00996685028076" calcext:value-type="float">
            <text:p>2,0099668502807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2.17363524436951" calcext:value-type="float">
            <text:p>2,1736352443695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1.95710134506226" calcext:value-type="float">
            <text:p>1,9571013450622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2.06628942489624" calcext:value-type="float">
            <text:p>2,0662894248962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615" calcext:value-type="float">
            <text:p>1615</text:p>
          </table:table-cell>
          <table:table-cell office:value-type="float" office:value="1.97092151641846" calcext:value-type="float">
            <text:p>1,97092151641846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615" calcext:value-type="float">
            <text:p>1615</text:p>
          </table:table-cell>
          <table:table-cell table:formula="of:=SUM([.C17];[.G17];[.K17];[.O17];[.S17];[.W17];[.AA17];[.AE17];[.AI17];[.AM17];[.AQ17]) / [.AW2]" office:value-type="float" office:value="1.96911213614724" calcext:value-type="float">
            <text:p>1,96911213614724</text:p>
          </table:table-cell>
          <table:table-cell table:number-columns-repeated="3"/>
          <table:table-cell table:formula="of:=MAX([.C17];[.G17];[.K17];[.O17];[.S17];[.W17];[.AA17];[.AE17];[.AI17];[.AM17];[.AQ17])" office:value-type="float" office:value="2.17363524436951" calcext:value-type="float">
            <text:p>2,17363524436951</text:p>
          </table:table-cell>
          <table:table-cell table:formula="of:=MIN([.C17];[.G17];[.K17];[.O17];[.S17];[.W17];[.AA17];[.AE17];[.AI17];[.AM17];[.AQ17])" office:value-type="float" office:value="1.76026439666748" calcext:value-type="float">
            <text:p>1,76026439666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02757883071899" calcext:value-type="float">
            <text:p>2,0275788307189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25685954093933" calcext:value-type="float">
            <text:p>2,2568595409393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1766664981842" calcext:value-type="float">
            <text:p>2,176666498184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26206111907959" calcext:value-type="float">
            <text:p>2,2620611190795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3839156627655" calcext:value-type="float">
            <text:p>2,383915662765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46114039421082" calcext:value-type="float">
            <text:p>2,4611403942108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38313031196594" calcext:value-type="float">
            <text:p>2,3831303119659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43913793563843" calcext:value-type="float">
            <text:p>2,4391379356384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29983735084534" calcext:value-type="float">
            <text:p>2,2998373508453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31555771827698" calcext:value-type="float">
            <text:p>2,3155577182769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066" calcext:value-type="float">
            <text:p>1066</text:p>
          </table:table-cell>
          <table:table-cell office:value-type="float" office:value="2.22033476829529" calcext:value-type="float">
            <text:p>2,22033476829529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066" calcext:value-type="float">
            <text:p>1066</text:p>
          </table:table-cell>
          <table:table-cell table:formula="of:=SUM([.C18];[.G18];[.K18];[.O18];[.S18];[.W18];[.AA18];[.AE18];[.AI18];[.AM18];[.AQ18]) / [.AW2]" office:value-type="float" office:value="2.29329273917458" calcext:value-type="float">
            <text:p>2,29329273917458</text:p>
          </table:table-cell>
          <table:table-cell table:number-columns-repeated="3"/>
          <table:table-cell table:formula="of:=MAX([.C18];[.G18];[.K18];[.O18];[.S18];[.W18];[.AA18];[.AE18];[.AI18];[.AM18];[.AQ18])" office:value-type="float" office:value="2.46114039421082" calcext:value-type="float">
            <text:p>2,46114039421082</text:p>
          </table:table-cell>
          <table:table-cell table:formula="of:=MIN([.C18];[.G18];[.K18];[.O18];[.S18];[.W18];[.AA18];[.AE18];[.AI18];[.AM18];[.AQ18])" office:value-type="float" office:value="2.02757883071899" calcext:value-type="float">
            <text:p>2,02757883071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51128554344177" calcext:value-type="float">
            <text:p>2,5112855434417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47990083694458" calcext:value-type="float">
            <text:p>2,4799008369445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81955504417419" calcext:value-type="float">
            <text:p>2,8195550441741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58493113517761" calcext:value-type="float">
            <text:p>2,5849311351776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66637516021729" calcext:value-type="float">
            <text:p>2,6663751602172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62438273429871" calcext:value-type="float">
            <text:p>2,6243827342987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71477675437927" calcext:value-type="float">
            <text:p>2,7147767543792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78279495239258" calcext:value-type="float">
            <text:p>2,7827949523925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59517812728882" calcext:value-type="float">
            <text:p>2,5951781272888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81388521194458" calcext:value-type="float">
            <text:p>2,8138852119445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259" calcext:value-type="float">
            <text:p>1259</text:p>
          </table:table-cell>
          <table:table-cell office:value-type="float" office:value="2.56446766853333" calcext:value-type="float">
            <text:p>2,56446766853333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1259" calcext:value-type="float">
            <text:p>1259</text:p>
          </table:table-cell>
          <table:table-cell table:formula="of:=SUM([.C19];[.G19];[.K19];[.O19];[.S19];[.W19];[.AA19];[.AE19];[.AI19];[.AM19];[.AQ19]) / [.AW2]" office:value-type="float" office:value="2.65068483352661" calcext:value-type="float">
            <text:p>2,65068483352661</text:p>
          </table:table-cell>
          <table:table-cell table:number-columns-repeated="3"/>
          <table:table-cell table:formula="of:=MAX([.C19];[.G19];[.K19];[.O19];[.S19];[.W19];[.AA19];[.AE19];[.AI19];[.AM19];[.AQ19])" office:value-type="float" office:value="2.81955504417419" calcext:value-type="float">
            <text:p>2,81955504417419</text:p>
          </table:table-cell>
          <table:table-cell table:formula="of:=MIN([.C19];[.G19];[.K19];[.O19];[.S19];[.W19];[.AA19];[.AE19];[.AI19];[.AM19];[.AQ19])" office:value-type="float" office:value="2.47990083694458" calcext:value-type="float">
            <text:p>2,47990083694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55486965179443" calcext:value-type="float">
            <text:p>1,5548696517944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65861916542053" calcext:value-type="float">
            <text:p>1,6586191654205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97880268096924" calcext:value-type="float">
            <text:p>1,9788026809692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61981296539307" calcext:value-type="float">
            <text:p>1,6198129653930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64222145080566" calcext:value-type="float">
            <text:p>1,6422214508056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74067139625549" calcext:value-type="float">
            <text:p>1,7406713962554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62685465812683" calcext:value-type="float">
            <text:p>1,6268546581268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86266374588013" calcext:value-type="float">
            <text:p>1,8626637458801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70491790771484" calcext:value-type="float">
            <text:p>1,7049179077148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59674668312073" calcext:value-type="float">
            <text:p>1,5967466831207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979" calcext:value-type="float">
            <text:p>979</text:p>
          </table:table-cell>
          <table:table-cell office:value-type="float" office:value="1.6267614364624" calcext:value-type="float">
            <text:p>1,6267614364624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979" calcext:value-type="float">
            <text:p>979</text:p>
          </table:table-cell>
          <table:table-cell table:formula="of:=SUM([.C20];[.G20];[.K20];[.O20];[.S20];[.W20];[.AA20];[.AE20];[.AI20];[.AM20];[.AQ20]) / [.AW2]" office:value-type="float" office:value="1.69208561290394" calcext:value-type="float">
            <text:p>1,69208561290394</text:p>
          </table:table-cell>
          <table:table-cell table:number-columns-repeated="3"/>
          <table:table-cell table:formula="of:=MAX([.C20];[.G20];[.K20];[.O20];[.S20];[.W20];[.AA20];[.AE20];[.AI20];[.AM20];[.AQ20])" office:value-type="float" office:value="1.97880268096924" calcext:value-type="float">
            <text:p>1,97880268096924</text:p>
          </table:table-cell>
          <table:table-cell table:formula="of:=MIN([.C20];[.G20];[.K20];[.O20];[.S20];[.W20];[.AA20];[.AE20];[.AI20];[.AM20];[.AQ20])" office:value-type="float" office:value="1.55486965179443" calcext:value-type="float">
            <text:p>1,55486965179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50794100761414" calcext:value-type="float">
            <text:p>1,5079410076141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5203104019165" calcext:value-type="float">
            <text:p>1,520310401916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62153148651123" calcext:value-type="float">
            <text:p>1,6215314865112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74876093864441" calcext:value-type="float">
            <text:p>1,7487609386444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583172082901" calcext:value-type="float">
            <text:p>1,58317208290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66770648956299" calcext:value-type="float">
            <text:p>1,6677064895629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63968706130981" calcext:value-type="float">
            <text:p>1,6396870613098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95532941818237" calcext:value-type="float">
            <text:p>1,9553294181823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59700465202332" calcext:value-type="float">
            <text:p>1,5970046520233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62391090393066" calcext:value-type="float">
            <text:p>1,6239109039306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104" calcext:value-type="float">
            <text:p>1104</text:p>
          </table:table-cell>
          <table:table-cell office:value-type="float" office:value="1.53299856185913" calcext:value-type="float">
            <text:p>1,53299856185913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1104" calcext:value-type="float">
            <text:p>1104</text:p>
          </table:table-cell>
          <table:table-cell table:formula="of:=SUM([.C21];[.G21];[.K21];[.O21];[.S21];[.W21];[.AA21];[.AE21];[.AI21];[.AM21];[.AQ21]) / [.AW2]" office:value-type="float" office:value="1.63621390949596" calcext:value-type="float">
            <text:p>1,63621390949596</text:p>
          </table:table-cell>
          <table:table-cell table:number-columns-repeated="3"/>
          <table:table-cell table:formula="of:=MAX([.C21];[.G21];[.K21];[.O21];[.S21];[.W21];[.AA21];[.AE21];[.AI21];[.AM21];[.AQ21])" office:value-type="float" office:value="1.95532941818237" calcext:value-type="float">
            <text:p>1,95532941818237</text:p>
          </table:table-cell>
          <table:table-cell table:formula="of:=MIN([.C21];[.G21];[.K21];[.O21];[.S21];[.W21];[.AA21];[.AE21];[.AI21];[.AM21];[.AQ21])" office:value-type="float" office:value="1.50794100761414" calcext:value-type="float">
            <text:p>1,50794100761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55913043022156" calcext:value-type="float">
            <text:p>2,5591304302215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5845422744751" calcext:value-type="float">
            <text:p>2,584542274475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77879333496094" calcext:value-type="float">
            <text:p>2,7787933349609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8496150970459" calcext:value-type="float">
            <text:p>2,849615097045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84186768531799" calcext:value-type="float">
            <text:p>2,8418676853179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3.00236248970032" calcext:value-type="float">
            <text:p>3,0023624897003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45584511756897" calcext:value-type="float">
            <text:p>2,4558451175689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79851055145264" calcext:value-type="float">
            <text:p>2,7985105514526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61189270019531" calcext:value-type="float">
            <text:p>2,6118927001953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53301310539246" calcext:value-type="float">
            <text:p>2,5330131053924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508" calcext:value-type="float">
            <text:p>1508</text:p>
          </table:table-cell>
          <table:table-cell office:value-type="float" office:value="2.51899814605713" calcext:value-type="float">
            <text:p>2,51899814605713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1508" calcext:value-type="float">
            <text:p>1508</text:p>
          </table:table-cell>
          <table:table-cell table:formula="of:=SUM([.C22];[.G22];[.K22];[.O22];[.S22];[.W22];[.AA22];[.AE22];[.AI22];[.AM22];[.AQ22]) / [.AW2]" office:value-type="float" office:value="2.68496099385348" calcext:value-type="float">
            <text:p>2,68496099385348</text:p>
          </table:table-cell>
          <table:table-cell table:number-columns-repeated="3"/>
          <table:table-cell table:formula="of:=MAX([.C22];[.G22];[.K22];[.O22];[.S22];[.W22];[.AA22];[.AE22];[.AI22];[.AM22];[.AQ22])" office:value-type="float" office:value="3.00236248970032" calcext:value-type="float">
            <text:p>3,00236248970032</text:p>
          </table:table-cell>
          <table:table-cell table:formula="of:=MIN([.C22];[.G22];[.K22];[.O22];[.S22];[.W22];[.AA22];[.AE22];[.AI22];[.AM22];[.AQ22])" office:value-type="float" office:value="2.45584511756897" calcext:value-type="float">
            <text:p>2,45584511756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1.82215714454651" calcext:value-type="float">
            <text:p>1,8221571445465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1.9618935585022" calcext:value-type="float">
            <text:p>1,961893558502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2.07529830932617" calcext:value-type="float">
            <text:p>2,0752983093261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2.18038845062256" calcext:value-type="float">
            <text:p>2,1803884506225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2.13617897033691" calcext:value-type="float">
            <text:p>2,1361789703369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2.12743902206421" calcext:value-type="float">
            <text:p>2,1274390220642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2.05211806297302" calcext:value-type="float">
            <text:p>2,0521180629730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2.62651610374451" calcext:value-type="float">
            <text:p>2,6265161037445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1.93923139572144" calcext:value-type="float">
            <text:p>1,9392313957214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2.39309239387512" calcext:value-type="float">
            <text:p>2,3930923938751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73" calcext:value-type="float">
            <text:p>973</text:p>
          </table:table-cell>
          <table:table-cell office:value-type="float" office:value="2.01730990409851" calcext:value-type="float">
            <text:p>2,01730990409851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973" calcext:value-type="float">
            <text:p>973</text:p>
          </table:table-cell>
          <table:table-cell table:formula="of:=SUM([.C23];[.G23];[.K23];[.O23];[.S23];[.W23];[.AA23];[.AE23];[.AI23];[.AM23];[.AQ23]) / [.AW2]" office:value-type="float" office:value="2.12105666507374" calcext:value-type="float">
            <text:p>2,12105666507374</text:p>
          </table:table-cell>
          <table:table-cell table:number-columns-repeated="3"/>
          <table:table-cell table:formula="of:=MAX([.C23];[.G23];[.K23];[.O23];[.S23];[.W23];[.AA23];[.AE23];[.AI23];[.AM23];[.AQ23])" office:value-type="float" office:value="2.62651610374451" calcext:value-type="float">
            <text:p>2,62651610374451</text:p>
          </table:table-cell>
          <table:table-cell table:formula="of:=MIN([.C23];[.G23];[.K23];[.O23];[.S23];[.W23];[.AA23];[.AE23];[.AI23];[.AM23];[.AQ23])" office:value-type="float" office:value="1.82215714454651" calcext:value-type="float">
            <text:p>1,82215714454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12631368637085" calcext:value-type="float">
            <text:p>2,1263136863708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22271227836609" calcext:value-type="float">
            <text:p>2,2227122783660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32793998718262" calcext:value-type="float">
            <text:p>2,3279399871826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21964120864868" calcext:value-type="float">
            <text:p>2,2196412086486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33715033531189" calcext:value-type="float">
            <text:p>2,3371503353118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45174765586853" calcext:value-type="float">
            <text:p>2,4517476558685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21594405174255" calcext:value-type="float">
            <text:p>2,2159440517425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58092164993286" calcext:value-type="float">
            <text:p>2,5809216499328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29978275299072" calcext:value-type="float">
            <text:p>2,2997827529907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18993473052979" calcext:value-type="float">
            <text:p>2,1899347305297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929" calcext:value-type="float">
            <text:p>929</text:p>
          </table:table-cell>
          <table:table-cell office:value-type="float" office:value="2.40844440460205" calcext:value-type="float">
            <text:p>2,40844440460205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929" calcext:value-type="float">
            <text:p>929</text:p>
          </table:table-cell>
          <table:table-cell table:formula="of:=SUM([.C24];[.G24];[.K24];[.O24];[.S24];[.W24];[.AA24];[.AE24];[.AI24];[.AM24];[.AQ24]) / [.AW2]" office:value-type="float" office:value="2.30732115832242" calcext:value-type="float">
            <text:p>2,30732115832242</text:p>
          </table:table-cell>
          <table:table-cell table:number-columns-repeated="3"/>
          <table:table-cell table:formula="of:=MAX([.C24];[.G24];[.K24];[.O24];[.S24];[.W24];[.AA24];[.AE24];[.AI24];[.AM24];[.AQ24])" office:value-type="float" office:value="2.58092164993286" calcext:value-type="float">
            <text:p>2,58092164993286</text:p>
          </table:table-cell>
          <table:table-cell table:formula="of:=MIN([.C24];[.G24];[.K24];[.O24];[.S24];[.W24];[.AA24];[.AE24];[.AI24];[.AM24];[.AQ24])" office:value-type="float" office:value="2.12631368637085" calcext:value-type="float">
            <text:p>2,12631368637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2.16473770141602" calcext:value-type="float">
            <text:p>2,1647377014160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1.90296387672424" calcext:value-type="float">
            <text:p>1,9029638767242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2.11674785614014" calcext:value-type="float">
            <text:p>2,1167478561401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2.0243604183197" calcext:value-type="float">
            <text:p>2,024360418319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1.92241215705872" calcext:value-type="float">
            <text:p>1,9224121570587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2.11064338684082" calcext:value-type="float">
            <text:p>2,1106433868408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2.09723114967346" calcext:value-type="float">
            <text:p>2,0972311496734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2.1588888168335" calcext:value-type="float">
            <text:p>2,158888816833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2.39236497879028" calcext:value-type="float">
            <text:p>2,3923649787902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1.92520380020142" calcext:value-type="float">
            <text:p>1,9252038002014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07" calcext:value-type="float">
            <text:p>1007</text:p>
          </table:table-cell>
          <table:table-cell office:value-type="float" office:value="2.15894985198975" calcext:value-type="float">
            <text:p>2,15894985198975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1007" calcext:value-type="float">
            <text:p>1007</text:p>
          </table:table-cell>
          <table:table-cell table:formula="of:=SUM([.C25];[.G25];[.K25];[.O25];[.S25];[.W25];[.AA25];[.AE25];[.AI25];[.AM25];[.AQ25]) / [.AW2]" office:value-type="float" office:value="2.08859127218073" calcext:value-type="float">
            <text:p>2,08859127218073</text:p>
          </table:table-cell>
          <table:table-cell table:number-columns-repeated="3"/>
          <table:table-cell table:formula="of:=MAX([.C25];[.G25];[.K25];[.O25];[.S25];[.W25];[.AA25];[.AE25];[.AI25];[.AM25];[.AQ25])" office:value-type="float" office:value="2.39236497879028" calcext:value-type="float">
            <text:p>2,39236497879028</text:p>
          </table:table-cell>
          <table:table-cell table:formula="of:=MIN([.C25];[.G25];[.K25];[.O25];[.S25];[.W25];[.AA25];[.AE25];[.AI25];[.AM25];[.AQ25])" office:value-type="float" office:value="1.90296387672424" calcext:value-type="float">
            <text:p>1,90296387672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2.20810008049011" calcext:value-type="float">
            <text:p>2,2081000804901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1.89093518257141" calcext:value-type="float">
            <text:p>1,8909351825714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2.25249814987183" calcext:value-type="float">
            <text:p>2,2524981498718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1.92005348205566" calcext:value-type="float">
            <text:p>1,9200534820556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2.24992418289185" calcext:value-type="float">
            <text:p>2,2499241828918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2.07930302619934" calcext:value-type="float">
            <text:p>2,0793030261993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2.00181460380554" calcext:value-type="float">
            <text:p>2,0018146038055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2.40796279907227" calcext:value-type="float">
            <text:p>2,4079627990722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2.06437110900879" calcext:value-type="float">
            <text:p>2,0643711090087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1.92426490783691" calcext:value-type="float">
            <text:p>1,9242649078369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571" calcext:value-type="float">
            <text:p>1571</text:p>
          </table:table-cell>
          <table:table-cell office:value-type="float" office:value="2.07443785667419" calcext:value-type="float">
            <text:p>2,07443785667419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1571" calcext:value-type="float">
            <text:p>1571</text:p>
          </table:table-cell>
          <table:table-cell table:formula="of:=SUM([.C26];[.G26];[.K26];[.O26];[.S26];[.W26];[.AA26];[.AE26];[.AI26];[.AM26];[.AQ26]) / [.AW2]" office:value-type="float" office:value="2.09760594367981" calcext:value-type="float">
            <text:p>2,09760594367981</text:p>
          </table:table-cell>
          <table:table-cell table:number-columns-repeated="3"/>
          <table:table-cell table:formula="of:=MAX([.C26];[.G26];[.K26];[.O26];[.S26];[.W26];[.AA26];[.AE26];[.AI26];[.AM26];[.AQ26])" office:value-type="float" office:value="2.40796279907227" calcext:value-type="float">
            <text:p>2,40796279907227</text:p>
          </table:table-cell>
          <table:table-cell table:formula="of:=MIN([.C26];[.G26];[.K26];[.O26];[.S26];[.W26];[.AA26];[.AE26];[.AI26];[.AM26];[.AQ26])" office:value-type="float" office:value="1.89093518257141" calcext:value-type="float">
            <text:p>1,89093518257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1.9158763885498" calcext:value-type="float">
            <text:p>1,915876388549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03764867782593" calcext:value-type="float">
            <text:p>2,0376486778259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2551326751709" calcext:value-type="float">
            <text:p>2,255132675170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1.95725989341736" calcext:value-type="float">
            <text:p>1,9572598934173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07852792739868" calcext:value-type="float">
            <text:p>2,0785279273986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18798303604126" calcext:value-type="float">
            <text:p>2,1879830360412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07502698898315" calcext:value-type="float">
            <text:p>2,0750269889831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29930782318115" calcext:value-type="float">
            <text:p>2,2993078231811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20651435852051" calcext:value-type="float">
            <text:p>2,2065143585205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20648145675659" calcext:value-type="float">
            <text:p>2,2064814567565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119" calcext:value-type="float">
            <text:p>1119</text:p>
          </table:table-cell>
          <table:table-cell office:value-type="float" office:value="2.14348173141479" calcext:value-type="float">
            <text:p>2,14348173141479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1119" calcext:value-type="float">
            <text:p>1119</text:p>
          </table:table-cell>
          <table:table-cell table:formula="of:=SUM([.C27];[.G27];[.K27];[.O27];[.S27];[.W27];[.AA27];[.AE27];[.AI27];[.AM27];[.AQ27]) / [.AW2]" office:value-type="float" office:value="2.12393099611456" calcext:value-type="float">
            <text:p>2,12393099611456</text:p>
          </table:table-cell>
          <table:table-cell table:number-columns-repeated="3"/>
          <table:table-cell table:formula="of:=MAX([.C27];[.G27];[.K27];[.O27];[.S27];[.W27];[.AA27];[.AE27];[.AI27];[.AM27];[.AQ27])" office:value-type="float" office:value="2.29930782318115" calcext:value-type="float">
            <text:p>2,29930782318115</text:p>
          </table:table-cell>
          <table:table-cell table:formula="of:=MIN([.C27];[.G27];[.K27];[.O27];[.S27];[.W27];[.AA27];[.AE27];[.AI27];[.AM27];[.AQ27])" office:value-type="float" office:value="1.9158763885498" calcext:value-type="float">
            <text:p>1,9158763885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17119288444519" calcext:value-type="float">
            <text:p>2,1711928844451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24663496017456" calcext:value-type="float">
            <text:p>2,2466349601745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48104667663574" calcext:value-type="float">
            <text:p>2,4810466766357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42006468772888" calcext:value-type="float">
            <text:p>2,4200646877288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46600794792175" calcext:value-type="float">
            <text:p>2,4660079479217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25294351577759" calcext:value-type="float">
            <text:p>2,2529435157775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18018698692322" calcext:value-type="float">
            <text:p>2,1801869869232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50460600852966" calcext:value-type="float">
            <text:p>2,5046060085296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25336790084839" calcext:value-type="float">
            <text:p>2,2533679008483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19013738632202" calcext:value-type="float">
            <text:p>2,1901373863220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42" calcext:value-type="float">
            <text:p>1242</text:p>
          </table:table-cell>
          <table:table-cell office:value-type="float" office:value="2.47023677825928" calcext:value-type="float">
            <text:p>2,47023677825928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1242" calcext:value-type="float">
            <text:p>1242</text:p>
          </table:table-cell>
          <table:table-cell table:formula="of:=SUM([.C28];[.G28];[.K28];[.O28];[.S28];[.W28];[.AA28];[.AE28];[.AI28];[.AM28];[.AQ28]) / [.AW2]" office:value-type="float" office:value="2.33058415759693" calcext:value-type="float">
            <text:p>2,33058415759693</text:p>
          </table:table-cell>
          <table:table-cell table:number-columns-repeated="3"/>
          <table:table-cell table:formula="of:=MAX([.C28];[.G28];[.K28];[.O28];[.S28];[.W28];[.AA28];[.AE28];[.AI28];[.AM28];[.AQ28])" office:value-type="float" office:value="2.50460600852966" calcext:value-type="float">
            <text:p>2,50460600852966</text:p>
          </table:table-cell>
          <table:table-cell table:formula="of:=MIN([.C28];[.G28];[.K28];[.O28];[.S28];[.W28];[.AA28];[.AE28];[.AI28];[.AM28];[.AQ28])" office:value-type="float" office:value="2.17119288444519" calcext:value-type="float">
            <text:p>2,17119288444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33392715454102" calcext:value-type="float">
            <text:p>2,3339271545410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90095448493958" calcext:value-type="float">
            <text:p>2,9009544849395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50104331970215" calcext:value-type="float">
            <text:p>2,5010433197021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52661418914795" calcext:value-type="float">
            <text:p>2,5266141891479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34158301353455" calcext:value-type="float">
            <text:p>2,3415830135345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474524974823" calcext:value-type="float">
            <text:p>2,47452497482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32194876670837" calcext:value-type="float">
            <text:p>2,3219487667083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43985176086426" calcext:value-type="float">
            <text:p>2,4398517608642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34539079666138" calcext:value-type="float">
            <text:p>2,3453907966613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3141872882843" calcext:value-type="float">
            <text:p>2,314187288284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50" calcext:value-type="float">
            <text:p>1050</text:p>
          </table:table-cell>
          <table:table-cell office:value-type="float" office:value="2.42338562011719" calcext:value-type="float">
            <text:p>2,42338562011719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050" calcext:value-type="float">
            <text:p>1050</text:p>
          </table:table-cell>
          <table:table-cell table:formula="of:=SUM([.C29];[.G29];[.K29];[.O29];[.S29];[.W29];[.AA29];[.AE29];[.AI29];[.AM29];[.AQ29]) / [.AW2]" office:value-type="float" office:value="2.4475828517567" calcext:value-type="float">
            <text:p>2,4475828517567</text:p>
          </table:table-cell>
          <table:table-cell table:number-columns-repeated="3"/>
          <table:table-cell table:formula="of:=MAX([.C29];[.G29];[.K29];[.O29];[.S29];[.W29];[.AA29];[.AE29];[.AI29];[.AM29];[.AQ29])" office:value-type="float" office:value="2.90095448493958" calcext:value-type="float">
            <text:p>2,90095448493958</text:p>
          </table:table-cell>
          <table:table-cell table:formula="of:=MIN([.C29];[.G29];[.K29];[.O29];[.S29];[.W29];[.AA29];[.AE29];[.AI29];[.AM29];[.AQ29])" office:value-type="float" office:value="2.3141872882843" calcext:value-type="float">
            <text:p>2,3141872882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61467933654785" calcext:value-type="float">
            <text:p>1,6146793365478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77007269859314" calcext:value-type="float">
            <text:p>1,7700726985931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82773375511169" calcext:value-type="float">
            <text:p>1,8277337551116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7399160861969" calcext:value-type="float">
            <text:p>1,739916086196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79428219795227" calcext:value-type="float">
            <text:p>1,7942821979522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86274266242981" calcext:value-type="float">
            <text:p>1,8627426624298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8896906375885" calcext:value-type="float">
            <text:p>1,889690637588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2.17369675636291" calcext:value-type="float">
            <text:p>2,1736967563629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69008541107178" calcext:value-type="float">
            <text:p>1,6900854110717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72066807746887" calcext:value-type="float">
            <text:p>1,7206680774688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954" calcext:value-type="float">
            <text:p>954</text:p>
          </table:table-cell>
          <table:table-cell office:value-type="float" office:value="1.86162877082825" calcext:value-type="float">
            <text:p>1,86162877082825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954" calcext:value-type="float">
            <text:p>954</text:p>
          </table:table-cell>
          <table:table-cell table:formula="of:=SUM([.C30];[.G30];[.K30];[.O30];[.S30];[.W30];[.AA30];[.AE30];[.AI30];[.AM30];[.AQ30]) / [.AW2]" office:value-type="float" office:value="1.813199671832" calcext:value-type="float">
            <text:p>1,813199671832</text:p>
          </table:table-cell>
          <table:table-cell table:number-columns-repeated="3"/>
          <table:table-cell table:formula="of:=MAX([.C30];[.G30];[.K30];[.O30];[.S30];[.W30];[.AA30];[.AE30];[.AI30];[.AM30];[.AQ30])" office:value-type="float" office:value="2.17369675636291" calcext:value-type="float">
            <text:p>2,17369675636291</text:p>
          </table:table-cell>
          <table:table-cell table:formula="of:=MIN([.C30];[.G30];[.K30];[.O30];[.S30];[.W30];[.AA30];[.AE30];[.AI30];[.AM30];[.AQ30])" office:value-type="float" office:value="1.61467933654785" calcext:value-type="float">
            <text:p>1,61467933654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04253745079041" calcext:value-type="float">
            <text:p>2,0425374507904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24337410926819" calcext:value-type="float">
            <text:p>2,2433741092681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14777016639709" calcext:value-type="float">
            <text:p>2,1477701663970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19335770606995" calcext:value-type="float">
            <text:p>2,1933577060699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7339940071106" calcext:value-type="float">
            <text:p>2,733994007110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26955604553223" calcext:value-type="float">
            <text:p>2,2695560455322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12685751914978" calcext:value-type="float">
            <text:p>2,1268575191497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15852189064026" calcext:value-type="float">
            <text:p>2,1585218906402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22054409980774" calcext:value-type="float">
            <text:p>2,2205440998077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28368425369263" calcext:value-type="float">
            <text:p>2,2836842536926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658" calcext:value-type="float">
            <text:p>1658</text:p>
          </table:table-cell>
          <table:table-cell office:value-type="float" office:value="2.18950486183166" calcext:value-type="float">
            <text:p>2,18950486183166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1658" calcext:value-type="float">
            <text:p>1658</text:p>
          </table:table-cell>
          <table:table-cell table:formula="of:=SUM([.C31];[.G31];[.K31];[.O31];[.S31];[.W31];[.AA31];[.AE31];[.AI31];[.AM31];[.AQ31]) / [.AW2]" office:value-type="float" office:value="2.23724564639005" calcext:value-type="float">
            <text:p>2,23724564639005</text:p>
          </table:table-cell>
          <table:table-cell table:number-columns-repeated="3"/>
          <table:table-cell table:formula="of:=MAX([.C31];[.G31];[.K31];[.O31];[.S31];[.W31];[.AA31];[.AE31];[.AI31];[.AM31];[.AQ31])" office:value-type="float" office:value="2.7339940071106" calcext:value-type="float">
            <text:p>2,7339940071106</text:p>
          </table:table-cell>
          <table:table-cell table:formula="of:=MIN([.C31];[.G31];[.K31];[.O31];[.S31];[.W31];[.AA31];[.AE31];[.AI31];[.AM31];[.AQ31])" office:value-type="float" office:value="2.04253745079041" calcext:value-type="float">
            <text:p>2,04253745079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2.1602098941803" calcext:value-type="float">
            <text:p>2,160209894180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1.93186593055725" calcext:value-type="float">
            <text:p>1,9318659305572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2.0672926902771" calcext:value-type="float">
            <text:p>2,067292690277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2.07302713394165" calcext:value-type="float">
            <text:p>2,0730271339416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2.1027250289917" calcext:value-type="float">
            <text:p>2,102725028991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1.97389650344849" calcext:value-type="float">
            <text:p>1,9738965034484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2.0288417339325" calcext:value-type="float">
            <text:p>2,028841733932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2.20515632629395" calcext:value-type="float">
            <text:p>2,2051563262939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2.01786780357361" calcext:value-type="float">
            <text:p>2,0178678035736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1.95594024658203" calcext:value-type="float">
            <text:p>1,9559402465820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50" calcext:value-type="float">
            <text:p>1250</text:p>
          </table:table-cell>
          <table:table-cell office:value-type="float" office:value="1.98634028434753" calcext:value-type="float">
            <text:p>1,98634028434753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250" calcext:value-type="float">
            <text:p>1250</text:p>
          </table:table-cell>
          <table:table-cell table:formula="of:=SUM([.C32];[.G32];[.K32];[.O32];[.S32];[.W32];[.AA32];[.AE32];[.AI32];[.AM32];[.AQ32]) / [.AW2]" office:value-type="float" office:value="2.04574214328419" calcext:value-type="float">
            <text:p>2,04574214328419</text:p>
          </table:table-cell>
          <table:table-cell table:number-columns-repeated="3"/>
          <table:table-cell table:formula="of:=MAX([.C32];[.G32];[.K32];[.O32];[.S32];[.W32];[.AA32];[.AE32];[.AI32];[.AM32];[.AQ32])" office:value-type="float" office:value="2.20515632629395" calcext:value-type="float">
            <text:p>2,20515632629395</text:p>
          </table:table-cell>
          <table:table-cell table:formula="of:=MIN([.C32];[.G32];[.K32];[.O32];[.S32];[.W32];[.AA32];[.AE32];[.AI32];[.AM32];[.AQ32])" office:value-type="float" office:value="1.93186593055725" calcext:value-type="float">
            <text:p>1,93186593055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1.80619788169861" calcext:value-type="float">
            <text:p>1,8061978816986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2.08102107048035" calcext:value-type="float">
            <text:p>2,08102107048035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2.02451539039612" calcext:value-type="float">
            <text:p>2,0245153903961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1.93045020103455" calcext:value-type="float">
            <text:p>1,93045020103455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2.04894709587097" calcext:value-type="float">
            <text:p>2,0489470958709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2.03675508499145" calcext:value-type="float">
            <text:p>2,03675508499145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1.87079572677612" calcext:value-type="float">
            <text:p>1,8707957267761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1.8302435874939" calcext:value-type="float">
            <text:p>1,8302435874939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1.84550189971924" calcext:value-type="float">
            <text:p>1,8455018997192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1.81458711624146" calcext:value-type="float">
            <text:p>1,81458711624146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948" calcext:value-type="float">
            <text:p>948</text:p>
          </table:table-cell>
          <table:table-cell office:value-type="float" office:value="1.8302743434906" calcext:value-type="float">
            <text:p>1,8302743434906</text:p>
          </table:table-cell>
          <table:table-cell/>
          <table:table-cell office:value-type="string" calcext:value-type="string">
            <text:p>Janela31</text:p>
          </table:table-cell>
          <table:table-cell table:formula="of:=[.B33]" office:value-type="float" office:value="948" calcext:value-type="float">
            <text:p>948</text:p>
          </table:table-cell>
          <table:table-cell table:formula="of:=SUM([.C33];[.G33];[.K33];[.O33];[.S33];[.W33];[.AA33];[.AE33];[.AI33];[.AM33];[.AQ33]) / [.AW2]" office:value-type="float" office:value="1.91993539983576" calcext:value-type="float">
            <text:p>1,91993539983576</text:p>
          </table:table-cell>
          <table:table-cell table:number-columns-repeated="3"/>
          <table:table-cell table:formula="of:=MAX([.C33];[.G33];[.K33];[.O33];[.S33];[.W33];[.AA33];[.AE33];[.AI33];[.AM33];[.AQ33])" office:value-type="float" office:value="2.08102107048035" calcext:value-type="float">
            <text:p>2,08102107048035</text:p>
          </table:table-cell>
          <table:table-cell table:formula="of:=MIN([.C33];[.G33];[.K33];[.O33];[.S33];[.W33];[.AA33];[.AE33];[.AI33];[.AM33];[.AQ33])" office:value-type="float" office:value="1.80619788169861" calcext:value-type="float">
            <text:p>1,80619788169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1.89097476005554" calcext:value-type="float">
            <text:p>1,8909747600555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14947056770325" calcext:value-type="float">
            <text:p>2,14947056770325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12745475769043" calcext:value-type="float">
            <text:p>2,12745475769043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1.94882655143738" calcext:value-type="float">
            <text:p>1,9488265514373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12400078773499" calcext:value-type="float">
            <text:p>2,1240007877349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13900971412659" calcext:value-type="float">
            <text:p>2,1390097141265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0814802646637" calcext:value-type="float">
            <text:p>2,081480264663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28317332267761" calcext:value-type="float">
            <text:p>2,28317332267761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03430414199829" calcext:value-type="float">
            <text:p>2,0343041419982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03402757644653" calcext:value-type="float">
            <text:p>2,03402757644653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17" calcext:value-type="float">
            <text:p>1117</text:p>
          </table:table-cell>
          <table:table-cell office:value-type="float" office:value="2.1590883731842" calcext:value-type="float">
            <text:p>2,1590883731842</text:p>
          </table:table-cell>
          <table:table-cell/>
          <table:table-cell office:value-type="string" calcext:value-type="string">
            <text:p>Janela32</text:p>
          </table:table-cell>
          <table:table-cell table:formula="of:=[.B34]" office:value-type="float" office:value="1117" calcext:value-type="float">
            <text:p>1117</text:p>
          </table:table-cell>
          <table:table-cell table:formula="of:=SUM([.C34];[.G34];[.K34];[.O34];[.S34];[.W34];[.AA34];[.AE34];[.AI34];[.AM34];[.AQ34]) / [.AW2]" office:value-type="float" office:value="2.08834643797441" calcext:value-type="float">
            <text:p>2,08834643797441</text:p>
          </table:table-cell>
          <table:table-cell table:number-columns-repeated="3"/>
          <table:table-cell table:formula="of:=MAX([.C34];[.G34];[.K34];[.O34];[.S34];[.W34];[.AA34];[.AE34];[.AI34];[.AM34];[.AQ34])" office:value-type="float" office:value="2.28317332267761" calcext:value-type="float">
            <text:p>2,28317332267761</text:p>
          </table:table-cell>
          <table:table-cell table:formula="of:=MIN([.C34];[.G34];[.K34];[.O34];[.S34];[.W34];[.AA34];[.AE34];[.AI34];[.AM34];[.AQ34])" office:value-type="float" office:value="1.89097476005554" calcext:value-type="float">
            <text:p>1,89097476005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1.93684911727905" calcext:value-type="float">
            <text:p>1,9368491172790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2.13306355476379" calcext:value-type="float">
            <text:p>2,1330635547637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2.051114320755" calcext:value-type="float">
            <text:p>2,05111432075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1.96990370750427" calcext:value-type="float">
            <text:p>1,9699037075042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2.29252338409424" calcext:value-type="float">
            <text:p>2,2925233840942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2.24742007255554" calcext:value-type="float">
            <text:p>2,2474200725555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2.15892696380615" calcext:value-type="float">
            <text:p>2,1589269638061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2.48641467094421" calcext:value-type="float">
            <text:p>2,4864146709442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1.93936491012573" calcext:value-type="float">
            <text:p>1,9393649101257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2.19093608856201" calcext:value-type="float">
            <text:p>2,1909360885620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815" calcext:value-type="float">
            <text:p>815</text:p>
          </table:table-cell>
          <table:table-cell office:value-type="float" office:value="2.12710475921631" calcext:value-type="float">
            <text:p>2,12710475921631</text:p>
          </table:table-cell>
          <table:table-cell/>
          <table:table-cell office:value-type="string" calcext:value-type="string">
            <text:p>Janela33</text:p>
          </table:table-cell>
          <table:table-cell table:formula="of:=[.B35]" office:value-type="float" office:value="815" calcext:value-type="float">
            <text:p>815</text:p>
          </table:table-cell>
          <table:table-cell table:formula="of:=SUM([.C35];[.G35];[.K35];[.O35];[.S35];[.W35];[.AA35];[.AE35];[.AI35];[.AM35];[.AQ35]) / [.AW2]" office:value-type="float" office:value="2.1394201408733" calcext:value-type="float">
            <text:p>2,1394201408733</text:p>
          </table:table-cell>
          <table:table-cell table:number-columns-repeated="3"/>
          <table:table-cell table:formula="of:=MAX([.C35];[.G35];[.K35];[.O35];[.S35];[.W35];[.AA35];[.AE35];[.AI35];[.AM35];[.AQ35])" office:value-type="float" office:value="2.48641467094421" calcext:value-type="float">
            <text:p>2,48641467094421</text:p>
          </table:table-cell>
          <table:table-cell table:formula="of:=MIN([.C35];[.G35];[.K35];[.O35];[.S35];[.W35];[.AA35];[.AE35];[.AI35];[.AM35];[.AQ35])" office:value-type="float" office:value="1.93684911727905" calcext:value-type="float">
            <text:p>1,93684911727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13030242919922" calcext:value-type="float">
            <text:p>2,1303024291992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09474563598633" calcext:value-type="float">
            <text:p>2,0947456359863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11606097221375" calcext:value-type="float">
            <text:p>2,1160609722137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1.99363541603088" calcext:value-type="float">
            <text:p>1,9936354160308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19889259338379" calcext:value-type="float">
            <text:p>2,19889259338379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1.98277735710144" calcext:value-type="float">
            <text:p>1,98277735710144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22582483291626" calcext:value-type="float">
            <text:p>2,2258248329162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39308929443359" calcext:value-type="float">
            <text:p>2,39308929443359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00176286697388" calcext:value-type="float">
            <text:p>2,0017628669738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12666988372803" calcext:value-type="float">
            <text:p>2,1266698837280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04" calcext:value-type="float">
            <text:p>1004</text:p>
          </table:table-cell>
          <table:table-cell office:value-type="float" office:value="2.12726449966431" calcext:value-type="float">
            <text:p>2,12726449966431</text:p>
          </table:table-cell>
          <table:table-cell/>
          <table:table-cell office:value-type="string" calcext:value-type="string">
            <text:p>Janela34</text:p>
          </table:table-cell>
          <table:table-cell table:formula="of:=[.B36]" office:value-type="float" office:value="1004" calcext:value-type="float">
            <text:p>1004</text:p>
          </table:table-cell>
          <table:table-cell table:formula="of:=SUM([.C36];[.G36];[.K36];[.O36];[.S36];[.W36];[.AA36];[.AE36];[.AI36];[.AM36];[.AQ36]) / [.AW2]" office:value-type="float" office:value="2.12645688923923" calcext:value-type="float">
            <text:p>2,12645688923923</text:p>
          </table:table-cell>
          <table:table-cell table:number-columns-repeated="3"/>
          <table:table-cell table:formula="of:=MAX([.C36];[.G36];[.K36];[.O36];[.S36];[.W36];[.AA36];[.AE36];[.AI36];[.AM36];[.AQ36])" office:value-type="float" office:value="2.39308929443359" calcext:value-type="float">
            <text:p>2,39308929443359</text:p>
          </table:table-cell>
          <table:table-cell table:formula="of:=MIN([.C36];[.G36];[.K36];[.O36];[.S36];[.W36];[.AA36];[.AE36];[.AI36];[.AM36];[.AQ36])" office:value-type="float" office:value="1.98277735710144" calcext:value-type="float">
            <text:p>1,98277735710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12434792518616" calcext:value-type="float">
            <text:p>2,12434792518616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22645974159241" calcext:value-type="float">
            <text:p>2,2264597415924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2169725894928" calcext:value-type="float">
            <text:p>2,216972589492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05921936035156" calcext:value-type="float">
            <text:p>2,05921936035156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21635365486145" calcext:value-type="float">
            <text:p>2,2163536548614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42763233184814" calcext:value-type="float">
            <text:p>2,4276323318481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20613884925842" calcext:value-type="float">
            <text:p>2,20613884925842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39326238632202" calcext:value-type="float">
            <text:p>2,39326238632202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64767813682556" calcext:value-type="float">
            <text:p>2,64767813682556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28277826309204" calcext:value-type="float">
            <text:p>2,2827782630920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66" calcext:value-type="float">
            <text:p>1466</text:p>
          </table:table-cell>
          <table:table-cell office:value-type="float" office:value="2.20649194717407" calcext:value-type="float">
            <text:p>2,20649194717407</text:p>
          </table:table-cell>
          <table:table-cell/>
          <table:table-cell office:value-type="string" calcext:value-type="string">
            <text:p>Janela35</text:p>
          </table:table-cell>
          <table:table-cell table:formula="of:=[.B37]" office:value-type="float" office:value="1466" calcext:value-type="float">
            <text:p>1466</text:p>
          </table:table-cell>
          <table:table-cell table:formula="of:=SUM([.C37];[.G37];[.K37];[.O37];[.S37];[.W37];[.AA37];[.AE37];[.AI37];[.AM37];[.AQ37]) / [.AW2]" office:value-type="float" office:value="2.2733941078186" calcext:value-type="float">
            <text:p>2,2733941078186</text:p>
          </table:table-cell>
          <table:table-cell table:number-columns-repeated="3"/>
          <table:table-cell table:formula="of:=MAX([.C37];[.G37];[.K37];[.O37];[.S37];[.W37];[.AA37];[.AE37];[.AI37];[.AM37];[.AQ37])" office:value-type="float" office:value="2.64767813682556" calcext:value-type="float">
            <text:p>2,64767813682556</text:p>
          </table:table-cell>
          <table:table-cell table:formula="of:=MIN([.C37];[.G37];[.K37];[.O37];[.S37];[.W37];[.AA37];[.AE37];[.AI37];[.AM37];[.AQ37])" office:value-type="float" office:value="2.05921936035156" calcext:value-type="float">
            <text:p>2,05921936035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40922975540161" calcext:value-type="float">
            <text:p>1,40922975540161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38007211685181" calcext:value-type="float">
            <text:p>1,38007211685181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3825798034668" calcext:value-type="float">
            <text:p>1,382579803466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42578887939453" calcext:value-type="float">
            <text:p>1,42578887939453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28373289108276" calcext:value-type="float">
            <text:p>1,2837328910827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33345079421997" calcext:value-type="float">
            <text:p>1,3334507942199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3827805519104" calcext:value-type="float">
            <text:p>1,382780551910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34884309768677" calcext:value-type="float">
            <text:p>1,3488430976867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33028411865234" calcext:value-type="float">
            <text:p>1,3302841186523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23671531677246" calcext:value-type="float">
            <text:p>1,2367153167724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812" calcext:value-type="float">
            <text:p>812</text:p>
          </table:table-cell>
          <table:table-cell office:value-type="float" office:value="1.29905939102173" calcext:value-type="float">
            <text:p>1,29905939102173</text:p>
          </table:table-cell>
          <table:table-cell/>
          <table:table-cell office:value-type="string" calcext:value-type="string">
            <text:p>Janela36</text:p>
          </table:table-cell>
          <table:table-cell table:formula="of:=[.B38]" office:value-type="float" office:value="812" calcext:value-type="float">
            <text:p>812</text:p>
          </table:table-cell>
          <table:table-cell table:formula="of:=SUM([.C38];[.G38];[.K38];[.O38];[.S38];[.W38];[.AA38];[.AE38];[.AI38];[.AM38];[.AQ38]) / [.AW2]" office:value-type="float" office:value="1.34659424695102" calcext:value-type="float">
            <text:p>1,34659424695102</text:p>
          </table:table-cell>
          <table:table-cell table:number-columns-repeated="3"/>
          <table:table-cell table:formula="of:=MAX([.C38];[.G38];[.K38];[.O38];[.S38];[.W38];[.AA38];[.AE38];[.AI38];[.AM38];[.AQ38])" office:value-type="float" office:value="1.42578887939453" calcext:value-type="float">
            <text:p>1,42578887939453</text:p>
          </table:table-cell>
          <table:table-cell table:formula="of:=MIN([.C38];[.G38];[.K38];[.O38];[.S38];[.W38];[.AA38];[.AE38];[.AI38];[.AM38];[.AQ38])" office:value-type="float" office:value="1.23671531677246" calcext:value-type="float">
            <text:p>1,23671531677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1.83010673522949" calcext:value-type="float">
            <text:p>1,83010673522949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13189554214478" calcext:value-type="float">
            <text:p>2,1318955421447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06179261207581" calcext:value-type="float">
            <text:p>2,0617926120758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11735916137695" calcext:value-type="float">
            <text:p>2,11735916137695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21568012237549" calcext:value-type="float">
            <text:p>2,21568012237549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02879476547241" calcext:value-type="float">
            <text:p>2,0287947654724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08276796340942" calcext:value-type="float">
            <text:p>2,0827679634094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04960298538208" calcext:value-type="float">
            <text:p>2,0496029853820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23612976074219" calcext:value-type="float">
            <text:p>2,23612976074219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06486344337463" calcext:value-type="float">
            <text:p>2,0648634433746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005" calcext:value-type="float">
            <text:p>2005</text:p>
          </table:table-cell>
          <table:table-cell office:value-type="float" office:value="2.00300741195679" calcext:value-type="float">
            <text:p>2,00300741195679</text:p>
          </table:table-cell>
          <table:table-cell/>
          <table:table-cell office:value-type="string" calcext:value-type="string">
            <text:p>Janela37</text:p>
          </table:table-cell>
          <table:table-cell table:formula="of:=[.B39]" office:value-type="float" office:value="2005" calcext:value-type="float">
            <text:p>2005</text:p>
          </table:table-cell>
          <table:table-cell table:formula="of:=SUM([.C39];[.G39];[.K39];[.O39];[.S39];[.W39];[.AA39];[.AE39];[.AI39];[.AM39];[.AQ39]) / [.AW2]" office:value-type="float" office:value="2.07472731850364" calcext:value-type="float">
            <text:p>2,07472731850364</text:p>
          </table:table-cell>
          <table:table-cell table:number-columns-repeated="3"/>
          <table:table-cell table:formula="of:=MAX([.C39];[.G39];[.K39];[.O39];[.S39];[.W39];[.AA39];[.AE39];[.AI39];[.AM39];[.AQ39])" office:value-type="float" office:value="2.23612976074219" calcext:value-type="float">
            <text:p>2,23612976074219</text:p>
          </table:table-cell>
          <table:table-cell table:formula="of:=MIN([.C39];[.G39];[.K39];[.O39];[.S39];[.W39];[.AA39];[.AE39];[.AI39];[.AM39];[.AQ39])" office:value-type="float" office:value="1.83010673522949" calcext:value-type="float">
            <text:p>1,83010673522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19427967071533" calcext:value-type="float">
            <text:p>2,19427967071533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07632350921631" calcext:value-type="float">
            <text:p>2,07632350921631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23989844322205" calcext:value-type="float">
            <text:p>2,2398984432220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23059725761414" calcext:value-type="float">
            <text:p>2,23059725761414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15338706970215" calcext:value-type="float">
            <text:p>2,1533870697021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27921843528748" calcext:value-type="float">
            <text:p>2,2792184352874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84219908714294" calcext:value-type="float">
            <text:p>2,84219908714294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43903565406799" calcext:value-type="float">
            <text:p>2,4390356540679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25254917144775" calcext:value-type="float">
            <text:p>2,2525491714477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08050513267517" calcext:value-type="float">
            <text:p>2,0805051326751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15" calcext:value-type="float">
            <text:p>1115</text:p>
          </table:table-cell>
          <table:table-cell office:value-type="float" office:value="2.20474886894226" calcext:value-type="float">
            <text:p>2,20474886894226</text:p>
          </table:table-cell>
          <table:table-cell/>
          <table:table-cell office:value-type="string" calcext:value-type="string">
            <text:p>Janela38</text:p>
          </table:table-cell>
          <table:table-cell table:formula="of:=[.B40]" office:value-type="float" office:value="1115" calcext:value-type="float">
            <text:p>1115</text:p>
          </table:table-cell>
          <table:table-cell table:formula="of:=SUM([.C40];[.G40];[.K40];[.O40];[.S40];[.W40];[.AA40];[.AE40];[.AI40];[.AM40];[.AQ40]) / [.AW2]" office:value-type="float" office:value="2.27206748182123" calcext:value-type="float">
            <text:p>2,27206748182123</text:p>
          </table:table-cell>
          <table:table-cell table:number-columns-repeated="3"/>
          <table:table-cell table:formula="of:=MAX([.C40];[.G40];[.K40];[.O40];[.S40];[.W40];[.AA40];[.AE40];[.AI40];[.AM40];[.AQ40])" office:value-type="float" office:value="2.84219908714294" calcext:value-type="float">
            <text:p>2,84219908714294</text:p>
          </table:table-cell>
          <table:table-cell table:formula="of:=MIN([.C40];[.G40];[.K40];[.O40];[.S40];[.W40];[.AA40];[.AE40];[.AI40];[.AM40];[.AQ40])" office:value-type="float" office:value="2.07632350921631" calcext:value-type="float">
            <text:p>2,07632350921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1.9977822303772" calcext:value-type="float">
            <text:p>1,997782230377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2.13154792785645" calcext:value-type="float">
            <text:p>2,1315479278564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2.17983722686768" calcext:value-type="float">
            <text:p>2,1798372268676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1.93615508079529" calcext:value-type="float">
            <text:p>1,9361550807952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2.02288222312927" calcext:value-type="float">
            <text:p>2,0228822231292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1.86291170120239" calcext:value-type="float">
            <text:p>1,8629117012023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2.70626902580261" calcext:value-type="float">
            <text:p>2,7062690258026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2.2685170173645" calcext:value-type="float">
            <text:p>2,268517017364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2.0776641368866" calcext:value-type="float">
            <text:p>2,0776641368866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2.06525135040283" calcext:value-type="float">
            <text:p>2,0652513504028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278" calcext:value-type="float">
            <text:p>1278</text:p>
          </table:table-cell>
          <table:table-cell office:value-type="float" office:value="2.50113201141357" calcext:value-type="float">
            <text:p>2,50113201141357</text:p>
          </table:table-cell>
          <table:table-cell/>
          <table:table-cell office:value-type="string" calcext:value-type="string">
            <text:p>Janela39</text:p>
          </table:table-cell>
          <table:table-cell table:formula="of:=[.B41]" office:value-type="float" office:value="1278" calcext:value-type="float">
            <text:p>1278</text:p>
          </table:table-cell>
          <table:table-cell table:formula="of:=SUM([.C41];[.G41];[.K41];[.O41];[.S41];[.W41];[.AA41];[.AE41];[.AI41];[.AM41];[.AQ41]) / [.AW2]" office:value-type="float" office:value="2.15908635746349" calcext:value-type="float">
            <text:p>2,15908635746349</text:p>
          </table:table-cell>
          <table:table-cell table:number-columns-repeated="3"/>
          <table:table-cell table:formula="of:=MAX([.C41];[.G41];[.K41];[.O41];[.S41];[.W41];[.AA41];[.AE41];[.AI41];[.AM41];[.AQ41])" office:value-type="float" office:value="2.70626902580261" calcext:value-type="float">
            <text:p>2,70626902580261</text:p>
          </table:table-cell>
          <table:table-cell table:formula="of:=MIN([.C41];[.G41];[.K41];[.O41];[.S41];[.W41];[.AA41];[.AE41];[.AI41];[.AM41];[.AQ41])" office:value-type="float" office:value="1.86291170120239" calcext:value-type="float">
            <text:p>1,86291170120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3.43581247329712" calcext:value-type="float">
            <text:p>3,43581247329712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3.48535823822021" calcext:value-type="float">
            <text:p>3,48535823822021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3.66527104377747" calcext:value-type="float">
            <text:p>3,6652710437774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3.47492790222168" calcext:value-type="float">
            <text:p>3,4749279022216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3.75890159606934" calcext:value-type="float">
            <text:p>3,7589015960693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3.41237258911133" calcext:value-type="float">
            <text:p>3,4123725891113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4.01629757881165" calcext:value-type="float">
            <text:p>4,01629757881165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4.11153960227966" calcext:value-type="float">
            <text:p>4,1115396022796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3.72484278678894" calcext:value-type="float">
            <text:p>3,7248427867889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3.47011518478394" calcext:value-type="float">
            <text:p>3,4701151847839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1880" calcext:value-type="float">
            <text:p>1880</text:p>
          </table:table-cell>
          <table:table-cell office:value-type="float" office:value="4.13965535163879" calcext:value-type="float">
            <text:p>4,13965535163879</text:p>
          </table:table-cell>
          <table:table-cell/>
          <table:table-cell office:value-type="string" calcext:value-type="string">
            <text:p>Janela40</text:p>
          </table:table-cell>
          <table:table-cell table:formula="of:=[.B42]" office:value-type="float" office:value="1880" calcext:value-type="float">
            <text:p>1880</text:p>
          </table:table-cell>
          <table:table-cell table:formula="of:=SUM([.C42];[.G42];[.K42];[.O42];[.S42];[.W42];[.AA42];[.AE42];[.AI42];[.AM42];[.AQ42]) / [.AW2]" office:value-type="float" office:value="3.69955403154547" calcext:value-type="float">
            <text:p>3,69955403154547</text:p>
          </table:table-cell>
          <table:table-cell table:number-columns-repeated="3"/>
          <table:table-cell table:formula="of:=MAX([.C42];[.G42];[.K42];[.O42];[.S42];[.W42];[.AA42];[.AE42];[.AI42];[.AM42];[.AQ42])" office:value-type="float" office:value="4.13965535163879" calcext:value-type="float">
            <text:p>4,13965535163879</text:p>
          </table:table-cell>
          <table:table-cell table:formula="of:=MIN([.C42];[.G42];[.K42];[.O42];[.S42];[.W42];[.AA42];[.AE42];[.AI42];[.AM42];[.AQ42])" office:value-type="float" office:value="3.41237258911133" calcext:value-type="float">
            <text:p>3,41237258911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1.81613731384277" calcext:value-type="float">
            <text:p>1,8161373138427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1.80844664573669" calcext:value-type="float">
            <text:p>1,80844664573669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1.78269553184509" calcext:value-type="float">
            <text:p>1,78269553184509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1.78714609146118" calcext:value-type="float">
            <text:p>1,78714609146118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1.79975962638855" calcext:value-type="float">
            <text:p>1,7997596263885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1.71914339065552" calcext:value-type="float">
            <text:p>1,7191433906555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2.09546089172363" calcext:value-type="float">
            <text:p>2,0954608917236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1.9546959400177" calcext:value-type="float">
            <text:p>1,954695940017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2.26760411262512" calcext:value-type="float">
            <text:p>2,2676041126251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1.86667728424072" calcext:value-type="float">
            <text:p>1,8666772842407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152" calcext:value-type="float">
            <text:p>1152</text:p>
          </table:table-cell>
          <table:table-cell office:value-type="float" office:value="1.986576795578" calcext:value-type="float">
            <text:p>1,986576795578</text:p>
          </table:table-cell>
          <table:table-cell/>
          <table:table-cell office:value-type="string" calcext:value-type="string">
            <text:p>Janela41</text:p>
          </table:table-cell>
          <table:table-cell table:formula="of:=[.B43]" office:value-type="float" office:value="1152" calcext:value-type="float">
            <text:p>1152</text:p>
          </table:table-cell>
          <table:table-cell table:formula="of:=SUM([.C43];[.G43];[.K43];[.O43];[.S43];[.W43];[.AA43];[.AE43];[.AI43];[.AM43];[.AQ43]) / [.AW2]" office:value-type="float" office:value="1.89857669310136" calcext:value-type="float">
            <text:p>1,89857669310136</text:p>
          </table:table-cell>
          <table:table-cell table:number-columns-repeated="3"/>
          <table:table-cell table:formula="of:=MAX([.C43];[.G43];[.K43];[.O43];[.S43];[.W43];[.AA43];[.AE43];[.AI43];[.AM43];[.AQ43])" office:value-type="float" office:value="2.26760411262512" calcext:value-type="float">
            <text:p>2,26760411262512</text:p>
          </table:table-cell>
          <table:table-cell table:formula="of:=MIN([.C43];[.G43];[.K43];[.O43];[.S43];[.W43];[.AA43];[.AE43];[.AI43];[.AM43];[.AQ43])" office:value-type="float" office:value="1.71914339065552" calcext:value-type="float">
            <text:p>1,71914339065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17752170562744" calcext:value-type="float">
            <text:p>2,1775217056274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21364450454712" calcext:value-type="float">
            <text:p>2,21364450454712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2444269657135" calcext:value-type="float">
            <text:p>2,244426965713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19316649436951" calcext:value-type="float">
            <text:p>2,19316649436951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23498511314392" calcext:value-type="float">
            <text:p>2,23498511314392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43134117126465" calcext:value-type="float">
            <text:p>2,4313411712646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36113548278809" calcext:value-type="float">
            <text:p>2,3611354827880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40889883041382" calcext:value-type="float">
            <text:p>2,40889883041382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54859256744385" calcext:value-type="float">
            <text:p>2,5485925674438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31484889984131" calcext:value-type="float">
            <text:p>2,31484889984131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496" calcext:value-type="float">
            <text:p>1496</text:p>
          </table:table-cell>
          <table:table-cell office:value-type="float" office:value="2.49941539764404" calcext:value-type="float">
            <text:p>2,49941539764404</text:p>
          </table:table-cell>
          <table:table-cell/>
          <table:table-cell office:value-type="string" calcext:value-type="string">
            <text:p>Janela42</text:p>
          </table:table-cell>
          <table:table-cell table:formula="of:=[.B44]" office:value-type="float" office:value="1496" calcext:value-type="float">
            <text:p>1496</text:p>
          </table:table-cell>
          <table:table-cell table:formula="of:=SUM([.C44];[.G44];[.K44];[.O44];[.S44];[.W44];[.AA44];[.AE44];[.AI44];[.AM44];[.AQ44]) / [.AW2]" office:value-type="float" office:value="2.32981610298157" calcext:value-type="float">
            <text:p>2,32981610298157</text:p>
          </table:table-cell>
          <table:table-cell table:number-columns-repeated="3"/>
          <table:table-cell table:formula="of:=MAX([.C44];[.G44];[.K44];[.O44];[.S44];[.W44];[.AA44];[.AE44];[.AI44];[.AM44];[.AQ44])" office:value-type="float" office:value="2.54859256744385" calcext:value-type="float">
            <text:p>2,54859256744385</text:p>
          </table:table-cell>
          <table:table-cell table:formula="of:=MIN([.C44];[.G44];[.K44];[.O44];[.S44];[.W44];[.AA44];[.AE44];[.AI44];[.AM44];[.AQ44])" office:value-type="float" office:value="2.17752170562744" calcext:value-type="float">
            <text:p>2,17752170562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1.81530022621155" calcext:value-type="float">
            <text:p>1,8153002262115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2.15272450447083" calcext:value-type="float">
            <text:p>2,1527245044708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1.94250655174255" calcext:value-type="float">
            <text:p>1,9425065517425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1.91393280029297" calcext:value-type="float">
            <text:p>1,9139328002929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2.14512252807617" calcext:value-type="float">
            <text:p>2,1451225280761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1.99412846565247" calcext:value-type="float">
            <text:p>1,9941284656524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2.15847992897034" calcext:value-type="float">
            <text:p>2,1584799289703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2.36203169822693" calcext:value-type="float">
            <text:p>2,3620316982269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2.04894018173218" calcext:value-type="float">
            <text:p>2,04894018173218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1.98756742477417" calcext:value-type="float">
            <text:p>1,9875674247741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400" calcext:value-type="float">
            <text:p>1400</text:p>
          </table:table-cell>
          <table:table-cell office:value-type="float" office:value="2.15952897071838" calcext:value-type="float">
            <text:p>2,15952897071838</text:p>
          </table:table-cell>
          <table:table-cell/>
          <table:table-cell office:value-type="string" calcext:value-type="string">
            <text:p>Janela43</text:p>
          </table:table-cell>
          <table:table-cell table:formula="of:=[.B45]" office:value-type="float" office:value="1400" calcext:value-type="float">
            <text:p>1400</text:p>
          </table:table-cell>
          <table:table-cell table:formula="of:=SUM([.C45];[.G45];[.K45];[.O45];[.S45];[.W45];[.AA45];[.AE45];[.AI45];[.AM45];[.AQ45]) / [.AW2]" office:value-type="float" office:value="2.06184211644259" calcext:value-type="float">
            <text:p>2,06184211644259</text:p>
          </table:table-cell>
          <table:table-cell table:number-columns-repeated="3"/>
          <table:table-cell table:formula="of:=MAX([.C45];[.G45];[.K45];[.O45];[.S45];[.W45];[.AA45];[.AE45];[.AI45];[.AM45];[.AQ45])" office:value-type="float" office:value="2.36203169822693" calcext:value-type="float">
            <text:p>2,36203169822693</text:p>
          </table:table-cell>
          <table:table-cell table:formula="of:=MIN([.C45];[.G45];[.K45];[.O45];[.S45];[.W45];[.AA45];[.AE45];[.AI45];[.AM45];[.AQ45])" office:value-type="float" office:value="1.81530022621155" calcext:value-type="float">
            <text:p>1,81530022621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20909309387207" calcext:value-type="float">
            <text:p>2,20909309387207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3405556678772" calcext:value-type="float">
            <text:p>2,340555667877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49694538116455" calcext:value-type="float">
            <text:p>2,4969453811645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38974165916443" calcext:value-type="float">
            <text:p>2,3897416591644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26165771484375" calcext:value-type="float">
            <text:p>2,2616577148437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33139181137085" calcext:value-type="float">
            <text:p>2,3313918113708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3.16097736358643" calcext:value-type="float">
            <text:p>3,1609773635864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37842893600464" calcext:value-type="float">
            <text:p>2,3784289360046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61214017868042" calcext:value-type="float">
            <text:p>2,6121401786804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44014739990234" calcext:value-type="float">
            <text:p>2,4401473999023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436" calcext:value-type="float">
            <text:p>1436</text:p>
          </table:table-cell>
          <table:table-cell office:value-type="float" office:value="2.64212942123413" calcext:value-type="float">
            <text:p>2,64212942123413</text:p>
          </table:table-cell>
          <table:table-cell/>
          <table:table-cell office:value-type="string" calcext:value-type="string">
            <text:p>Janela44</text:p>
          </table:table-cell>
          <table:table-cell table:formula="of:=[.B46]" office:value-type="float" office:value="1436" calcext:value-type="float">
            <text:p>1436</text:p>
          </table:table-cell>
          <table:table-cell table:formula="of:=SUM([.C46];[.G46];[.K46];[.O46];[.S46];[.W46];[.AA46];[.AE46];[.AI46];[.AM46];[.AQ46]) / [.AW2]" office:value-type="float" office:value="2.47847351160916" calcext:value-type="float">
            <text:p>2,47847351160916</text:p>
          </table:table-cell>
          <table:table-cell table:number-columns-repeated="3"/>
          <table:table-cell table:formula="of:=MAX([.C46];[.G46];[.K46];[.O46];[.S46];[.W46];[.AA46];[.AE46];[.AI46];[.AM46];[.AQ46])" office:value-type="float" office:value="3.16097736358643" calcext:value-type="float">
            <text:p>3,16097736358643</text:p>
          </table:table-cell>
          <table:table-cell table:formula="of:=MIN([.C46];[.G46];[.K46];[.O46];[.S46];[.W46];[.AA46];[.AE46];[.AI46];[.AM46];[.AQ46])" office:value-type="float" office:value="2.20909309387207" calcext:value-type="float">
            <text:p>2,20909309387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26362013816834" calcext:value-type="float">
            <text:p>1,26362013816834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31501770019531" calcext:value-type="float">
            <text:p>1,3150177001953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76017546653748" calcext:value-type="float">
            <text:p>1,7601754665374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3607280254364" calcext:value-type="float">
            <text:p>1,3607280254364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3559582233429" calcext:value-type="float">
            <text:p>1,355958223342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41028141975403" calcext:value-type="float">
            <text:p>1,4102814197540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42432475090027" calcext:value-type="float">
            <text:p>1,42432475090027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45482516288757" calcext:value-type="float">
            <text:p>1,45482516288757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37838697433472" calcext:value-type="float">
            <text:p>1,3783869743347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29877996444702" calcext:value-type="float">
            <text:p>1,2987799644470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973" calcext:value-type="float">
            <text:p>973</text:p>
          </table:table-cell>
          <table:table-cell office:value-type="float" office:value="1.43975520133972" calcext:value-type="float">
            <text:p>1,43975520133972</text:p>
          </table:table-cell>
          <table:table-cell/>
          <table:table-cell office:value-type="string" calcext:value-type="string">
            <text:p>Janela45</text:p>
          </table:table-cell>
          <table:table-cell table:formula="of:=[.B47]" office:value-type="float" office:value="973" calcext:value-type="float">
            <text:p>973</text:p>
          </table:table-cell>
          <table:table-cell table:formula="of:=SUM([.C47];[.G47];[.K47];[.O47];[.S47];[.W47];[.AA47];[.AE47];[.AI47];[.AM47];[.AQ47]) / [.AW2]" office:value-type="float" office:value="1.4056230024858" calcext:value-type="float">
            <text:p>1,4056230024858</text:p>
          </table:table-cell>
          <table:table-cell table:number-columns-repeated="3"/>
          <table:table-cell table:formula="of:=MAX([.C47];[.G47];[.K47];[.O47];[.S47];[.W47];[.AA47];[.AE47];[.AI47];[.AM47];[.AQ47])" office:value-type="float" office:value="1.76017546653748" calcext:value-type="float">
            <text:p>1,76017546653748</text:p>
          </table:table-cell>
          <table:table-cell table:formula="of:=MIN([.C47];[.G47];[.K47];[.O47];[.S47];[.W47];[.AA47];[.AE47];[.AI47];[.AM47];[.AQ47])" office:value-type="float" office:value="1.26362013816834" calcext:value-type="float">
            <text:p>1,26362013816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67648673057556" calcext:value-type="float">
            <text:p>1,6764867305755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40726971626282" calcext:value-type="float">
            <text:p>1,4072697162628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55845618247986" calcext:value-type="float">
            <text:p>1,5584561824798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40314984321594" calcext:value-type="float">
            <text:p>1,4031498432159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58971095085144" calcext:value-type="float">
            <text:p>1,58971095085144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39317798614502" calcext:value-type="float">
            <text:p>1,3931779861450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59557056427002" calcext:value-type="float">
            <text:p>1,5955705642700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53298568725586" calcext:value-type="float">
            <text:p>1,5329856872558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68917226791382" calcext:value-type="float">
            <text:p>1,6891722679138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42357969284058" calcext:value-type="float">
            <text:p>1,4235796928405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697" calcext:value-type="float">
            <text:p>697</text:p>
          </table:table-cell>
          <table:table-cell office:value-type="float" office:value="1.53308844566345" calcext:value-type="float">
            <text:p>1,53308844566345</text:p>
          </table:table-cell>
          <table:table-cell/>
          <table:table-cell office:value-type="string" calcext:value-type="string">
            <text:p>Janela46</text:p>
          </table:table-cell>
          <table:table-cell table:formula="of:=[.B48]" office:value-type="float" office:value="697" calcext:value-type="float">
            <text:p>697</text:p>
          </table:table-cell>
          <table:table-cell table:formula="of:=SUM([.C48];[.G48];[.K48];[.O48];[.S48];[.W48];[.AA48];[.AE48];[.AI48];[.AM48];[.AQ48]) / [.AW2]" office:value-type="float" office:value="1.52751346067949" calcext:value-type="float">
            <text:p>1,52751346067949</text:p>
          </table:table-cell>
          <table:table-cell table:number-columns-repeated="3"/>
          <table:table-cell table:formula="of:=MAX([.C48];[.G48];[.K48];[.O48];[.S48];[.W48];[.AA48];[.AE48];[.AI48];[.AM48];[.AQ48])" office:value-type="float" office:value="1.68917226791382" calcext:value-type="float">
            <text:p>1,68917226791382</text:p>
          </table:table-cell>
          <table:table-cell table:formula="of:=MIN([.C48];[.G48];[.K48];[.O48];[.S48];[.W48];[.AA48];[.AE48];[.AI48];[.AM48];[.AQ48])" office:value-type="float" office:value="1.39317798614502" calcext:value-type="float">
            <text:p>1,39317798614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19914817810059" calcext:value-type="float">
            <text:p>2,1991481781005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29072403907776" calcext:value-type="float">
            <text:p>2,2907240390777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19167065620422" calcext:value-type="float">
            <text:p>2,19167065620422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19708490371704" calcext:value-type="float">
            <text:p>2,19708490371704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33700680732727" calcext:value-type="float">
            <text:p>2,3370068073272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26001024246216" calcext:value-type="float">
            <text:p>2,2600102424621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17474985122681" calcext:value-type="float">
            <text:p>2,1747498512268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53310990333557" calcext:value-type="float">
            <text:p>2,5331099033355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2987904548645" calcext:value-type="float">
            <text:p>2,298790454864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19019603729248" calcext:value-type="float">
            <text:p>2,1901960372924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1325" calcext:value-type="float">
            <text:p>1325</text:p>
          </table:table-cell>
          <table:table-cell office:value-type="float" office:value="2.26868486404419" calcext:value-type="float">
            <text:p>2,26868486404419</text:p>
          </table:table-cell>
          <table:table-cell/>
          <table:table-cell office:value-type="string" calcext:value-type="string">
            <text:p>Janela47</text:p>
          </table:table-cell>
          <table:table-cell table:formula="of:=[.B49]" office:value-type="float" office:value="1325" calcext:value-type="float">
            <text:p>1325</text:p>
          </table:table-cell>
          <table:table-cell table:formula="of:=SUM([.C49];[.G49];[.K49];[.O49];[.S49];[.W49];[.AA49];[.AE49];[.AI49];[.AM49];[.AQ49]) / [.AW2]" office:value-type="float" office:value="2.26737963069569" calcext:value-type="float">
            <text:p>2,26737963069569</text:p>
          </table:table-cell>
          <table:table-cell table:number-columns-repeated="3"/>
          <table:table-cell table:formula="of:=MAX([.C49];[.G49];[.K49];[.O49];[.S49];[.W49];[.AA49];[.AE49];[.AI49];[.AM49];[.AQ49])" office:value-type="float" office:value="2.53310990333557" calcext:value-type="float">
            <text:p>2,53310990333557</text:p>
          </table:table-cell>
          <table:table-cell table:formula="of:=MIN([.C49];[.G49];[.K49];[.O49];[.S49];[.W49];[.AA49];[.AE49];[.AI49];[.AM49];[.AQ49])" office:value-type="float" office:value="2.17474985122681" calcext:value-type="float">
            <text:p>2,17474985122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1.93781805038452" calcext:value-type="float">
            <text:p>1,9378180503845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1.9108190536499" calcext:value-type="float">
            <text:p>1,910819053649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1.89829039573669" calcext:value-type="float">
            <text:p>1,8982903957366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2.01761627197266" calcext:value-type="float">
            <text:p>2,0176162719726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1.86751866340637" calcext:value-type="float">
            <text:p>1,86751866340637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2.43446898460388" calcext:value-type="float">
            <text:p>2,4344689846038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2.17362141609192" calcext:value-type="float">
            <text:p>2,1736214160919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2.65863990783691" calcext:value-type="float">
            <text:p>2,65863990783691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2.06455540657043" calcext:value-type="float">
            <text:p>2,0645554065704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1.89376282691956" calcext:value-type="float">
            <text:p>1,8937628269195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434" calcext:value-type="float">
            <text:p>1434</text:p>
          </table:table-cell>
          <table:table-cell office:value-type="float" office:value="2.18912124633789" calcext:value-type="float">
            <text:p>2,18912124633789</text:p>
          </table:table-cell>
          <table:table-cell/>
          <table:table-cell office:value-type="string" calcext:value-type="string">
            <text:p>Janela48</text:p>
          </table:table-cell>
          <table:table-cell table:formula="of:=[.B50]" office:value-type="float" office:value="1434" calcext:value-type="float">
            <text:p>1434</text:p>
          </table:table-cell>
          <table:table-cell table:formula="of:=SUM([.C50];[.G50];[.K50];[.O50];[.S50];[.W50];[.AA50];[.AE50];[.AI50];[.AM50];[.AQ50]) / [.AW2]" office:value-type="float" office:value="2.09511202031916" calcext:value-type="float">
            <text:p>2,09511202031916</text:p>
          </table:table-cell>
          <table:table-cell table:number-columns-repeated="3"/>
          <table:table-cell table:formula="of:=MAX([.C50];[.G50];[.K50];[.O50];[.S50];[.W50];[.AA50];[.AE50];[.AI50];[.AM50];[.AQ50])" office:value-type="float" office:value="2.65863990783691" calcext:value-type="float">
            <text:p>2,65863990783691</text:p>
          </table:table-cell>
          <table:table-cell table:formula="of:=MIN([.C50];[.G50];[.K50];[.O50];[.S50];[.W50];[.AA50];[.AE50];[.AI50];[.AM50];[.AQ50])" office:value-type="float" office:value="1.86751866340637" calcext:value-type="float">
            <text:p>1,86751866340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2080979347229" calcext:value-type="float">
            <text:p>2,208097934722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23059225082397" calcext:value-type="float">
            <text:p>2,23059225082397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55933403968811" calcext:value-type="float">
            <text:p>2,55933403968811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32613801956177" calcext:value-type="float">
            <text:p>2,32613801956177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26332783699036" calcext:value-type="float">
            <text:p>2,2633278369903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442387342453" calcext:value-type="float">
            <text:p>2,44238734245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43986701965332" calcext:value-type="float">
            <text:p>2,4398670196533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58127164840698" calcext:value-type="float">
            <text:p>2,5812716484069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67413020133972" calcext:value-type="float">
            <text:p>2,6741302013397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67347884178162" calcext:value-type="float">
            <text:p>2,6734788417816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192" calcext:value-type="float">
            <text:p>1192</text:p>
          </table:table-cell>
          <table:table-cell office:value-type="float" office:value="2.28892278671265" calcext:value-type="float">
            <text:p>2,28892278671265</text:p>
          </table:table-cell>
          <table:table-cell/>
          <table:table-cell office:value-type="string" calcext:value-type="string">
            <text:p>Janela49</text:p>
          </table:table-cell>
          <table:table-cell table:formula="of:=[.B51]" office:value-type="float" office:value="1192" calcext:value-type="float">
            <text:p>1192</text:p>
          </table:table-cell>
          <table:table-cell table:formula="of:=SUM([.C51];[.G51];[.K51];[.O51];[.S51];[.W51];[.AA51];[.AE51];[.AI51];[.AM51];[.AQ51]) / [.AW2]" office:value-type="float" office:value="2.42614072019404" calcext:value-type="float">
            <text:p>2,42614072019404</text:p>
          </table:table-cell>
          <table:table-cell table:number-columns-repeated="3"/>
          <table:table-cell table:formula="of:=MAX([.C51];[.G51];[.K51];[.O51];[.S51];[.W51];[.AA51];[.AE51];[.AI51];[.AM51];[.AQ51])" office:value-type="float" office:value="2.67413020133972" calcext:value-type="float">
            <text:p>2,67413020133972</text:p>
          </table:table-cell>
          <table:table-cell table:formula="of:=MIN([.C51];[.G51];[.K51];[.O51];[.S51];[.W51];[.AA51];[.AE51];[.AI51];[.AM51];[.AQ51])" office:value-type="float" office:value="2.2080979347229" calcext:value-type="float">
            <text:p>2,2080979347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63964486122131" calcext:value-type="float">
            <text:p>1,63964486122131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73326230049133" calcext:value-type="float">
            <text:p>1,7332623004913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8151695728302" calcext:value-type="float">
            <text:p>1,8151695728302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76562809944153" calcext:value-type="float">
            <text:p>1,7656280994415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74036526679993" calcext:value-type="float">
            <text:p>1,7403652667999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80566835403442" calcext:value-type="float">
            <text:p>1,80566835403442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87868618965149" calcext:value-type="float">
            <text:p>1,8786861896514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89234685897827" calcext:value-type="float">
            <text:p>1,8923468589782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97169327735901" calcext:value-type="float">
            <text:p>1,97169327735901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2.03441309928894" calcext:value-type="float">
            <text:p>2,0344130992889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125" calcext:value-type="float">
            <text:p>1125</text:p>
          </table:table-cell>
          <table:table-cell office:value-type="float" office:value="1.64880681037903" calcext:value-type="float">
            <text:p>1,64880681037903</text:p>
          </table:table-cell>
          <table:table-cell/>
          <table:table-cell office:value-type="string" calcext:value-type="string">
            <text:p>Janela50</text:p>
          </table:table-cell>
          <table:table-cell table:formula="of:=[.B52]" office:value-type="float" office:value="1125" calcext:value-type="float">
            <text:p>1125</text:p>
          </table:table-cell>
          <table:table-cell table:formula="of:=SUM([.C52];[.G52];[.K52];[.O52];[.S52];[.W52];[.AA52];[.AE52];[.AI52];[.AM52];[.AQ52]) / [.AW2]" office:value-type="float" office:value="1.81142588095232" calcext:value-type="float">
            <text:p>1,81142588095232</text:p>
          </table:table-cell>
          <table:table-cell table:number-columns-repeated="3"/>
          <table:table-cell table:formula="of:=MAX([.C52];[.G52];[.K52];[.O52];[.S52];[.W52];[.AA52];[.AE52];[.AI52];[.AM52];[.AQ52])" office:value-type="float" office:value="2.03441309928894" calcext:value-type="float">
            <text:p>2,03441309928894</text:p>
          </table:table-cell>
          <table:table-cell table:formula="of:=MIN([.C52];[.G52];[.K52];[.O52];[.S52];[.W52];[.AA52];[.AE52];[.AI52];[.AM52];[.AQ52])" office:value-type="float" office:value="1.63964486122131" calcext:value-type="float">
            <text:p>1,63964486122131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101.274561166763" calcext:value-type="float">
            <text:p>101,27456116676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104.789105892181" calcext:value-type="float">
            <text:p>104,78910589218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107.408768415451" calcext:value-type="float">
            <text:p>107,40876841545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105.397251844406" calcext:value-type="float">
            <text:p>105,39725184440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107.396822690964" calcext:value-type="float">
            <text:p>107,39682269096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107.675055742264" calcext:value-type="float">
            <text:p>107,67505574226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52])" office:value-type="float" office:value="109.594439506531" calcext:value-type="float">
            <text:p>109,5944395065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52])" office:value-type="float" office:value="115.550780296326" calcext:value-type="float">
            <text:p>115,55078029632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52])" office:value-type="float" office:value="111.506975650787" calcext:value-type="float">
            <text:p>111,50697565078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52])" office:value-type="float" office:value="107.907398700714" calcext:value-type="float">
            <text:p>107,90739870071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52])" office:value-type="float" office:value="108.171972036362" calcext:value-type="float">
            <text:p>108,17197203636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52])" office:value-type="float" office:value="107.879375631159" calcext:value-type="float">
            <text:p>107,879375631159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52])" office:value-type="float" office:value="123.709803819656" calcext:value-type="float">
            <text:p>123,709803819656</text:p>
          </table:table-cell>
          <table:table-cell table:formula="of:=SUM([.AZ3:.AZ52])" office:value-type="float" office:value="97.9790959358215" calcext:value-type="float">
            <text:p>97,979095935821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9:59:23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20:11:47.998000000</dc:date>
    <meta:editing-duration>PT1H35M3S</meta:editing-duration>
    <meta:editing-cycles>25</meta:editing-cycles>
    <meta:document-statistic meta:table-count="4" meta:cell-count="4254" meta:object-count="0"/>
  </office:meta>
</office:document-meta>
</file>